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07000015720000056D29BBF9E9B0568B2A.wmf" manifest:media-type="image/x-wm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4.4347in" fo:margin-left="0in" fo:margin-top="0in" fo:margin-bottom="0in" table:align="left" style:writing-mode="lr-tb"/>
    </style:style>
    <style:style style:name="Table1.A" style:family="table-column">
      <style:table-column-properties style:column-width="0.7833in"/>
    </style:style>
    <style:style style:name="Table1.B" style:family="table-column">
      <style:table-column-properties style:column-width="0.9667in"/>
    </style:style>
    <style:style style:name="Table1.C" style:family="table-column">
      <style:table-column-properties style:column-width="2.6847in"/>
    </style:style>
    <style:style style:name="Table1.1" style:family="table-row">
      <style:table-row-properties fo:keep-together="auto"/>
    </style:style>
    <style:style style:name="Table1.A1" style:family="table-cell">
      <style:table-cell-properties fo:background-color="#666699" fo:padding-left="0.075in" fo:padding-right="0.075in" fo:padding-top="0in" fo:padding-bottom="0in" fo:border="0.5pt solid #00000a">
        <style:background-image/>
      </style:table-cell-properties>
    </style:style>
    <style:style style:name="Table1.2" style:family="table-row">
      <style:table-row-properties style:min-row-height="0.2868in" fo:keep-together="auto"/>
    </style:style>
    <style:style style:name="Table1.A2" style:family="table-cell">
      <style:table-cell-properties fo:padding-left="0.075in" fo:padding-right="0.075in" fo:padding-top="0in" fo:padding-bottom="0in" fo:border="0.5pt solid #00000a"/>
    </style:style>
    <style:style style:name="Table1.B2" style:family="table-cell">
      <style:table-cell-properties fo:padding-left="0.075in" fo:padding-right="0.075in" fo:padding-top="0in" fo:padding-bottom="0in" fo:border="0.5pt solid #00000a"/>
    </style:style>
    <style:style style:name="Table1.C2" style:family="table-cell">
      <style:table-cell-properties fo:background-color="#ffffff" fo:padding-left="0.075in" fo:padding-right="0.075in" fo:padding-top="0in" fo:padding-bottom="0in" fo:border="0.5pt solid #00000a">
        <style:background-image/>
      </style:table-cell-properties>
    </style:style>
    <style:style style:name="Table1.3" style:family="table-row">
      <style:table-row-properties style:min-row-height="0.1431in" fo:keep-together="auto"/>
    </style:style>
    <style:style style:name="Table1.A3" style:family="table-cell">
      <style:table-cell-properties fo:padding-left="0.075in" fo:padding-right="0.075in" fo:padding-top="0in" fo:padding-bottom="0in" fo:border="0.5pt solid #00000a"/>
    </style:style>
    <style:style style:name="Table1.B3" style:family="table-cell">
      <style:table-cell-properties fo:padding-left="0.075in" fo:padding-right="0.075in" fo:padding-top="0in" fo:padding-bottom="0in" fo:border="0.5pt solid #00000a"/>
    </style:style>
    <style:style style:name="Table1.A4" style:family="table-cell">
      <style:table-cell-properties fo:padding-left="0.075in" fo:padding-right="0.075in" fo:padding-top="0in" fo:padding-bottom="0in" fo:border="0.5pt solid #00000a"/>
    </style:style>
    <style:style style:name="Table1.B4" style:family="table-cell">
      <style:table-cell-properties fo:padding-left="0.075in" fo:padding-right="0.075in" fo:padding-top="0in" fo:padding-bottom="0in" fo:border="0.5pt solid #00000a"/>
    </style:style>
    <style:style style:name="Table1.A5" style:family="table-cell">
      <style:table-cell-properties fo:padding-left="0.075in" fo:padding-right="0.075in" fo:padding-top="0in" fo:padding-bottom="0in" fo:border="0.5pt solid #00000a"/>
    </style:style>
    <style:style style:name="Table1.B5" style:family="table-cell">
      <style:table-cell-properties fo:padding-left="0.075in" fo:padding-right="0.075in" fo:padding-top="0in" fo:padding-bottom="0in" fo:border="0.5pt solid #00000a"/>
    </style:style>
    <style:style style:name="Table2" style:family="table">
      <style:table-properties style:width="5.325in" fo:margin-left="1.0167in" fo:margin-top="0in" fo:margin-bottom="0in" table:align="left" fo:background-color="#d3dfee" style:writing-mode="lr-tb">
        <style:background-image/>
      </style:table-properties>
    </style:style>
    <style:style style:name="Table2.A" style:family="table-column">
      <style:table-column-properties style:column-width="0.4493in"/>
    </style:style>
    <style:style style:name="Table2.B" style:family="table-column">
      <style:table-column-properties style:column-width="0.6257in"/>
    </style:style>
    <style:style style:name="Table2.C" style:family="table-column">
      <style:table-column-properties style:column-width="1.375in"/>
    </style:style>
    <style:style style:name="Table2.D" style:family="table-column">
      <style:table-column-properties style:column-width="1.4368in"/>
    </style:style>
    <style:style style:name="Table2.E" style:family="table-column">
      <style:table-column-properties style:column-width="1.4382in"/>
    </style:style>
    <style:style style:name="Table2.1" style:family="table-row">
      <style:table-row-properties style:row-height="0.9674in" fo:keep-together="always"/>
    </style:style>
    <style:style style:name="Table2.A1" style:family="table-cell">
      <style:table-cell-properties style:vertical-align="middle" fo:background-color="#ccc0d9" fo:padding-left="0.0813in" fo:padding-right="0.075in" fo:padding-top="0in" fo:padding-bottom="0in" fo:border-left="1pt solid #00000a" fo:border-right="none" fo:border-top="1pt solid #00000a" fo:border-bottom="1pt solid #7ba0cd" style:writing-mode="lr-tb">
        <style:background-image/>
      </style:table-cell-properties>
    </style:style>
    <style:style style:name="Table2.B1" style:family="table-cell">
      <style:table-cell-properties style:vertical-align="middle" fo:background-color="#ccc0d9" fo:padding-left="0.0813in" fo:padding-right="0.075in" fo:padding-top="0in" fo:padding-bottom="0in" fo:border-left="none" fo:border-right="1pt solid #00000a" fo:border-top="1pt solid #00000a" fo:border-bottom="1pt solid #8064a2" style:writing-mode="lr-tb">
        <style:background-image/>
      </style:table-cell-properties>
    </style:style>
    <style:style style:name="Table2.C1" style:family="table-cell">
      <style:table-cell-properties style:vertical-align="middle" fo:background-color="#ddd9c3" fo:padding-left="0.0813in" fo:padding-right="0.075in" fo:padding-top="0in" fo:padding-bottom="0in" fo:border-left="1pt solid #00000a" fo:border-right="1pt solid #7ba0cd" fo:border-top="1pt solid #00000a" fo:border-bottom="1pt solid #8064a2">
        <style:background-image/>
      </style:table-cell-properties>
    </style:style>
    <style:style style:name="Table2.D1" style:family="table-cell">
      <style:table-cell-properties style:vertical-align="middle" fo:background-color="#fbd4b4" fo:padding-left="0.0813in" fo:padding-right="0.075in" fo:padding-top="0in" fo:padding-bottom="0in" fo:border-left="1pt solid #7ba0cd" fo:border-right="1pt solid #7ba0cd" fo:border-top="1pt solid #00000a" fo:border-bottom="1pt solid #8064a2">
        <style:background-image/>
      </style:table-cell-properties>
    </style:style>
    <style:style style:name="Table2.E1" style:family="table-cell">
      <style:table-cell-properties style:vertical-align="middle" fo:background-color="#fabf8f" fo:padding-left="0.0813in" fo:padding-right="0.075in" fo:padding-top="0in" fo:padding-bottom="0in" fo:border-left="1pt solid #7ba0cd" fo:border-right="1pt solid #00000a" fo:border-top="1pt solid #00000a" fo:border-bottom="1pt solid #8064a2">
        <style:background-image/>
      </style:table-cell-properties>
    </style:style>
    <style:style style:name="Table2.2" style:family="table-row">
      <style:table-row-properties style:row-height="0.8549in" fo:keep-together="always"/>
    </style:style>
    <style:style style:name="Table2.B2" style:family="table-cell">
      <style:table-cell-properties style:vertical-align="middle" fo:background-color="#ccc0d9" fo:padding-left="0.0813in" fo:padding-right="0.075in" fo:padding-top="0in" fo:padding-bottom="0in" fo:border-left="none" fo:border-right="1pt solid #00000a" fo:border-top="1pt solid #8064a2" fo:border-bottom="1pt solid #8064a2" style:writing-mode="lr-tb">
        <style:background-image/>
      </style:table-cell-properties>
    </style:style>
    <style:style style:name="Table2.C2" style:family="table-cell">
      <style:table-cell-properties style:vertical-align="middle" fo:background-color="#eaf1dd" fo:padding-left="0.0813in" fo:padding-right="0.075in" fo:padding-top="0in" fo:padding-bottom="0in" fo:border-left="1pt solid #00000a" fo:border-right="1pt solid #7ba0cd" fo:border-top="1pt solid #8064a2" fo:border-bottom="1pt solid #8064a2">
        <style:background-image/>
      </style:table-cell-properties>
    </style:style>
    <style:style style:name="Table2.D2" style:family="table-cell">
      <style:table-cell-properties style:vertical-align="middle" fo:background-color="#eeece1" fo:padding-left="0.0813in" fo:padding-right="0.075in" fo:padding-top="0in" fo:padding-bottom="0in" fo:border-left="1pt solid #7ba0cd" fo:border-right="1pt solid #7ba0cd" fo:border-top="1pt solid #8064a2" fo:border-bottom="1pt solid #8064a2">
        <style:background-image/>
      </style:table-cell-properties>
    </style:style>
    <style:style style:name="Table2.E2" style:family="table-cell">
      <style:table-cell-properties style:vertical-align="middle" fo:background-color="#fde9d9" fo:padding-left="0.0813in" fo:padding-right="0.075in" fo:padding-top="0in" fo:padding-bottom="0in" fo:border-left="1pt solid #7ba0cd" fo:border-right="1pt solid #00000a" fo:border-top="1pt solid #8064a2" fo:border-bottom="1pt solid #8064a2">
        <style:background-image/>
      </style:table-cell-properties>
    </style:style>
    <style:style style:name="Table2.3" style:family="table-row">
      <style:table-row-properties style:row-height="0.8736in" fo:keep-together="always"/>
    </style:style>
    <style:style style:name="Table2.B3" style:family="table-cell">
      <style:table-cell-properties style:vertical-align="middle" fo:background-color="#ccc0d9" fo:padding-left="0.0813in" fo:padding-right="0.075in" fo:padding-top="0in" fo:padding-bottom="0in" fo:border-left="none" fo:border-right="1pt solid #00000a" fo:border-top="1pt solid #8064a2" fo:border-bottom="1pt solid #00000a" style:writing-mode="lr-tb">
        <style:background-image/>
      </style:table-cell-properties>
    </style:style>
    <style:style style:name="Table2.C3" style:family="table-cell">
      <style:table-cell-properties style:vertical-align="middle" fo:background-color="#c2d69b" fo:padding-left="0.0813in" fo:padding-right="0.075in" fo:padding-top="0in" fo:padding-bottom="0in" fo:border-left="1pt solid #00000a" fo:border-right="1pt solid #7ba0cd" fo:border-top="1pt solid #8064a2" fo:border-bottom="1pt solid #00000a">
        <style:background-image/>
      </style:table-cell-properties>
    </style:style>
    <style:style style:name="Table2.D3" style:family="table-cell">
      <style:table-cell-properties style:vertical-align="middle" fo:background-color="#d6e3bc" fo:padding-left="0.0813in" fo:padding-right="0.075in" fo:padding-top="0in" fo:padding-bottom="0in" fo:border-left="1pt solid #7ba0cd" fo:border-right="1pt solid #7ba0cd" fo:border-top="1pt solid #8064a2" fo:border-bottom="1pt solid #00000a">
        <style:background-image/>
      </style:table-cell-properties>
    </style:style>
    <style:style style:name="Table2.E3" style:family="table-cell">
      <style:table-cell-properties style:vertical-align="middle" fo:background-color="#c4bc96" fo:padding-left="0.0813in" fo:padding-right="0.075in" fo:padding-top="0in" fo:padding-bottom="0in" fo:border-left="1pt solid #7ba0cd" fo:border-right="1pt solid #00000a" fo:border-top="1pt solid #8064a2" fo:border-bottom="1pt solid #00000a">
        <style:background-image/>
      </style:table-cell-properties>
    </style:style>
    <style:style style:name="Table2.4" style:family="table-row">
      <style:table-row-properties fo:keep-together="auto"/>
    </style:style>
    <style:style style:name="Table2.A4" style:family="table-cell">
      <style:table-cell-properties fo:background-color="#ffffff" fo:padding-left="0.0813in" fo:padding-right="0.075in" fo:padding-top="0in" fo:padding-bottom="0in" fo:border-left="none" fo:border-right="none" fo:border-top="1pt solid #00000a" fo:border-bottom="none">
        <style:background-image/>
      </style:table-cell-properties>
    </style:style>
    <style:style style:name="Table2.B4" style:family="table-cell">
      <style:table-cell-properties fo:background-color="#ffffff" fo:padding-left="0.0813in" fo:padding-right="0.075in" fo:padding-top="0in" fo:padding-bottom="0in" fo:border-left="none" fo:border-right="1pt solid #00000a" fo:border-top="1pt solid #00000a" fo:border-bottom="none">
        <style:background-image/>
      </style:table-cell-properties>
    </style:style>
    <style:style style:name="Table2.C4" style:family="table-cell">
      <style:table-cell-properties fo:background-color="#b8cce4" fo:padding-left="0.0813in" fo:padding-right="0.075in" fo:padding-top="0in" fo:padding-bottom="0in" fo:border-left="1pt solid #00000a" fo:border-right="1pt solid #7ba0cd" fo:border-top="1pt solid #00000a" fo:border-bottom="none">
        <style:background-image/>
      </style:table-cell-properties>
    </style:style>
    <style:style style:name="Table2.D4" style:family="table-cell">
      <style:table-cell-properties fo:background-color="#b8cce4" fo:padding-left="0.0813in" fo:padding-right="0.075in" fo:padding-top="0in" fo:padding-bottom="0in" fo:border-left="1pt solid #7ba0cd" fo:border-right="1pt solid #7ba0cd" fo:border-top="1pt solid #00000a" fo:border-bottom="none">
        <style:background-image/>
      </style:table-cell-properties>
    </style:style>
    <style:style style:name="Table2.E4" style:family="table-cell">
      <style:table-cell-properties fo:background-color="#b8cce4" fo:padding-left="0.0813in" fo:padding-right="0.075in" fo:padding-top="0in" fo:padding-bottom="0in" fo:border-left="1pt solid #7ba0cd" fo:border-right="1pt solid #00000a" fo:border-top="1pt solid #00000a" fo:border-bottom="none">
        <style:background-image/>
      </style:table-cell-properties>
    </style:style>
    <style:style style:name="Table2.5" style:family="table-row">
      <style:table-row-properties style:min-row-height="0.25in" fo:keep-together="auto"/>
    </style:style>
    <style:style style:name="Table2.A5" style:family="table-cell">
      <style:table-cell-properties fo:background-color="#ffffff" fo:padding-left="0.0813in" fo:padding-right="0.075in" fo:padding-top="0in" fo:padding-bottom="0in" fo:border="none">
        <style:background-image/>
      </style:table-cell-properties>
    </style:style>
    <style:style style:name="Table2.B5" style:family="table-cell">
      <style:table-cell-properties fo:background-color="#ffffff" fo:padding-left="0.0813in" fo:padding-right="0.075in" fo:padding-top="0in" fo:padding-bottom="0in" fo:border-left="none" fo:border-right="1pt solid #00000a" fo:border-top="none" fo:border-bottom="none">
        <style:background-image/>
      </style:table-cell-properties>
    </style:style>
    <style:style style:name="Table2.C5" style:family="table-cell">
      <style:table-cell-properties style:vertical-align="bottom" fo:background-color="#b8cce4" fo:padding-left="0.0813in" fo:padding-right="0.075in" fo:padding-top="0in" fo:padding-bottom="0in" fo:border-left="1pt solid #00000a" fo:border-right="1pt solid #00000a" fo:border-top="none" fo:border-bottom="1pt solid #00000a">
        <style:background-image/>
      </style:table-cell-properties>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padding="0in" fo:border="none"/>
    </style:style>
    <style:style style:name="P3" style:family="paragraph" style:parent-style-name="Standard">
      <style:paragraph-properties fo:padding="0in" fo:border="none"/>
    </style:style>
    <style:style style:name="P4" style:family="paragraph" style:parent-style-name="Footer">
      <style:paragraph-properties fo:margin-left="5in" fo:margin-right="0in" fo:text-indent="1in" style:auto-text-indent="false"/>
    </style:style>
    <style:style style:name="P5" style:family="paragraph" style:parent-style-name="Standard">
      <style:text-properties style:font-name="Calibri" fo:font-weight="bold" style:font-weight-asian="bold" style:font-name-complex="Calibri1"/>
    </style:style>
    <style:style style:name="P6" style:family="paragraph" style:parent-style-name="Standard">
      <style:text-properties style:font-name="Calibri" fo:font-weight="bold" style:font-name-asian="Calibri1" style:font-weight-asian="bold"/>
    </style:style>
    <style:style style:name="P7" style:family="paragraph" style:parent-style-name="Standard">
      <style:text-properties style:font-name="Calibri" style:font-name-complex="Calibri1"/>
    </style:style>
    <style:style style:name="P8" style:family="paragraph" style:parent-style-name="Standard">
      <style:text-properties style:font-name="Calibri" fo:font-size="11pt" style:font-size-asian="11pt" style:font-name-complex="Calibri1" style:font-size-complex="11pt" style:font-weight-complex="bold"/>
    </style:style>
    <style:style style:name="P9" style:family="paragraph" style:parent-style-name="Standard">
      <style:text-properties style:font-name="Calibri" style:font-name-asian="Calibri1"/>
    </style:style>
    <style:style style:name="P10" style:family="paragraph" style:parent-style-name="Standard">
      <style:paragraph-properties fo:text-align="center" style:justify-single-word="false"/>
      <style:text-properties style:font-name="Calibri" style:font-name-asian="Calibri1"/>
    </style:style>
    <style:style style:name="P11" style:family="paragraph" style:parent-style-name="Standard">
      <style:paragraph-properties fo:text-align="center" style:justify-single-word="false"/>
      <style:text-properties style:font-name="Calibri" fo:font-size="20pt" style:font-name-asian="Calibri1" style:font-size-asian="20pt" style:font-size-complex="20pt"/>
    </style:style>
    <style:style style:name="P12" style:family="paragraph" style:parent-style-name="Standard">
      <style:text-properties fo:color="#00b050"/>
    </style:style>
    <style:style style:name="P13" style:family="paragraph" style:parent-style-name="Standard">
      <style:paragraph-properties fo:margin-top="0.028in" fo:margin-bottom="0.028in" loext:contextual-spacing="false"/>
      <style:text-properties style:font-name="Calibri" fo:font-size="11pt" style:font-size-asian="11pt" style:font-name-complex="Calibri1" style:font-size-complex="11pt"/>
    </style:style>
    <style:style style:name="P14" style:family="paragraph" style:parent-style-name="Standard">
      <style:paragraph-properties fo:margin-left="0.25in" fo:margin-right="0in" fo:text-indent="0in" style:auto-text-indent="false"/>
    </style:style>
    <style:style style:name="P15" style:family="paragraph" style:parent-style-name="Standard">
      <style:paragraph-properties fo:margin-left="0.5in" fo:margin-right="0in" fo:text-indent="0in" style:auto-text-indent="false"/>
    </style:style>
    <style:style style:name="P16" style:family="paragraph" style:parent-style-name="Standard">
      <style:paragraph-properties fo:margin-left="1.25in" fo:margin-right="0in" fo:text-indent="0in" style:auto-text-indent="false"/>
    </style:style>
    <style:style style:name="P17" style:family="paragraph" style:parent-style-name="Standard">
      <style:paragraph-properties fo:margin-left="0.75in" fo:margin-right="0in" fo:text-indent="0in" style:auto-text-indent="false"/>
    </style:style>
    <style:style style:name="P18" style:family="paragraph" style:parent-style-name="Standard">
      <style:paragraph-properties fo:margin-left="0.3126in" fo:margin-right="0in" fo:margin-top="0.028in" fo:margin-bottom="0.028in" loext:contextual-spacing="false" fo:text-indent="0in" style:auto-text-indent="false"/>
    </style:style>
    <style:style style:name="P19" style:family="paragraph" style:parent-style-name="Standard">
      <style:paragraph-properties fo:margin-left="0.0783in" fo:margin-right="0.0783in" fo:text-align="center" style:justify-single-word="false" fo:text-indent="0in" style:auto-text-indent="false"/>
      <style:text-properties style:font-name="Calibri" style:font-name-asian="Calibri1" style:text-rotation-angle="90" style:text-rotation-scale="line-height"/>
    </style:style>
    <style:style style:name="P20" style:family="paragraph" style:parent-style-name="Contents_20_1">
      <style:paragraph-properties>
        <style:tab-stops>
          <style:tab-stop style:position="0.2528in"/>
          <style:tab-stop style:position="6.3681in" style:type="right" style:leader-style="dotted" style:leader-text="."/>
        </style:tab-stops>
      </style:paragraph-properties>
    </style:style>
    <style:style style:name="P21" style:family="paragraph" style:parent-style-name="Contents_20_1">
      <style:paragraph-properties>
        <style:tab-stops>
          <style:tab-stop style:position="0.2638in"/>
          <style:tab-stop style:position="6.3681in" style:type="right" style:leader-style="dotted" style:leader-text="."/>
        </style:tab-stops>
      </style:paragraph-properties>
    </style:style>
    <style:style style:name="P22" style:family="paragraph" style:parent-style-name="PSA_20_-_20_Paragraph_20_Text">
      <style:paragraph-properties fo:margin-left="0in" fo:margin-right="0in" fo:text-indent="0in" style:auto-text-indent="false"/>
      <style:text-properties style:font-name="Calibri" fo:font-size="12pt" style:font-size-asian="12pt" style:font-name-complex="Calibri1" style:font-size-complex="12pt"/>
    </style:style>
    <style:style style:name="P23" style:family="paragraph" style:parent-style-name="PSA_20_-_20_Paragraph_20_Text">
      <style:paragraph-properties fo:margin-left="0in" fo:margin-right="0in" fo:text-align="center" style:justify-single-word="false" fo:text-indent="0in" style:auto-text-indent="false"/>
      <style:text-properties style:font-name="Calibri" fo:font-size="12pt" style:font-size-asian="12pt" style:font-name-complex="Calibri1" style:font-size-complex="12pt"/>
    </style:style>
    <style:style style:name="P24" style:family="paragraph" style:parent-style-name="PSA_20_-_20_Title_20_BAR">
      <style:paragraph-properties fo:margin-left="0in" fo:margin-right="0in" fo:text-indent="0in" style:auto-text-indent="false"/>
      <style:text-properties style:font-name="Calibri" fo:font-size="12pt" style:font-size-asian="12pt" style:font-name-complex="Calibri1" style:font-size-complex="12pt"/>
    </style:style>
    <style:style style:name="P25" style:family="paragraph" style:parent-style-name="PSA_20_-_20_Title_20_Text">
      <style:paragraph-properties fo:margin-left="0in" fo:margin-right="0in" fo:text-align="start" style:justify-single-word="false" fo:text-indent="0in" style:auto-text-indent="false"/>
      <style:text-properties style:font-name="Calibri" fo:font-size="12pt" fo:font-style="italic" style:font-size-asian="12pt" style:font-style-asian="italic" style:font-name-complex="Calibri1" style:font-size-complex="12pt"/>
    </style:style>
    <style:style style:name="P26" style:family="paragraph" style:parent-style-name="PSA_20_-_20_Title_20_Text">
      <style:paragraph-properties fo:margin-left="0in" fo:margin-right="0in" fo:text-indent="0in" style:auto-text-indent="false"/>
      <style:text-properties style:font-name="Calibri" fo:font-size="12pt" style:font-size-asian="12pt" style:font-name-complex="Calibri1" style:font-size-complex="12pt"/>
    </style:style>
    <style:style style:name="P27" style:family="paragraph" style:parent-style-name="PSA_20_-_20_Title_20_Text">
      <style:paragraph-properties fo:margin-left="0in" fo:margin-right="0in" fo:text-indent="0in" style:auto-text-indent="false"/>
      <style:text-properties style:font-name="Calibri" fo:font-size="11pt" style:font-size-asian="11pt" style:font-name-complex="Calibri1" style:font-size-complex="12pt"/>
    </style:style>
    <style:style style:name="P28" style:family="paragraph" style:parent-style-name="PSA_20_-_20_Title_20_Text">
      <style:paragraph-properties fo:margin-left="0in" fo:margin-right="0in" fo:text-indent="0in" style:auto-text-indent="false"/>
      <style:text-properties style:font-name="Calibri" fo:font-size="20pt" style:font-size-asian="20pt" style:font-name-complex="Calibri1" style:font-size-complex="12pt"/>
    </style:style>
    <style:style style:name="P29" style:family="paragraph" style:parent-style-name="PSA_20_-_20_Title_20_Text">
      <style:paragraph-properties fo:margin-left="0in" fo:margin-right="0in" fo:text-indent="0in" style:auto-text-indent="false" fo:break-before="page"/>
      <style:text-properties style:font-name="Calibri" fo:font-size="12pt" style:font-size-asian="12pt" style:font-name-complex="Calibri1" style:font-size-complex="12pt"/>
    </style:style>
    <style:style style:name="P30" style:family="paragraph" style:parent-style-name="Contents_20_3">
      <style:paragraph-properties>
        <style:tab-stops>
          <style:tab-stop style:position="0.4965in"/>
          <style:tab-stop style:position="6.3681in" style:type="right" style:leader-style="dotted" style:leader-text="."/>
        </style:tab-stops>
      </style:paragraph-properties>
    </style:style>
    <style:style style:name="P31" style:family="paragraph" style:parent-style-name="PSA_20_-_20_Title_20_Text">
      <style:paragraph-properties fo:margin-left="2.5in" fo:margin-right="0in" fo:text-align="center" style:justify-single-word="false" fo:text-indent="0.5in" style:auto-text-indent="false"/>
      <style:text-properties style:font-name="Calibri" fo:font-size="20pt" style:font-size-asian="20pt" style:font-name-complex="Calibri1" style:font-size-complex="12pt"/>
    </style:style>
    <style:style style:name="P32" style:family="paragraph" style:parent-style-name="Contents_20_2">
      <style:paragraph-properties>
        <style:tab-stops>
          <style:tab-stop style:position="0.3646in"/>
          <style:tab-stop style:position="6.3681in" style:type="right" style:leader-style="dotted" style:leader-text="."/>
        </style:tab-stops>
      </style:paragraph-properties>
    </style:style>
    <style:style style:name="P33" style:family="paragraph" style:parent-style-name="Contents_20_2">
      <style:paragraph-properties>
        <style:tab-stops>
          <style:tab-stop style:position="0.3756in"/>
          <style:tab-stop style:position="6.3681in" style:type="right" style:leader-style="dotted" style:leader-text="."/>
        </style:tab-stops>
      </style:paragraph-properties>
    </style:style>
    <style:style style:name="P34" style:family="paragraph" style:parent-style-name="List_20_Paragraph">
      <style:paragraph-properties fo:margin-left="1.5in" fo:margin-right="0in" fo:text-indent="0in" style:auto-text-indent="false"/>
    </style:style>
    <style:style style:name="P35" style:family="paragraph" style:parent-style-name="List_20_Paragraph">
      <style:paragraph-properties fo:margin-left="1.5in" fo:margin-right="0in" fo:text-indent="0in" style:auto-text-indent="false"/>
      <style:text-properties fo:background-color="#ffff00"/>
    </style:style>
    <style:style style:name="P36" style:family="paragraph" style:parent-style-name="Standard">
      <style:text-properties style:font-name="Calibri" fo:font-weight="bold" style:font-weight-asian="bold" style:font-name-complex="Calibri1"/>
    </style:style>
    <style:style style:name="P37" style:family="paragraph" style:parent-style-name="Standard">
      <style:paragraph-properties fo:text-align="center" style:justify-single-word="false"/>
      <style:text-properties style:font-name="Calibri" fo:font-weight="bold" style:font-name-asian="Calibri1" style:font-weight-asian="bold"/>
    </style:style>
    <style:style style:name="P38" style:family="paragraph" style:parent-style-name="Standard">
      <style:text-properties style:font-name="Calibri" fo:font-size="11pt" style:font-size-asian="11pt" style:font-name-complex="Calibri1" style:font-size-complex="11pt" style:font-weight-complex="bold"/>
    </style:style>
    <style:style style:name="P39" style:family="paragraph" style:parent-style-name="Standard">
      <style:paragraph-properties fo:text-align="center" style:justify-single-word="false"/>
      <style:text-properties style:font-name="Calibri" fo:font-style="italic" style:font-name-asian="Calibri1" style:font-style-asian="italic" style:text-rotation-angle="90" style:text-rotation-scale="line-height"/>
    </style:style>
    <style:style style:name="P40" style:family="paragraph" style:parent-style-name="Standard">
      <style:paragraph-properties fo:text-align="center" style:justify-single-word="false"/>
      <style:text-properties style:font-name="Calibri" fo:font-style="italic" style:font-name-asian="Calibri1" style:font-style-asian="italic"/>
    </style:style>
    <style:style style:name="P41" style:family="paragraph" style:parent-style-name="Standard">
      <style:paragraph-properties fo:text-align="center" style:justify-single-word="false"/>
      <style:text-properties style:font-name="Calibri" fo:font-size="20pt" style:font-name-asian="Calibri1" style:font-size-asian="20pt" style:font-size-complex="20pt"/>
    </style:style>
    <style:style style:name="P42" style:family="paragraph" style:parent-style-name="Standard">
      <style:text-properties fo:color="#00b050"/>
    </style:style>
    <style:style style:name="P43" style:family="paragraph" style:parent-style-name="Standard" style:list-style-name="WWNum20">
      <style:paragraph-properties>
        <style:tab-stops>
          <style:tab-stop style:position="0.5in"/>
        </style:tab-stops>
      </style:paragraph-properties>
    </style:style>
    <style:style style:name="P44" style:family="paragraph" style:parent-style-name="Standard">
      <style:text-properties fo:color="#000000"/>
    </style:style>
    <style:style style:name="P45" style:family="paragraph" style:parent-style-name="Standard">
      <style:paragraph-properties fo:margin-top="0.028in" fo:margin-bottom="0.028in" loext:contextual-spacing="false"/>
      <style:text-properties style:font-name="Calibri" fo:font-size="11pt" style:font-size-asian="11pt" style:font-name-complex="Calibri1" style:font-size-complex="11pt"/>
    </style:style>
    <style:style style:name="P46" style:family="paragraph" style:parent-style-name="Standard">
      <style:paragraph-properties fo:margin-left="0.75in" fo:margin-right="0in" fo:text-indent="0in" style:auto-text-indent="false"/>
      <style:text-properties fo:font-style="italic" fo:font-weight="bold" style:font-style-asian="italic" style:font-weight-asian="bold"/>
    </style:style>
    <style:style style:name="P47" style:family="paragraph" style:parent-style-name="Standard">
      <style:paragraph-properties fo:margin-left="0.0783in" fo:margin-right="0.0783in" fo:text-align="center" style:justify-single-word="false" fo:text-indent="0in" style:auto-text-indent="false"/>
      <style:text-properties style:font-name="Calibri" fo:font-weight="bold" style:font-name-asian="Calibri1" style:font-weight-asian="bold" style:text-rotation-angle="90" style:text-rotation-scale="line-height"/>
    </style:style>
    <style:style style:name="P48" style:family="paragraph" style:parent-style-name="Standard" style:master-page-name="Converted2">
      <style:paragraph-properties style:page-number="auto"/>
      <style:text-properties style:font-name="Calibri" style:font-name-complex="Calibri1"/>
    </style:style>
    <style:style style:name="P49" style:family="paragraph" style:parent-style-name="Heading_20_1" style:list-style-name="WWNum1"/>
    <style:style style:name="P50" style:family="paragraph" style:parent-style-name="Heading_20_1" style:list-style-name="WWNum1">
      <style:text-properties style:font-name="Calibri" style:font-name-complex="Calibri1"/>
    </style:style>
    <style:style style:name="P51" style:family="paragraph" style:parent-style-name="Heading_20_3" style:list-style-name="WWNum1"/>
    <style:style style:name="P52" style:family="paragraph" style:parent-style-name="Heading_20_2" style:list-style-name="WWNum1"/>
    <style:style style:name="P53" style:family="paragraph" style:parent-style-name="Heading_20_2" style:list-style-name="WWNum1">
      <style:paragraph-properties fo:margin-left="0.55in" fo:margin-right="0in" fo:text-indent="0in" style:auto-text-indent="false">
        <style:tab-stops>
          <style:tab-stop style:position="0.55in"/>
        </style:tab-stops>
      </style:paragraph-properties>
      <style:text-properties style:font-name="Calibri" style:font-name-complex="Calibri1"/>
    </style:style>
    <style:style style:name="P54" style:family="paragraph" style:parent-style-name="PSA_20_-_20_Paragraph_20_Text">
      <style:paragraph-properties fo:margin-left="0in" fo:margin-right="0in" fo:text-indent="0in" style:auto-text-indent="false"/>
      <style:text-properties style:font-name="Calibri" fo:font-size="12pt" style:font-size-asian="12pt" style:font-name-complex="Calibri1" style:font-size-complex="12pt"/>
    </style:style>
    <style:style style:name="P55" style:family="paragraph" style:parent-style-name="PSA_20_-_20_Paragraph_20_Text">
      <style:paragraph-properties fo:margin-left="0in" fo:margin-right="0in" fo:text-align="center" style:justify-single-word="false" fo:text-indent="0in" style:auto-text-indent="false"/>
      <style:text-properties style:font-name="Calibri" fo:font-size="12pt" style:font-size-asian="12pt" style:font-name-complex="Calibri1" style:font-size-complex="12pt"/>
    </style:style>
    <style:style style:name="P56" style:family="paragraph" style:parent-style-name="PSA_20_-_20_Table_20_Heading">
      <style:paragraph-properties fo:margin-left="0in" fo:margin-right="0in" fo:text-align="center" style:justify-single-word="false" fo:text-indent="0in" style:auto-text-indent="false"/>
      <style:text-properties style:font-name="Calibri" fo:font-size="12pt" style:font-size-asian="12pt" style:font-name-complex="Calibri1" style:font-size-complex="12pt"/>
    </style:style>
    <style:style style:name="P57" style:family="paragraph" style:parent-style-name="PSA_20_-_20_Bold_20_Black_20_Heading" style:master-page-name="First_20_Page">
      <style:paragraph-properties fo:margin-left="-0.1252in" fo:margin-right="0in" fo:text-indent="0in" style:auto-text-indent="false" style:page-number="auto"/>
      <style:text-properties style:font-name="Calibri" fo:font-size="12pt" style:font-size-asian="12pt" style:font-name-complex="Calibri1" style:font-size-complex="12pt"/>
    </style:style>
    <style:style style:name="P58" style:family="paragraph" style:parent-style-name="PSA_20_-_20_Bold_20_Black_20_Heading">
      <style:paragraph-properties fo:margin-left="0.5in" fo:margin-right="0in" fo:text-indent="0.25in" style:auto-text-indent="false" fo:break-before="page"/>
      <style:text-properties style:font-name="Calibri" fo:font-size="12pt" style:font-size-asian="12pt" style:font-name-complex="Calibri1" style:font-size-complex="12pt"/>
    </style:style>
    <style:style style:name="P59" style:family="paragraph" style:parent-style-name="PSA_20_-_20_Title_20_Text">
      <style:paragraph-properties fo:margin-left="0in" fo:margin-right="0in" fo:text-indent="0in" style:auto-text-indent="false"/>
      <style:text-properties style:font-name="Calibri" fo:font-size="20pt" style:font-size-asian="20pt" style:font-name-complex="Calibri1" style:font-size-complex="12pt"/>
    </style:style>
    <style:style style:name="P60" style:family="paragraph" style:parent-style-name="PSA_20_-_20_Title_20_Text">
      <style:paragraph-properties fo:margin-left="0in" fo:margin-right="0in" fo:text-align="center" style:justify-single-word="false" fo:text-indent="0in" style:auto-text-indent="false"/>
      <style:text-properties style:font-name="Calibri" fo:font-size="20pt" style:font-size-asian="20pt" style:font-name-complex="Calibri1" style:font-size-complex="12pt"/>
    </style:style>
    <style:style style:name="P61" style:family="paragraph" style:parent-style-name="PSA_20_-_20_Title_20_Text">
      <style:paragraph-properties fo:margin-left="4.5in" fo:margin-right="0in" fo:text-align="center" style:justify-single-word="false" fo:text-indent="0in" style:auto-text-indent="false"/>
      <style:text-properties style:font-name="Calibri" fo:font-size="20pt" style:font-size-asian="20pt" style:font-name-complex="Calibri1" style:font-size-complex="12pt"/>
    </style:style>
    <style:style style:name="P62" style:family="paragraph" style:parent-style-name="PSA_20_-_20_Title_20_Text">
      <style:paragraph-properties fo:margin-left="4in" fo:margin-right="0in" fo:text-align="center" style:justify-single-word="false" fo:text-indent="0.5in" style:auto-text-indent="false"/>
      <style:text-properties style:font-name="Calibri" fo:font-size="20pt" style:font-size-asian="20pt" style:font-name-complex="Calibri1" style:font-size-complex="12pt"/>
    </style:style>
    <style:style style:name="P63" style:family="paragraph" style:parent-style-name="Contents_20_1">
      <style:paragraph-properties>
        <style:tab-stops>
          <style:tab-stop style:position="5.9929in" style:type="right" style:leader-style="dotted" style:leader-text="."/>
        </style:tab-stops>
      </style:paragraph-properties>
      <style:text-properties style:font-name="Calibri" fo:font-size="12pt" style:font-size-asian="12pt" style:font-name-complex="Calibri1" style:font-size-complex="12pt"/>
    </style:style>
    <style:style style:name="P64" style:family="paragraph" style:parent-style-name="List_20_Paragraph" style:list-style-name="WWNum16"/>
    <style:style style:name="P65" style:family="paragraph" style:parent-style-name="List_20_Paragraph" style:list-style-name="WWNum11"/>
    <style:style style:name="P66" style:family="paragraph" style:parent-style-name="List_20_Paragraph" style:list-style-name="WWNum12"/>
    <style:style style:name="P67" style:family="paragraph" style:parent-style-name="List_20_Paragraph" style:list-style-name="WWNum19"/>
    <style:style style:name="P68" style:family="paragraph" style:parent-style-name="List_20_Paragraph" style:list-style-name="WWNum12">
      <style:text-properties fo:color="#ff0000"/>
    </style:style>
    <style:style style:name="P69" style:family="paragraph" style:parent-style-name="List_20_Paragraph" style:list-style-name="WWNum12">
      <style:text-properties fo:font-weight="bold" style:font-weight-asian="bold"/>
    </style:style>
    <style:style style:name="P70" style:family="paragraph" style:parent-style-name="List_20_Paragraph" style:list-style-name="WWNum21">
      <style:text-properties fo:color="#000000"/>
    </style:style>
    <style:style style:name="P71" style:family="paragraph" style:parent-style-name="List_20_Paragraph" style:list-style-name="WWNum23">
      <style:text-properties fo:color="#000000"/>
    </style:style>
    <style:style style:name="T1" style:family="text">
      <style:text-properties style:font-name="Calibri" fo:font-size="12pt" style:font-size-asian="12pt" style:font-name-complex="Calibri1" style:font-size-complex="12pt"/>
    </style:style>
    <style:style style:name="T2" style:family="text">
      <style:text-properties style:font-name="Calibri" fo:font-weight="bold" style:font-name-asian="Calibri1" style:font-weight-asian="bold"/>
    </style:style>
    <style:style style:name="T3" style:family="text">
      <style:text-properties style:font-name="Calibri" style:font-name-complex="Calibri1"/>
    </style:style>
    <style:style style:name="T4" style:family="text">
      <style:text-properties style:font-name="Calibri" style:font-name-asian="Calibri1"/>
    </style:style>
    <style:style style:name="T5" style:family="text">
      <style:text-properties style:font-name="Garamond"/>
    </style:style>
    <style:style style:name="T6" style:family="text">
      <style:text-properties style:font-name="Garamond" style:font-name-complex="Calibri1"/>
    </style:style>
    <style:style style:name="T7" style:family="text">
      <style:text-properties fo:font-variant="normal" fo:text-transform="none" style:font-name="Calibri"/>
    </style:style>
    <style:style style:name="T8" style:family="text">
      <style:text-properties fo:font-variant="normal" fo:text-transform="none" style:font-name="Calibri" style:text-underline-style="none" fo:font-weight="normal" style:font-weight-asian="normal" style:font-weight-complex="normal"/>
    </style:style>
    <style:style style:name="T9" style:family="text">
      <style:text-properties fo:font-variant="normal" fo:text-transform="none" style:font-name="Calibri" fo:font-weight="normal" style:font-weight-asian="normal" style:font-weight-complex="normal"/>
    </style:style>
    <style:style style:name="T10" style:family="text">
      <style:text-properties style:font-name-complex="Calibri1"/>
    </style:style>
    <style:style style:name="T11" style:family="text">
      <style:text-properties text:display="true"/>
    </style:style>
    <style:style style:name="T12" style:family="text">
      <style:text-properties fo:color="#00b050"/>
    </style:style>
    <style:style style:name="T13" style:family="text">
      <style:text-properties fo:font-style="italic" fo:font-weight="bold" style:font-style-asian="italic" style:font-weight-asian="bold"/>
    </style:style>
    <style:style style:name="T14" style:family="text">
      <style:text-properties fo:color="#ff0000"/>
    </style:style>
    <style:style style:name="T15" style:family="text">
      <style:text-properties fo:font-weight="bold" style:font-weight-asian="bold"/>
    </style:style>
    <style:style style:name="T16" style:family="text">
      <style:text-properties fo:color="#000000" fo:font-style="italic" style:font-style-asian="italic"/>
    </style:style>
    <style:style style:name="T17" style:family="text">
      <style:text-properties fo:color="#000000" fo:font-style="italic" fo:font-weight="bold" style:font-style-asian="italic" style:font-weight-asian="bold"/>
    </style:style>
    <style:style style:name="T18" style:family="text">
      <style:text-properties fo:color="#000000" fo:font-size="11pt" style:font-size-asian="11pt" style:font-size-complex="11pt"/>
    </style:style>
    <style:style style:name="T19" style:family="text">
      <style:text-properties fo:color="#000000" fo:font-size="11pt" style:font-size-asian="11pt" style:font-size-complex="11pt" style:font-weight-complex="bold"/>
    </style:style>
    <style:style style:name="T20" style:family="text">
      <style:text-properties fo:color="#000000" fo:font-size="11pt" fo:font-weight="bold" style:font-size-asian="11pt" style:font-weight-asian="bold" style:font-size-complex="11pt" style:font-weight-complex="bold"/>
    </style:style>
    <style:style style:name="T21" style:family="text">
      <style:text-properties fo:color="#000000" style:font-name="Segoe UI" fo:font-size="11pt" style:font-size-asian="11pt" style:font-name-complex="Segoe UI1" style:font-size-complex="11pt"/>
    </style:style>
    <style:style style:name="T22"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52in" fo:margin-right="0.1252in" fo:margin-top="0in" fo:margin-bottom="0in" style:vertical-pos="from-top" style:vertical-rel="paragraph" style:horizontal-pos="from-left" style:horizontal-rel="paragraph" draw:opacity="0%" fo:padding="0in" fo:border="none"/>
    </style:style>
    <style:style style:name="fr3" style:family="graphic" style:parent-style-name="Graphics">
      <style:graphic-properties fo:margin-left="0.1252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3" draw:name="Picture 4" text:anchor-type="char" svg:x="4.0154in" svg:y="-0.4071in" svg:width="2.1598in" svg:height="0.5453in" draw:z-index="0"><draw:image xlink:href="Pictures/20000007000015720000056D29BBF9E9B0568B2A.wmf" xlink:type="simple" xlink:show="embed" xlink:actuate="onLoad"/></draw:frame><text:bookmark text:name="_GoBack"/></text:p>
      <text:p text:style-name="P24"/>
      <text:p text:style-name="P25"/>
      <text:p text:style-name="P27"/>
      <text:p text:style-name="P60">Solution Proposal for IR0583 eSIM Consumer Enablement</text:p>
      <text:p text:style-name="P28"/>
      <text:p text:style-name="P28"/>
      <text:p text:style-name="P31"/>
      <text:p text:style-name="P61">Prepared By</text:p>
      <text:p text:style-name="P28">Johnson Daniel</text:p>
      <text:p text:style-name="P28"/>
      <text:p text:style-name="P28"/>
      <text:p text:style-name="P28"/>
      <text:p text:style-name="P62">Prepared For </text:p>
      <text:p text:style-name="P28">Mark Vitale</text:p>
      <text:p text:style-name="P28"/>
      <text:p text:style-name="P26"/>
      <text:p text:style-name="P26"/>
      <text:p text:style-name="P26"/>
      <text:p text:style-name="P26"/>
      <text:p text:style-name="P5"/>
      <text:p text:style-name="P29"/>
      <text:p text:style-name="P26"/>
      <text:p text:style-name="P63"><text:bookmark-start text:name="_Toc256020565"/><text:bookmark-start text:name="_Toc256020626"/><text:bookmark-start text:name="_Toc256020633"/><text:bookmark-start text:name="_Toc26725887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text:a xlink:type="simple" xlink:href="#_Toc532974254" text:style-name="Index_20_Link" text:visited-style-name="Index_20_Link"><text:span text:style-name="T6">1.</text:span></text:a><text:a xlink:type="simple" xlink:href="#_Toc532974254" text:style-name="Index_20_Link" text:visited-style-name="Index_20_Link"><text:span text:style-name="T8"><text:tab/></text:span></text:a><text:a xlink:type="simple" xlink:href="#_Toc532974254" text:style-name="Index_20_Link" text:visited-style-name="Index_20_Link"><text:span text:style-name="T10">Business Drivers</text:span></text:a><text:a xlink:type="simple" xlink:href="#_Toc532974254" text:style-name="Index_20_Link" text:visited-style-name="Index_20_Link"><text:span text:style-name="T11"><text:tab/>3</text:span></text:a></text:p>
          <text:p text:style-name="P21"><text:a xlink:type="simple" xlink:href="#_Toc532974255" text:style-name="Index_20_Link" text:visited-style-name="Index_20_Link"><text:span text:style-name="T5">2.</text:span></text:a><text:a xlink:type="simple" xlink:href="#_Toc532974255" text:style-name="Index_20_Link" text:visited-style-name="Index_20_Link"><text:span text:style-name="T8"><text:tab/></text:span></text:a><text:a xlink:type="simple" xlink:href="#_Toc532974255" text:style-name="Index_20_Link" text:visited-style-name="Index_20_Link">High Level Scope</text:a><text:a xlink:type="simple" xlink:href="#_Toc532974255" text:style-name="Index_20_Link" text:visited-style-name="Index_20_Link"><text:span text:style-name="T11"><text:tab/>3</text:span></text:a></text:p>
          <text:p text:style-name="P32"><text:a xlink:type="simple" xlink:href="#_Toc532974256" text:style-name="Index_20_Link" text:visited-style-name="Index_20_Link"><text:span text:style-name="T6">2.1.</text:span></text:a><text:a xlink:type="simple" xlink:href="#_Toc532974256" text:style-name="Index_20_Link" text:visited-style-name="Index_20_Link"><text:span text:style-name="T9"><text:tab/></text:span></text:a><text:a xlink:type="simple" xlink:href="#_Toc532974256" text:style-name="Index_20_Link" text:visited-style-name="Index_20_Link"><text:span text:style-name="T10">Strategic Scope:</text:span></text:a><text:a xlink:type="simple" xlink:href="#_Toc532974256" text:style-name="Index_20_Link" text:visited-style-name="Index_20_Link"><text:span text:style-name="T11"><text:tab/>3</text:span></text:a></text:p>
          <text:p text:style-name="P33"><text:a xlink:type="simple" xlink:href="#_Toc532974257" text:style-name="Index_20_Link" text:visited-style-name="Index_20_Link"><text:span text:style-name="T6">2.2.</text:span></text:a><text:a xlink:type="simple" xlink:href="#_Toc532974257" text:style-name="Index_20_Link" text:visited-style-name="Index_20_Link"><text:span text:style-name="T9"><text:tab/></text:span></text:a><text:a xlink:type="simple" xlink:href="#_Toc532974257" text:style-name="Index_20_Link" text:visited-style-name="Index_20_Link"><text:span text:style-name="T10">Tactical Scope:</text:span></text:a><text:a xlink:type="simple" xlink:href="#_Toc532974257" text:style-name="Index_20_Link" text:visited-style-name="Index_20_Link"><text:span text:style-name="T11"><text:tab/>3</text:span></text:a></text:p>
          <text:p text:style-name="P33"><text:a xlink:type="simple" xlink:href="#_Toc532974258" text:style-name="Index_20_Link" text:visited-style-name="Index_20_Link"><text:span text:style-name="T6">2.3.</text:span></text:a><text:a xlink:type="simple" xlink:href="#_Toc532974258" text:style-name="Index_20_Link" text:visited-style-name="Index_20_Link"><text:span text:style-name="T9"><text:tab/></text:span></text:a><text:a xlink:type="simple" xlink:href="#_Toc532974258" text:style-name="Index_20_Link" text:visited-style-name="Index_20_Link"><text:span text:style-name="T10">Logistical Scope:</text:span></text:a><text:a xlink:type="simple" xlink:href="#_Toc532974258" text:style-name="Index_20_Link" text:visited-style-name="Index_20_Link"><text:span text:style-name="T11"><text:tab/>3</text:span></text:a></text:p>
          <text:p text:style-name="P33"><text:a xlink:type="simple" xlink:href="#_Toc532974259" text:style-name="Index_20_Link" text:visited-style-name="Index_20_Link"><text:span text:style-name="T6">2.4.</text:span></text:a><text:a xlink:type="simple" xlink:href="#_Toc532974259" text:style-name="Index_20_Link" text:visited-style-name="Index_20_Link"><text:span text:style-name="T9"><text:tab/></text:span></text:a><text:a xlink:type="simple" xlink:href="#_Toc532974259" text:style-name="Index_20_Link" text:visited-style-name="Index_20_Link"><text:span text:style-name="T10">Morale Scope:</text:span></text:a><text:a xlink:type="simple" xlink:href="#_Toc532974259" text:style-name="Index_20_Link" text:visited-style-name="Index_20_Link"><text:span text:style-name="T11"><text:tab/>4</text:span></text:a></text:p>
          <text:p text:style-name="P33"><text:a xlink:type="simple" xlink:href="#_Toc532974260" text:style-name="Index_20_Link" text:visited-style-name="Index_20_Link"><text:span text:style-name="T6">2.5.</text:span></text:a><text:a xlink:type="simple" xlink:href="#_Toc532974260" text:style-name="Index_20_Link" text:visited-style-name="Index_20_Link"><text:span text:style-name="T9"><text:tab/></text:span></text:a><text:a xlink:type="simple" xlink:href="#_Toc532974260" text:style-name="Index_20_Link" text:visited-style-name="Index_20_Link"><text:span text:style-name="T10">Operational Scope:</text:span></text:a><text:a xlink:type="simple" xlink:href="#_Toc532974260" text:style-name="Index_20_Link" text:visited-style-name="Index_20_Link"><text:span text:style-name="T11"><text:tab/>4</text:span></text:a></text:p>
          <text:p text:style-name="P21"><text:a xlink:type="simple" xlink:href="#_Toc532974261" text:style-name="Index_20_Link" text:visited-style-name="Index_20_Link"><text:span text:style-name="T6">3.</text:span></text:a><text:a xlink:type="simple" xlink:href="#_Toc532974261" text:style-name="Index_20_Link" text:visited-style-name="Index_20_Link"><text:span text:style-name="T8"><text:tab/></text:span></text:a><text:a xlink:type="simple" xlink:href="#_Toc532974261" text:style-name="Index_20_Link" text:visited-style-name="Index_20_Link"><text:span text:style-name="T10">Proposed Solution/Approaches</text:span></text:a><text:a xlink:type="simple" xlink:href="#_Toc532974261" text:style-name="Index_20_Link" text:visited-style-name="Index_20_Link"><text:span text:style-name="T11"><text:tab/>4</text:span></text:a></text:p>
          <text:p text:style-name="P32"><text:a xlink:type="simple" xlink:href="#_Toc532974262" text:style-name="Index_20_Link" text:visited-style-name="Index_20_Link"><text:span text:style-name="T5">3.1.</text:span></text:a><text:a xlink:type="simple" xlink:href="#_Toc532974262" text:style-name="Index_20_Link" text:visited-style-name="Index_20_Link"><text:span text:style-name="T9"><text:tab/></text:span></text:a><text:a xlink:type="simple" xlink:href="#_Toc532974262" text:style-name="Index_20_Link" text:visited-style-name="Index_20_Link">Proposed Solution/Approach 1:</text:a><text:a xlink:type="simple" xlink:href="#_Toc532974262" text:style-name="Index_20_Link" text:visited-style-name="Index_20_Link"><text:span text:style-name="T11"><text:tab/>4</text:span></text:a></text:p>
          <text:p text:style-name="P30"><text:a xlink:type="simple" xlink:href="#_Toc532974263" text:style-name="Index_20_Link" text:visited-style-name="Index_20_Link">3.1.1.</text:a><text:a xlink:type="simple" xlink:href="#_Toc532974263" text:style-name="Index_20_Link" text:visited-style-name="Index_20_Link"><text:span text:style-name="T7"><text:tab/></text:span></text:a><text:a xlink:type="simple" xlink:href="#_Toc532974263" text:style-name="Index_20_Link" text:visited-style-name="Index_20_Link">Solution Overview</text:a><text:a xlink:type="simple" xlink:href="#_Toc532974263" text:style-name="Index_20_Link" text:visited-style-name="Index_20_Link"><text:span text:style-name="T11"><text:tab/>4</text:span></text:a></text:p>
          <text:p text:style-name="P30"><text:a xlink:type="simple" xlink:href="#_Toc532974264" text:style-name="Index_20_Link" text:visited-style-name="Index_20_Link">3.1.2.</text:a><text:a xlink:type="simple" xlink:href="#_Toc532974264" text:style-name="Index_20_Link" text:visited-style-name="Index_20_Link"><text:span text:style-name="T7"><text:tab/></text:span></text:a><text:a xlink:type="simple" xlink:href="#_Toc532974264" text:style-name="Index_20_Link" text:visited-style-name="Index_20_Link">Pros/Cons for the Solution</text:a><text:a xlink:type="simple" xlink:href="#_Toc532974264" text:style-name="Index_20_Link" text:visited-style-name="Index_20_Link"><text:span text:style-name="T11"><text:tab/>5</text:span></text:a></text:p>
          <text:p text:style-name="P33"><text:a xlink:type="simple" xlink:href="#_Toc532974265" text:style-name="Index_20_Link" text:visited-style-name="Index_20_Link"><text:span text:style-name="T5">3.2.</text:span></text:a><text:a xlink:type="simple" xlink:href="#_Toc532974265" text:style-name="Index_20_Link" text:visited-style-name="Index_20_Link"><text:span text:style-name="T9"><text:tab/></text:span></text:a><text:a xlink:type="simple" xlink:href="#_Toc532974265" text:style-name="Index_20_Link" text:visited-style-name="Index_20_Link">Proposed Solution 2 (for reference only):</text:a><text:a xlink:type="simple" xlink:href="#_Toc532974265" text:style-name="Index_20_Link" text:visited-style-name="Index_20_Link"><text:span text:style-name="T11"><text:tab/>6</text:span></text:a></text:p>
          <text:p text:style-name="P30"><text:a xlink:type="simple" xlink:href="#_Toc532974266" text:style-name="Index_20_Link" text:visited-style-name="Index_20_Link">3.2.1.</text:a><text:a xlink:type="simple" xlink:href="#_Toc532974266" text:style-name="Index_20_Link" text:visited-style-name="Index_20_Link"><text:span text:style-name="T7"><text:tab/></text:span></text:a><text:a xlink:type="simple" xlink:href="#_Toc532974266" text:style-name="Index_20_Link" text:visited-style-name="Index_20_Link">Solution Overview</text:a><text:a xlink:type="simple" xlink:href="#_Toc532974266" text:style-name="Index_20_Link" text:visited-style-name="Index_20_Link"><text:span text:style-name="T11"><text:tab/>6</text:span></text:a></text:p>
          <text:p text:style-name="P30"><text:a xlink:type="simple" xlink:href="#_Toc532974267" text:style-name="Index_20_Link" text:visited-style-name="Index_20_Link">3.2.2.</text:a><text:a xlink:type="simple" xlink:href="#_Toc532974267" text:style-name="Index_20_Link" text:visited-style-name="Index_20_Link"><text:span text:style-name="T7"><text:tab/></text:span></text:a><text:a xlink:type="simple" xlink:href="#_Toc532974267" text:style-name="Index_20_Link" text:visited-style-name="Index_20_Link">Pros/Cons for the Solution</text:a><text:a xlink:type="simple" xlink:href="#_Toc532974267" text:style-name="Index_20_Link" text:visited-style-name="Index_20_Link"><text:span text:style-name="T11"><text:tab/>6</text:span></text:a></text:p>
          <text:p text:style-name="P33"><text:a xlink:type="simple" xlink:href="#_Toc532974268" text:style-name="Index_20_Link" text:visited-style-name="Index_20_Link"><text:span text:style-name="T5">3.3.</text:span></text:a><text:a xlink:type="simple" xlink:href="#_Toc532974268" text:style-name="Index_20_Link" text:visited-style-name="Index_20_Link"><text:span text:style-name="T9"><text:tab/></text:span></text:a><text:a xlink:type="simple" xlink:href="#_Toc532974268" text:style-name="Index_20_Link" text:visited-style-name="Index_20_Link">Proposed Solution 3 (for reference only):</text:a><text:a xlink:type="simple" xlink:href="#_Toc532974268" text:style-name="Index_20_Link" text:visited-style-name="Index_20_Link"><text:span text:style-name="T11"><text:tab/>6</text:span></text:a></text:p>
          <text:p text:style-name="P30"><text:a xlink:type="simple" xlink:href="#_Toc532974269" text:style-name="Index_20_Link" text:visited-style-name="Index_20_Link">3.3.1.</text:a><text:a xlink:type="simple" xlink:href="#_Toc532974269" text:style-name="Index_20_Link" text:visited-style-name="Index_20_Link"><text:span text:style-name="T7"><text:tab/></text:span></text:a><text:a xlink:type="simple" xlink:href="#_Toc532974269" text:style-name="Index_20_Link" text:visited-style-name="Index_20_Link">Solution Overview</text:a><text:a xlink:type="simple" xlink:href="#_Toc532974269" text:style-name="Index_20_Link" text:visited-style-name="Index_20_Link"><text:span text:style-name="T11"><text:tab/>6</text:span></text:a></text:p>
          <text:p text:style-name="P30"><text:a xlink:type="simple" xlink:href="#_Toc532974270" text:style-name="Index_20_Link" text:visited-style-name="Index_20_Link">3.3.2.</text:a><text:a xlink:type="simple" xlink:href="#_Toc532974270" text:style-name="Index_20_Link" text:visited-style-name="Index_20_Link"><text:span text:style-name="T7"><text:tab/></text:span></text:a><text:a xlink:type="simple" xlink:href="#_Toc532974270" text:style-name="Index_20_Link" text:visited-style-name="Index_20_Link">Pros/Cons for the Solution</text:a><text:a xlink:type="simple" xlink:href="#_Toc532974270" text:style-name="Index_20_Link" text:visited-style-name="Index_20_Link"><text:span text:style-name="T11"><text:tab/>7</text:span></text:a></text:p>
          <text:p text:style-name="P21"><text:a xlink:type="simple" xlink:href="#_Toc532974271" text:style-name="Index_20_Link" text:visited-style-name="Index_20_Link"><text:span text:style-name="T5">4.</text:span></text:a><text:a xlink:type="simple" xlink:href="#_Toc532974271" text:style-name="Index_20_Link" text:visited-style-name="Index_20_Link"><text:span text:style-name="T8"><text:tab/></text:span></text:a><text:a xlink:type="simple" xlink:href="#_Toc532974271" text:style-name="Index_20_Link" text:visited-style-name="Index_20_Link">Business Operational Impacts</text:a><text:a xlink:type="simple" xlink:href="#_Toc532974271" text:style-name="Index_20_Link" text:visited-style-name="Index_20_Link"><text:span text:style-name="T11"><text:tab/>7</text:span></text:a></text:p>
          <text:p text:style-name="P21"><text:a xlink:type="simple" xlink:href="#_Toc532974272" text:style-name="Index_20_Link" text:visited-style-name="Index_20_Link"><text:span text:style-name="T5">5.</text:span></text:a><text:a xlink:type="simple" xlink:href="#_Toc532974272" text:style-name="Index_20_Link" text:visited-style-name="Index_20_Link"><text:span text:style-name="T8"><text:tab/></text:span></text:a><text:a xlink:type="simple" xlink:href="#_Toc532974272" text:style-name="Index_20_Link" text:visited-style-name="Index_20_Link">Project Uncertainty Profile</text:a><text:a xlink:type="simple" xlink:href="#_Toc532974272" text:style-name="Index_20_Link" text:visited-style-name="Index_20_Link"><text:span text:style-name="T11"><text:tab/>7</text:span></text:a></text:p>
          <text:p text:style-name="P21"><text:a xlink:type="simple" xlink:href="#_Toc532974273" text:style-name="Index_20_Link" text:visited-style-name="Index_20_Link"><text:span text:style-name="T6">6.</text:span></text:a><text:a xlink:type="simple" xlink:href="#_Toc532974273" text:style-name="Index_20_Link" text:visited-style-name="Index_20_Link"><text:span text:style-name="T8"><text:tab/></text:span></text:a><text:a xlink:type="simple" xlink:href="#_Toc532974273" text:style-name="Index_20_Link" text:visited-style-name="Index_20_Link"><text:span text:style-name="T10">Estimated effort duration</text:span></text:a><text:a xlink:type="simple" xlink:href="#_Toc532974273" text:style-name="Index_20_Link" text:visited-style-name="Index_20_Link"><text:span text:style-name="T11"><text:tab/>9</text:span></text:a></text:p>
          <text:p text:style-name="P21"><text:a xlink:type="simple" xlink:href="#_Toc532974274" text:style-name="Index_20_Link" text:visited-style-name="Index_20_Link"><text:span text:style-name="T6">7.</text:span></text:a><text:a xlink:type="simple" xlink:href="#_Toc532974274" text:style-name="Index_20_Link" text:visited-style-name="Index_20_Link"><text:span text:style-name="T8"><text:tab/></text:span></text:a><text:a xlink:type="simple" xlink:href="#_Toc532974274" text:style-name="Index_20_Link" text:visited-style-name="Index_20_Link"><text:span text:style-name="T10">Recommendation</text:span></text:a><text:a xlink:type="simple" xlink:href="#_Toc532974274" text:style-name="Index_20_Link" text:visited-style-name="Index_20_Link"><text:span text:style-name="T11"><text:tab/>9</text:span></text:a></text:p>
          <text:p text:style-name="P21"><text:a xlink:type="simple" xlink:href="#_Toc532974275" text:style-name="Index_20_Link" text:visited-style-name="Index_20_Link"><text:span text:style-name="T6">8.</text:span></text:a><text:a xlink:type="simple" xlink:href="#_Toc532974275" text:style-name="Index_20_Link" text:visited-style-name="Index_20_Link"><text:span text:style-name="T8"><text:tab/></text:span></text:a><text:a xlink:type="simple" xlink:href="#_Toc532974275" text:style-name="Index_20_Link" text:visited-style-name="Index_20_Link"><text:span text:style-name="T10">Governance Recommendation</text:span></text:a><text:a xlink:type="simple" xlink:href="#_Toc532974275" text:style-name="Index_20_Link" text:visited-style-name="Index_20_Link"><text:span text:style-name="T11"><text:tab/>9</text:span></text:a></text:p>
          <text:p text:style-name="P21"><text:a xlink:type="simple" xlink:href="#_Toc532974276" text:style-name="Index_20_Link" text:visited-style-name="Index_20_Link"><text:span text:style-name="T6">9.</text:span></text:a><text:a xlink:type="simple" xlink:href="#_Toc532974276" text:style-name="Index_20_Link" text:visited-style-name="Index_20_Link"><text:span text:style-name="T8"><text:tab/></text:span></text:a><text:a xlink:type="simple" xlink:href="#_Toc532974276" text:style-name="Index_20_Link" text:visited-style-name="Index_20_Link"><text:span text:style-name="T10">Guidance for Capex/Opex Determination</text:span></text:a><text:a xlink:type="simple" xlink:href="#_Toc532974276" text:style-name="Index_20_Link" text:visited-style-name="Index_20_Link"><text:span text:style-name="T11"><text:tab/>9</text:span></text:a></text:p>
          <text:p text:style-name="P5"><text:s/></text:p>
        </text:index-body>
      </text:table-of-content>
      <text:p text:style-name="P58"><text:bookmark-start text:name="_Toc267258876"/><text:bookmark-start text:name="_Toc267299218"/><text:bookmark-start text:name="_Toc267299375"/><text:bookmark-end text:name="_Toc267258875"/>Document Revision History</text:p>
      <text:p text:style-name="P7"><draw:frame draw:style-name="fr2" draw:name="Frame2" text:anchor-type="paragraph" svg:x="0.7465in" svg:y="0.0008in" svg:width="4.4346in" draw:z-index="8"><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56">Revision</text:p></table:table-cell><table:table-cell table:style-name="Table1.A1" office:value-type="string"><text:p text:style-name="P56">Date</text:p></table:table-cell><table:table-cell table:style-name="Table1.A1" office:value-type="string"><text:p text:style-name="P56">Description</text:p></table:table-cell></table:table-row><table:table-row table:style-name="Table1.2"><table:table-cell table:style-name="Table1.A2" office:value-type="string"><text:p text:style-name="P23">1.0</text:p></table:table-cell><table:table-cell table:style-name="Table1.B2" office:value-type="string"><text:p text:style-name="P22">12/19/2018</text:p></table:table-cell><table:table-cell table:style-name="Table1.C2" office:value-type="string"><text:p text:style-name="P22">Initial version</text:p></table:table-cell></table:table-row><table:table-row table:style-name="Table1.3"><table:table-cell table:style-name="Table1.A3" office:value-type="string"><text:p text:style-name="P23"/></table:table-cell><table:table-cell table:style-name="Table1.B3" office:value-type="string"><text:p text:style-name="P22"/></table:table-cell><table:table-cell table:style-name="Table1.C2" office:value-type="string"><text:p text:style-name="P22"/></table:table-cell></table:table-row><table:table-row table:style-name="Table1.3"><table:table-cell table:style-name="Table1.A4" office:value-type="string"><text:p text:style-name="P23"/></table:table-cell><table:table-cell table:style-name="Table1.B4" office:value-type="string"><text:p text:style-name="P22"/></table:table-cell><table:table-cell table:style-name="Table1.C2" office:value-type="string"><text:p text:style-name="P22"/></table:table-cell></table:table-row><table:table-row table:style-name="Table1.3"><table:table-cell table:style-name="Table1.A5" office:value-type="string"><text:p text:style-name="P23"/></table:table-cell><table:table-cell table:style-name="Table1.B5" office:value-type="string"><text:p text:style-name="P22"/></table:table-cell><table:table-cell table:style-name="Table1.C2" office:value-type="string"><text:p text:style-name="P22"/></table:table-cell></table:table-row></table:table></draw:text-box></draw:frame></text:p>
      <text:p text:style-name="Standard"><text:span text:style-name="T3"><text:line-break/></text:span> </text:p>
      <text:p text:style-name="Standard"/>
      <text:list xml:id="list5735104426854229901" text:style-name="WWNum1">
        <text:list-item>
          <text:h text:style-name="P49" text:outline-level="1"><text:bookmark-start text:name="_Toc532974254"/><text:span text:style-name="T3">Business Drivers</text:span><text:bookmark-end text:name="_Toc532974254"/><text:span text:style-name="T3"> </text:span></text:h>
        </text:list-item>
      </text:list>
      <text:p text:style-name="P7"/>
      <text:p text:style-name="P8"><text:bookmark-end text:name="_Toc267299218"/><text:bookmark-end text:name="_Toc267299375"/><text:bookmark-start text:name="_Toc267258880"/><text:bookmark-start text:name="_Toc267299222"/><text:bookmark-start text:name="_Toc267299379"/><text:bookmark-end text:name="_Toc267258876"/>Devices during and beyond 2018 will have traditional SIM replaced by eSIM (GSMA based) for both Postpaid and Prepaid. <text:s/>USCC currently has no solution to provision these devices in standalone mode. <text:s/>Within the next 5 years, Device Marketing is forecasting that all devices (handsets, tablets, wearables, etc.) will only support eSIM.</text:p>
      <text:p text:style-name="P8"/>
      <text:p text:style-name="P8">This initiative will provide the ability to activate eSIM capable devices (either primary or secondary devices) through the Point of Sale (PoS) system. When the eSIM is on a secondary device, the system will support the provisioning and assignment of the “One Number” feature so that the secondary device and the primary device that it is paired with can make and receive phone calls and messaging using the same mobile number for Postpaid.</text:p>
      <text:p text:style-name="P13"/>
      <text:list xml:id="list105709054260872" text:continue-numbering="true" text:style-name="WWNum1">
        <text:list-item>
          <text:h text:style-name="P49" text:outline-level="1"><text:bookmark-start text:name="_Toc532974255"/>High Level Scope<text:bookmark-end text:name="_Toc532974255"/> </text:h>
        </text:list-item>
      </text:list>
      <text:p text:style-name="P13">Describes the high level scope that will be needed to provide a solution as part of this document</text:p>
      <text:list xml:id="list105708219133098" text:continue-numbering="true" text:style-name="WWNum1">
        <text:list-item>
          <text:list>
            <text:list-item>
              <text:h text:style-name="P53" text:outline-level="2"><text:bookmark-start text:name="_Toc532974256"/>Strategic Scope:<text:bookmark-end text:name="_Toc532974256"/></text:h>
            </text:list-item>
          </text:list>
        </text:list-item>
      </text:list>
      <text:p text:style-name="P14">Activation of eSIM capable consumer (USCC and BYOD) devices for postpaid and prepaid subscribers</text:p>
      <text:list xml:id="list7994099369240360486" text:style-name="WWNum16">
        <text:list-item>
          <text:p text:style-name="P64">Sale of <text:s/>primary device at POS</text:p>
        </text:list-item>
        <text:list-item>
          <text:p text:style-name="P64">Sale of <text:s/>secondary device at POS</text:p>
        </text:list-item>
        <text:list-item>
          <text:p text:style-name="P64">Sale of <text:s/>primary &amp; secondary thru Direct fulfillment</text:p>
        </text:list-item>
        <text:list-item>
          <text:p text:style-name="P64">Activation of primary &amp; Secondary eSIM devices </text:p>
        </text:list-item>
      </text:list>
      <text:list xml:id="list105708502289626" text:continue-list="list105708219133098" text:style-name="WWNum1">
        <text:list-item>
          <text:list>
            <text:list-item>
              <text:h text:style-name="P53" text:outline-level="2"><text:bookmark-start text:name="_Toc532974257"/>Tactical Scope:<text:bookmark-end text:name="_Toc532974257"/></text:h>
            </text:list-item>
          </text:list>
        </text:list-item>
      </text:list>
      <text:list xml:id="list5512375311438915665" text:style-name="WWNum11">
        <text:list-item>
          <text:p text:style-name="P65">Inventory Management of eSIM</text:p>
        </text:list-item>
        <text:list-item>
          <text:p text:style-name="P65">Enhancements to NDC for supporting the kitting process</text:p>
        </text:list-item>
        <text:list-item>
          <text:p text:style-name="P65">Support for dual SIMs</text:p>
        </text:list-item>
        <text:list-item>
          <text:p text:style-name="P65">Support for oneNumber for postpaid secondary devices</text:p>
        </text:list-item>
        <text:list-item>
          <text:p text:style-name="P65">ADS reporting will need to be adjusted for correct reporting of secondary devices</text:p>
        </text:list-item>
      </text:list>
      <text:list xml:id="list105709770251104" text:continue-list="list105708502289626" text:style-name="WWNum1">
        <text:list-item>
          <text:list>
            <text:list-item>
              <text:h text:style-name="P53" text:outline-level="2"><text:bookmark-start text:name="_Toc532974258"/>Logistical Scope:<text:bookmark-end text:name="_Toc532974258"/></text:h>
            </text:list-item>
          </text:list>
        </text:list-item>
      </text:list>
      <text:list xml:id="list8831138074016998014" text:style-name="WWNum12">
        <text:list-item>
          <text:p text:style-name="P66">Need to establish <text:s/>SOW with Amdocs for TOPS work</text:p>
        </text:list-item>
        <text:list-item>
          <text:p text:style-name="P66"><text:soft-page-break/>Need to establish <text:s/>SOW with Gemalto for producing the QR codes per eSIM</text:p>
        </text:list-item>
        <text:list-item>
          <text:p text:style-name="P66">Need to work with OEMs to kit the QR codes </text:p>
        </text:list-item>
        <text:list-item>
          <text:p text:style-name="P66">Need to work with TDS for supply chain related work</text:p>
        </text:list-item>
      </text:list>
      <text:list xml:id="list105709578584092" text:continue-list="list105709770251104" text:style-name="WWNum1">
        <text:list-item>
          <text:list>
            <text:list-item>
              <text:h text:style-name="P53" text:outline-level="2"><text:bookmark-start text:name="_Toc532974259"/>Morale Scope:<text:bookmark-end text:name="_Toc532974259"/></text:h>
            </text:list-item>
          </text:list>
        </text:list-item>
      </text:list>
      <text:list xml:id="list8728964299975802031" text:style-name="WWNum19">
        <text:list-item>
          <text:p text:style-name="P67">Device marketing and Supply chain will need to figure out who owns the ordering of eSIMs from Gemalto going forward</text:p>
        </text:list-item>
      </text:list>
      <text:p text:style-name="List_20_Paragraph"/>
      <text:list xml:id="list105708387796659" text:continue-list="list105709578584092" text:style-name="WWNum1">
        <text:list-item>
          <text:list>
            <text:list-item>
              <text:h text:style-name="P53" text:outline-level="2"><text:bookmark-start text:name="_Toc532974260"/>Operational Scope:<text:bookmark-end text:name="_Toc532974260"/></text:h>
            </text:list-item>
          </text:list>
        </text:list-item>
      </text:list>
      <text:p text:style-name="P12">This section covers items needed to support the ongoing operations of the request. Impacts to ongoing operations should be mentioned.</text:p>
      <text:p text:style-name="P12"/>
      <text:list xml:id="list105708660445427" text:continue-numbering="true" text:style-name="WWNum1">
        <text:list-item>
          <text:h text:style-name="P49" text:outline-level="1"><text:bookmark-start text:name="_Toc532974261"/><text:span text:style-name="T3">Proposed</text:span><text:span text:style-name="T1"> </text:span><text:span text:style-name="T3">Solution</text:span><text:span text:style-name="T1">/</text:span><text:span text:style-name="T3">Approach</text:span><text:bookmark-end text:name="_Toc267299379"/><text:bookmark-end text:name="_Toc267299222"/><text:bookmark-end text:name="_Toc267258880"/><text:bookmark-end text:name="_Toc256020633"/><text:bookmark-end text:name="_Toc256020626"/><text:bookmark-end text:name="_Toc256020565"/><text:span text:style-name="T3">es</text:span><text:bookmark-end text:name="_Toc532974261"/></text:h>
          <text:list>
            <text:list-item>
              <text:h text:style-name="P52" text:outline-level="2"><text:bookmark-start text:name="_Toc532974262"/>Proposed Solution/Approach 1:<text:bookmark-end text:name="_Toc532974262"/></text:h>
            </text:list-item>
          </text:list>
        </text:list-item>
      </text:list>
      <text:p text:style-name="P15"><text:s text:c="6"/><text:span text:style-name="T13">In scope <text:s/></text:span></text:p>
      <text:list xml:id="list3337424570959638949" text:style-name="WWNum20">
        <text:list-item>
          <text:p text:style-name="P43">Support for eSIM using <text:s/>printed QR code per eSIM profile</text:p>
        </text:list-item>
      </text:list>
      <text:p text:style-name="P16"/>
      <text:p text:style-name="P46">Out of Scope</text:p>
      <text:list xml:id="list105709046783007" text:continue-numbering="true" text:style-name="WWNum20">
        <text:list-item>
          <text:p text:style-name="P43">M2M IoT devices and Automotive – A different solution will be required</text:p>
        </text:list-item>
        <text:list-item>
          <text:p text:style-name="P43">Accessory Serialization </text:p>
        </text:list-item>
        <text:list-item>
          <text:p text:style-name="P43">Activation of the primary/secondary device without an interaction with an USCC agent/associate</text:p>
        </text:list-item>
        <text:list-item>
          <text:p text:style-name="P43">Locking of eSIM devices</text:p>
        </text:list-item>
        <text:list-item>
          <text:p text:style-name="P43">Port-in options as part of the Local Profile Assistant (LPA) flow</text:p>
        </text:list-item>
        <text:list-item>
          <text:p text:style-name="P43">Support for more than one profile </text:p>
        </text:list-item>
        <text:list-item>
          <text:p text:style-name="P43">Pre-loaded profile for restricted network connectivity</text:p>
        </text:list-item>
        <text:list-item>
          <text:p text:style-name="P43">Download of eSIM profile using a discovery server </text:p>
        </text:list-item>
        <text:list-item>
          <text:p text:style-name="P43">USCC developed LPA </text:p>
        </text:list-item>
        <text:list-item>
          <text:p text:style-name="P43">eSIM device sale in national retail (Need to be included in WARP 2.0)</text:p>
        </text:list-item>
        <text:list-item>
          <text:p text:style-name="P43">eSIM support for BYOD on the Web (Need to be added to WE)</text:p>
        </text:list-item>
        <text:list-item>
          <text:p text:style-name="P43">Re-use of eSIM</text:p>
        </text:list-item>
        <text:list-item>
          <text:p text:style-name="P43">Support for 2 lines on an 2-SIM device</text:p>
        </text:list-item>
      </text:list>
      <text:p text:style-name="P17"/>
      <text:list xml:id="list105708995197412" text:continue-list="list105708660445427" text:style-name="WWNum1">
        <text:list-item>
          <text:list>
            <text:list-item>
              <text:list>
                <text:list-item>
                  <text:h text:style-name="P51" text:outline-level="3"><text:bookmark-start text:name="_Toc532974263"/>Solution Overview<text:bookmark-end text:name="_Toc532974263"/></text:h>
                </text:list-item>
              </text:list>
            </text:list-item>
          </text:list>
        </text:list-item>
      </text:list>
      <text:list xml:id="list105708504024908" text:continue-list="list8831138074016998014" text:style-name="WWNum12">
        <text:list-item>
          <text:list>
            <text:list-item>
              <text:p text:style-name="P66">A new device attribute will be introduced into SAP for devices and accessories</text:p>
              <text:list>
                <text:list-item>
                  <text:p text:style-name="P66">It can possibly take 3 values – eSIM, both or empty (meaning pSIM or no SIM)</text:p>
                </text:list-item>
                <text:list-item>
                  <text:p text:style-name="P66">The default will be empty</text:p>
                </text:list-item>
              </text:list>
            </text:list-item>
            <text:list-item>
              <text:p text:style-name="P66">The above attribute will be part of the SPS template in EPC </text:p>
            </text:list-item>
            <text:list-item>
              <text:p text:style-name="P66">Gemalto will generate a QR code per eSIM loaded into the SMDP+</text:p>
            </text:list-item>
            <text:list-item>
              <text:p text:style-name="P66"><text:soft-page-break/>The OEMs will receive the QR code on the same card they receive the physical SIM (expect that the physical SIM would be replaced with the QR code). All the feeds that Gemalto produces today for the pSIM will be applicable for eSIM as well</text:p>
            </text:list-item>
            <text:list-item>
              <text:p text:style-name="P66">Depending on the Device, the Card with the physical SIM or the QR code will be kitted by the OEM/Warehouse</text:p>
            </text:list-item>
            <text:list-item>
              <text:p text:style-name="P66">OEM will send the ASN with the UICCID for both the physical SIM &amp; eSIM devices. TOPS will receive the same from SAP.</text:p>
            </text:list-item>
            <text:list-item>
              <text:p text:style-name="P66">If it is kitted in the warehouse, the IMEI, UICCID paring will be entered in SAP. TOPS will receive the same from SAP.</text:p>
            </text:list-item>
            <text:list-item>
              <text:p text:style-name="P66">Similar to the physical SIM cards, a stack of the card with QR code will be sent to the stores, agents, national retail for SIM swap scenarios</text:p>
            </text:list-item>
            <text:list-item>
              <text:p text:style-name="P66">RIM/RIM lite will display a prompt for orders that need eSIM</text:p>
            </text:list-item>
            <text:list-item>
              <text:p text:style-name="P66">In the stores after the order is complete, based on above prompt the RWC/CSR will help activate the device/accessory with the QR code</text:p>
            </text:list-item>
            <text:list-item>
              <text:p text:style-name="P66">eSIM only DF order will also be supported similar to physical SIM DF order </text:p>
            </text:list-item>
            <text:list-item>
              <text:p text:style-name="P66">Reporting will flow as normal. The iWatch reporting challenges will be addressed before this project goes live.</text:p>
            </text:list-item>
            <text:list-item>
              <text:p text:style-name="P66">The secondary devices will follow the iWatch reporting flow. The primary device reporting will flow as it does today.</text:p>
            </text:list-item>
            <text:list-item>
              <text:p text:style-name="P66">The dual primary lines (for dual SIM phones) on USCC will be treated as 2 lines in TOPS </text:p>
              <text:list>
                <text:list-item>
                  <text:p text:style-name="P66">Activation commission will be paid on 2 lines</text:p>
                </text:list-item>
                <text:list-item>
                  <text:p text:style-name="P66">The lines can be on two different accounts </text:p>
                </text:list-item>
                <text:list-item>
                  <text:p text:style-name="P66">The subscriptions/lines/profiles corresponding to each SIM as treated as part of that particular account only e.g., suspend for non-pay will affect the line(s) on the non-pay account</text:p>
                </text:list-item>
              </text:list>
            </text:list-item>
          </text:list>
        </text:list-item>
      </text:list>
      <text:p text:style-name="P34"/>
      <text:list xml:id="list105709466733834" text:continue-numbering="true" text:style-name="WWNum12">
        <text:list-item>
          <text:list>
            <text:list-item>
              <text:p text:style-name="P66">2-SIM phones will be supported but with a single activation on USCC network</text:p>
              <text:list>
                <text:list-item>
                  <text:p text:style-name="P66">2-SIM phones have only one IMEI</text:p>
                </text:list-item>
              </text:list>
            </text:list-item>
            <text:list-item>
              <text:p text:style-name="P66">We assume that there will be some EDW work for reporting for dual lines and to support any other supply chain reporting needs. </text:p>
            </text:list-item>
            <text:list-item>
              <text:p text:style-name="P66">Swap SIM will need a new eSIM to be scanned after TOPS goes thru the swap SIM flow similar to today</text:p>
            </text:list-item>
            <text:list-item>
              <text:p text:style-name="P66">Swap ESN will need a new eSIM to be scanned as part of the swap ESN TOPS flow.</text:p>
            </text:list-item>
          </text:list>
        </text:list-item>
      </text:list>
      <text:p text:style-name="P35"/>
      <text:list xml:id="list105709302979922" text:continue-list="list105708995197412" text:style-name="WWNum1">
        <text:list-item>
          <text:list>
            <text:list-item>
              <text:list>
                <text:list-item>
                  <text:h text:style-name="P51" text:outline-level="3"><text:bookmark-start text:name="_Toc532974264"/>Pros/Cons for the Solution<text:bookmark-end text:name="_Toc532974264"/> </text:h>
                </text:list-item>
              </text:list>
            </text:list-item>
          </text:list>
        </text:list-item>
      </text:list>
      <text:list xml:id="list105710043049158" text:continue-list="list105709466733834" text:style-name="WWNum12">
        <text:list-item>
          <text:list>
            <text:list-item>
              <text:p text:style-name="P66"><text:span text:style-name="T12">Pro</text:span>: </text:p>
              <text:list>
                <text:list-item>
                  <text:p text:style-name="P66">Time to market </text:p>
                </text:list-item>
                <text:list-item>
                  <text:p text:style-name="P66">Gemalto has done this for other carriers</text:p>
                </text:list-item>
              </text:list>
            </text:list-item>
            <text:list-item>
              <text:p text:style-name="P66"><text:span text:style-name="T14">Cons</text:span>: </text:p>
              <text:list>
                <text:list-item>
                  <text:p text:style-name="P66">Does not enable the spirit of eSIM introduction <text:s/>i.e. make switching/acquiring <text:s/>carrier service seamless</text:p>
                </text:list-item>
                <text:list-item>
                  <text:p text:style-name="P66"><text:soft-page-break/>No pure self-care option</text:p>
                </text:list-item>
                <text:list-item>
                  <text:p text:style-name="P66">Apple/other vendors may mandate a self-car option at a later date</text:p>
                </text:list-item>
                <text:list-item>
                  <text:p text:style-name="P66">Short term solution which does not provide any potential supply chain efficiencies</text:p>
                </text:list-item>
              </text:list>
            </text:list-item>
          </text:list>
        </text:list-item>
      </text:list>
      <text:list xml:id="list105709148871889" text:continue-list="list105709302979922" text:style-name="WWNum1">
        <text:list-item>
          <text:list>
            <text:list-item>
              <text:h text:style-name="P52" text:outline-level="2"><text:bookmark-start text:name="_Toc532974265"/>Proposed Solution 2 (for reference only):<text:bookmark-end text:name="_Toc532974265"/></text:h>
              <text:list>
                <text:list-item>
                  <text:h text:style-name="P51" text:outline-level="3"><text:bookmark-start text:name="_Toc532974266"/>Solution Overview<text:bookmark-end text:name="_Toc532974266"/></text:h>
                </text:list-item>
              </text:list>
            </text:list-item>
          </text:list>
        </text:list-item>
      </text:list>
      <text:list xml:id="list105709591723136" text:continue-list="list105710043049158" text:style-name="WWNum12">
        <text:list-item>
          <text:list>
            <text:list-item>
              <text:p text:style-name="P66">A new device attribute will be introduced into SAP for devices and accessories</text:p>
              <text:list>
                <text:list-item>
                  <text:p text:style-name="P66">It can possibly take 3 values – eSIM, both or empty (meaning pSIM or no SIM)</text:p>
                </text:list-item>
                <text:list-item>
                  <text:p text:style-name="P66">The default will be empty</text:p>
                </text:list-item>
              </text:list>
            </text:list-item>
            <text:list-item>
              <text:p text:style-name="P66">The above attribute will be part of the SPS template in EPC </text:p>
            </text:list-item>
            <text:list-item>
              <text:p text:style-name="P66">The OEMs/warehouse will send a list of IMEIs &amp; eIDs that are being kitted <text:s/>on behalf of USCC</text:p>
            </text:list-item>
            <text:list-item>
              <text:p text:style-name="P66">Gemalto will generate reserve and release for download an eSIM per eID in the <text:s/>SMDP+ server</text:p>
            </text:list-item>
            <text:list-item>
              <text:p text:style-name="P66">Gemalto will send a feed of the IMEI, EID, and UICCID pair will be sent to SAP. TOPS will receive the same from SAP as part of the ready to ship notice for DF orders</text:p>
            </text:list-item>
            <text:list-item>
              <text:p text:style-name="P66">At the store,<text:span text:style-name="T15"> after the order is complete </text:span>the RWC/agent will scan a static QR code with the LPA of the phone which will download the eSIM to the device </text:p>
            </text:list-item>
            <text:list-item>
              <text:p text:style-name="P66">In the DF flow, the customer will receive an instruction sheet that will contain a static QR code which can be scanned to download the eSIM</text:p>
            </text:list-item>
          </text:list>
        </text:list-item>
      </text:list>
      <text:list xml:id="list105708803670125" text:continue-list="list105709148871889" text:style-name="WWNum1">
        <text:list-item>
          <text:list>
            <text:list-item>
              <text:list>
                <text:list-item>
                  <text:h text:style-name="P51" text:outline-level="3"><text:s/><text:bookmark-start text:name="_Toc532974267"/>Pros/Cons for the Solution<text:bookmark-end text:name="_Toc532974267"/> </text:h>
                </text:list-item>
              </text:list>
            </text:list-item>
          </text:list>
        </text:list-item>
      </text:list>
      <text:list xml:id="list105708946042353" text:continue-list="list105709591723136" text:style-name="WWNum12">
        <text:list-item>
          <text:list>
            <text:list-item>
              <text:p text:style-name="P66"><text:span text:style-name="T12">Pro</text:span>:</text:p>
              <text:list>
                <text:list-item>
                  <text:p text:style-name="P66">Supply chain efficiencies</text:p>
                </text:list-item>
              </text:list>
            </text:list-item>
            <text:list-item>
              <text:p text:style-name="P68">Cons:</text:p>
              <text:list>
                <text:list-item>
                  <text:p text:style-name="P69">Does not support BYOD, Insurance devices &amp;Walmart Apple devices</text:p>
                </text:list-item>
                <text:list-item>
                  <text:p text:style-name="P66">Coordination needed between OEMs and Gemalto introducing delays in supply chain.</text:p>
                </text:list-item>
                <text:list-item>
                  <text:p text:style-name="P66">Gemalto has no experience with this flow</text:p>
                </text:list-item>
                <text:list-item>
                  <text:p text:style-name="P66">No pure self-care option</text:p>
                </text:list-item>
              </text:list>
            </text:list-item>
          </text:list>
        </text:list-item>
      </text:list>
      <text:list xml:id="list105709642795034" text:continue-list="list105708803670125" text:style-name="WWNum1">
        <text:list-item>
          <text:list>
            <text:list-item>
              <text:h text:style-name="P52" text:outline-level="2"><text:bookmark-start text:name="_Toc532974268"/>Proposed Solution 3 (for reference only):<text:bookmark-end text:name="_Toc532974268"/></text:h>
              <text:list>
                <text:list-item>
                  <text:h text:style-name="P51" text:outline-level="3"><text:bookmark-start text:name="_Toc532974269"/>Solution Overview<text:bookmark-end text:name="_Toc532974269"/></text:h>
                </text:list-item>
              </text:list>
            </text:list-item>
          </text:list>
        </text:list-item>
      </text:list>
      <text:list xml:id="list8917344261561159213" text:style-name="WWNum21">
        <text:list-item>
          <text:p text:style-name="P70">Introduction of an eSIM manager which will enable self-care as well as elimination of physical QR codes</text:p>
        </text:list-item>
        <text:list-item>
          <text:p text:style-name="P70">TOPS will call eSIM manager -&gt;SMDP+ and reserve a profile when a device/accessory needs an eSIM using the eID of the device</text:p>
        </text:list-item>
        <text:list-item>
          <text:p text:style-name="P70"><text:soft-page-break/>After the order is complete, TOPS will call eSIM manager -&gt;SMDP+ to release the eSIM for download </text:p>
        </text:list-item>
        <text:list-item>
          <text:p text:style-name="P70">The RWC/agent will scan a static QR code using the LPA of the device to download the eSIM on the device</text:p>
        </text:list-item>
        <text:list-item>
          <text:p text:style-name="P70">WARP API will allow for an eID to be received from the national retailer and reserve that eSIM for that order</text:p>
        </text:list-item>
        <text:list-item>
          <text:p text:style-name="P70">All DF orders that have a device/accessory will reserve an eSIM for the device/accessory providing the eID</text:p>
        </text:list-item>
        <text:list-item>
          <text:p text:style-name="P70">SAP will send eID as part of the ready to ship call to TOPS</text:p>
        </text:list-item>
        <text:list-item>
          <text:p text:style-name="P70">The customer will scan a static QR code to download the eID for the device/accessory on receipt of the shipment</text:p>
        </text:list-item>
        <text:list-item>
          <text:p text:style-name="P70">If there is a failure in the order flow the eSIM will be released to the pool using a API call to the eSIM manager -&gt;SMDP+</text:p>
        </text:list-item>
      </text:list>
      <text:p text:style-name="P44"><text:s text:c="20"/></text:p>
      <text:p text:style-name="Standard"><text:span text:style-name="T16"><text:s text:c="20"/></text:span><text:span text:style-name="T17">Other considerations</text:span></text:p>
      <text:list xml:id="list4210851608860097966" text:style-name="WWNum23">
        <text:list-item>
          <text:p text:style-name="P71">If self-care is not required, TOPS can possibly be connected directly to SMDP+</text:p>
        </text:list-item>
        <text:list-item>
          <text:p text:style-name="P71">Release of reserved SIMs if not downloaded after 90 days</text:p>
        </text:list-item>
      </text:list>
      <text:list xml:id="list105710036076579" text:continue-list="list105709642795034" text:style-name="WWNum1">
        <text:list-item>
          <text:list>
            <text:list-item>
              <text:list>
                <text:list-item>
                  <text:h text:style-name="P51" text:outline-level="3"><text:bookmark-start text:name="_Toc532974270"/>Pros/Cons for the Solution<text:bookmark-end text:name="_Toc532974270"/> </text:h>
                </text:list-item>
              </text:list>
            </text:list-item>
          </text:list>
        </text:list-item>
      </text:list>
      <text:list xml:id="list105708629149160" text:continue-list="list105708946042353" text:style-name="WWNum12">
        <text:list-item>
          <text:list>
            <text:list-item>
              <text:p text:style-name="P66"><text:span text:style-name="T12">Pro</text:span>: Long-term option </text:p>
            </text:list-item>
            <text:list-item>
              <text:p text:style-name="P68">Cons:</text:p>
              <text:list>
                <text:list-item>
                  <text:p text:style-name="P66">Vendor ecosystem is immature </text:p>
                </text:list-item>
                <text:list-item>
                  <text:p text:style-name="P66">Longer timeline to deliver/certify. More changes in BSS</text:p>
                </text:list-item>
              </text:list>
            </text:list-item>
          </text:list>
        </text:list-item>
      </text:list>
      <text:p text:style-name="Standard"/>
      <text:list xml:id="list105708822895852" text:continue-list="list105710036076579" text:style-name="WWNum1">
        <text:list-item>
          <text:h text:style-name="P49" text:outline-level="1"><text:bookmark-start text:name="_Toc532974271"/>Business Operational Impacts<text:bookmark-end text:name="_Toc532974271"/></text:h>
        </text:list-item>
      </text:list>
      <text:p text:style-name="Standard">Frontline (including agents) and CSRs will need to be trained on how to handle eSIM as part of ordering flow</text:p>
      <text:p text:style-name="P12"/>
      <text:p text:style-name="Standard"/>
      <text:list xml:id="list105708423889487" text:continue-numbering="true" text:style-name="WWNum1">
        <text:list-item>
          <text:h text:style-name="P49" text:outline-level="1"><text:bookmark-start text:name="_Toc532974272"/>Project Uncertainty Profile<text:bookmark-end text:name="_Toc532974272"/></text:h>
        </text:list-item>
      </text:list>
      <text:p text:style-name="P18"><text:span text:style-name="T18">This model will </text:span><text:span text:style-name="T19">help to communicate, plan, invest, and manage more effectively based on a</text:span><text:span text:style-name="T20"> </text:span><text:span text:style-name="T19">project’s measured level of forecast uncertainties. </text:span><text:span text:style-name="T21"> </text:span></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rows-spanned="3" office:value-type="string">
            <text:p text:style-name="P39"><text:soft-page-break/>P r o j e c t <text:s text:c="3"/>C o s t</text:p>
            <text:p text:style-name="P19">Technical Experience</text:p>
          </table:table-cell>
          <table:table-cell table:style-name="Table2.B1" office:value-type="string">
            <text:p text:style-name="P47">Exploration</text:p>
          </table:table-cell>
          <table:table-cell table:style-name="Table2.C1" office:value-type="string">
            <text:p text:style-name="P11"/>
          </table:table-cell>
          <table:table-cell table:style-name="Table2.D1" office:value-type="string">
            <text:p text:style-name="P11"/>
          </table:table-cell>
          <table:table-cell table:style-name="Table2.E1" office:value-type="string">
            <text:p text:style-name="P11"/>
          </table:table-cell>
        </table:table-row>
        <table:table-row table:style-name="Table2.2">
          <table:covered-table-cell/>
          <table:table-cell table:style-name="Table2.B2" office:value-type="string">
            <text:p text:style-name="P47">Journey</text:p>
          </table:table-cell>
          <table:table-cell table:style-name="Table2.C2" office:value-type="string">
            <text:p text:style-name="P11"/>
          </table:table-cell>
          <table:table-cell table:style-name="Table2.D2" office:value-type="string">
            <text:p text:style-name="P11">X</text:p>
          </table:table-cell>
          <table:table-cell table:style-name="Table2.E2" office:value-type="string">
            <text:p text:style-name="P11"/>
          </table:table-cell>
        </table:table-row>
        <table:table-row table:style-name="Table2.3">
          <table:covered-table-cell/>
          <table:table-cell table:style-name="Table2.B3" office:value-type="string">
            <text:p text:style-name="P47">Commute</text:p>
          </table:table-cell>
          <table:table-cell table:style-name="Table2.C3" office:value-type="string">
            <text:p text:style-name="P11"/>
          </table:table-cell>
          <table:table-cell table:style-name="Table2.D3" office:value-type="string">
            <text:p text:style-name="P11"/>
          </table:table-cell>
          <table:table-cell table:style-name="Table2.E3" office:value-type="string">
            <text:p text:style-name="P11"/>
          </table:table-cell>
        </table:table-row>
        <table:table-row table:style-name="Table2.4">
          <table:table-cell table:style-name="Table2.A4" office:value-type="string">
            <text:p text:style-name="P9"/>
          </table:table-cell>
          <table:table-cell table:style-name="Table2.B4" office:value-type="string">
            <text:p text:style-name="P9"/>
          </table:table-cell>
          <table:table-cell table:style-name="Table2.C4" office:value-type="string">
            <text:p text:style-name="P37">Refinement</text:p>
          </table:table-cell>
          <table:table-cell table:style-name="Table2.D4" office:value-type="string">
            <text:p text:style-name="P37">Evolution</text:p>
          </table:table-cell>
          <table:table-cell table:style-name="Table2.E4" office:value-type="string">
            <text:p text:style-name="P37">Revolution</text:p>
          </table:table-cell>
        </table:table-row>
        <table:table-row table:style-name="Table2.5">
          <table:table-cell table:style-name="Table2.A5" office:value-type="string">
            <text:p text:style-name="P9"/>
          </table:table-cell>
          <table:table-cell table:style-name="Table2.B5" office:value-type="string">
            <text:p text:style-name="P9"/>
          </table:table-cell>
          <table:table-cell table:style-name="Table2.C5" table:number-columns-spanned="3" office:value-type="string">
            <text:p text:style-name="P40">Business Case</text:p>
            <text:p text:style-name="P10">Operational Experience</text:p>
          </table:table-cell>
          <table:covered-table-cell/>
          <table:covered-table-cell/>
        </table:table-row>
      </table:table>
      <text:p text:style-name="P6"/>
      <text:p text:style-name="Standard"/>
      <text:p text:style-name="Standard"><text:span text:style-name="T2">Justification of Profile:</text:span><text:span text:style-name="T4"> <text:s/>The IS work is fairly standard following existing standard patterns. The benefits are well documented in the business case</text:span></text:p>
      <text:p text:style-name="P9"/>
      <text:p text:style-name="P3"><text:span text:style-name="page_20_number"/></text:p>
      <text:p text:style-name="P48"><text:bookmark text:name="HomeVoice"/><text:bookmark text:name="_Toc339529993"/><text:bookmark text:name="_Toc339530993"/><text:bookmark text:name="_Toc339532187"/><text:bookmark text:name="_Toc339533379"/><text:bookmark text:name="_Toc339537397"/><text:bookmark text:name="_Toc340840329"/><text:bookmark text:name="_Toc339529997"/><text:bookmark text:name="_Toc339530997"/><text:bookmark text:name="_Toc339532191"/><text:bookmark text:name="_Toc339533382"/><text:bookmark text:name="_Toc339537400"/><text:bookmark text:name="_Toc340840332"/><text:bookmark text:name="_Toc339529998"/><text:bookmark text:name="_Toc339530998"/><text:bookmark text:name="_Toc339532192"/><text:bookmark text:name="_Toc339533383"/><text:bookmark text:name="_Toc339537401"/><text:bookmark text:name="_Toc340840333"/><text:bookmark text:name="_Toc339529999"/><text:bookmark text:name="_Toc339530999"/><text:bookmark text:name="_Toc339532193"/><text:bookmark text:name="_Toc339533384"/><text:bookmark text:name="_Toc339537402"/><text:bookmark text:name="_Toc340840334"/><text:bookmark text:name="_Toc339530000"/><text:bookmark text:name="_Toc339531000"/><text:bookmark text:name="_Toc339532194"/><text:bookmark text:name="_Toc339533385"/><text:bookmark text:name="_Toc339537403"/><text:bookmark text:name="_Toc340840335"/><text:bookmark text:name="_Toc339530001"/><text:bookmark text:name="_Toc339531001"/><text:bookmark text:name="_Toc339532195"/><text:bookmark text:name="_Toc339533386"/><text:bookmark text:name="_Toc339537404"/><text:bookmark text:name="_Toc340840336"/><text:bookmark text:name="_Toc339530002"/><text:bookmark text:name="_Toc339531002"/><text:bookmark text:name="_Toc339532196"/><text:bookmark text:name="_Toc339533387"/><text:bookmark text:name="_Toc339537405"/><text:bookmark text:name="_Toc340840337"/><text:bookmark text:name="_Toc339530003"/><text:bookmark text:name="_Toc339531003"/><text:bookmark text:name="_Toc339532197"/><text:bookmark text:name="_Toc339533388"/><text:bookmark text:name="_Toc339537406"/><text:bookmark text:name="_Toc340840338"/><text:bookmark text:name="_Toc339530004"/><text:bookmark text:name="_Toc339531004"/><text:bookmark text:name="_Toc339532198"/><text:bookmark text:name="_Toc339533389"/><text:bookmark text:name="_Toc339537407"/><text:bookmark text:name="_Toc340840339"/><text:bookmark text:name="_Toc339530005"/><text:bookmark text:name="_Toc339531005"/><text:bookmark text:name="_Toc339532199"/><text:bookmark text:name="_Toc339533390"/><text:bookmark text:name="_Toc339537408"/><text:bookmark text:name="_Toc340840340"/><text:bookmark text:name="_Toc339530006"/><text:bookmark text:name="_Toc339531006"/><text:bookmark text:name="_Toc339532200"/><text:bookmark text:name="_Toc339533391"/><text:bookmark text:name="_Toc339537409"/><text:bookmark text:name="_Toc340840341"/><text:bookmark text:name="_Toc339530007"/><text:bookmark text:name="_Toc339531007"/><text:bookmark text:name="_Toc339532201"/><text:bookmark text:name="_Toc339533392"/><text:bookmark text:name="_Toc339534565"/><text:bookmark text:name="_Toc339534568"/><text:bookmark text:name="_Toc339537410"/><text:bookmark text:name="_Toc340840342"/><text:bookmark text:name="_Toc339530008"/><text:bookmark text:name="_Toc339531008"/><text:bookmark text:name="_Toc339532202"/><text:bookmark text:name="_Toc339533393"/><text:bookmark text:name="_Toc339537411"/><text:bookmark text:name="_Toc340840343"/><text:bookmark text:name="_Toc339530009"/><text:bookmark text:name="_Toc339531009"/><text:bookmark text:name="_Toc339532203"/><text:bookmark text:name="_Toc339533394"/><text:bookmark text:name="_Toc339537412"/><text:bookmark text:name="_Toc340840344"/><text:bookmark text:name="_Toc339530010"/><text:bookmark text:name="_Toc339531010"/><text:bookmark text:name="_Toc339532204"/><text:bookmark text:name="_Toc339533395"/><text:bookmark text:name="_Toc339537413"/><text:bookmark text:name="_Toc340840345"/><text:bookmark text:name="_Toc339530011"/><text:bookmark text:name="_Toc339531011"/><text:bookmark text:name="_Toc339532205"/><text:bookmark text:name="_Toc339533396"/><text:bookmark text:name="_Toc339537414"/><text:bookmark text:name="_Toc340840346"/><text:bookmark text:name="_Toc339530012"/><text:bookmark text:name="_Toc339531012"/><text:bookmark text:name="_Toc339532206"/><text:bookmark text:name="_Toc339533397"/><text:bookmark text:name="_Toc339537415"/><text:bookmark text:name="_Toc340840347"/><text:bookmark text:name="_Toc339530013"/><text:bookmark text:name="_Toc339531013"/><text:bookmark text:name="_Toc339532207"/><text:bookmark text:name="_Toc339533398"/><text:bookmark text:name="_Toc339537416"/><text:bookmark text:name="_Toc340840348"/><text:bookmark text:name="_Toc339530082"/><text:bookmark text:name="_Toc339531082"/><text:bookmark text:name="_Toc339532276"/><text:bookmark text:name="_Toc339533467"/><text:bookmark text:name="_Toc339537485"/><text:bookmark text:name="_Toc340840417"/><text:bookmark text:name="_Toc339530083"/><text:bookmark text:name="_Toc339531083"/><text:bookmark text:name="_Toc339532277"/><text:bookmark text:name="_Toc339533468"/><text:bookmark text:name="_Toc339537486"/><text:bookmark text:name="_Toc340840418"/><text:bookmark text:name="_Toc339530084"/><text:bookmark text:name="_Toc339531084"/><text:bookmark text:name="_Toc339532278"/><text:bookmark text:name="_Toc339533469"/><text:bookmark text:name="_Toc339537487"/><text:bookmark text:name="_Toc340840419"/><text:bookmark text:name="_Toc339530085"/><text:bookmark text:name="_Toc339531085"/><text:bookmark text:name="_Toc339532279"/><text:bookmark text:name="_Toc339533470"/><text:bookmark text:name="_Toc339537488"/><text:bookmark text:name="_Toc340840420"/><text:bookmark text:name="_Toc339530086"/><text:bookmark text:name="_Toc339531086"/><text:bookmark text:name="_Toc339532280"/><text:bookmark text:name="_Toc339533471"/><text:bookmark text:name="_Toc339537489"/><text:bookmark text:name="_Toc340840421"/><text:bookmark text:name="_Toc339530087"/><text:bookmark text:name="_Toc339531087"/><text:bookmark text:name="_Toc339532281"/><text:bookmark text:name="_Toc339533472"/><text:bookmark text:name="_Toc339537490"/><text:bookmark text:name="_Toc340840422"/><text:bookmark text:name="_Toc339530088"/><text:bookmark text:name="_Toc339531088"/><text:bookmark text:name="_Toc339532282"/><text:bookmark text:name="_Toc339533473"/><text:bookmark text:name="_Toc339537491"/><text:bookmark text:name="_Toc340840423"/><text:bookmark text:name="_Toc339530089"/><text:bookmark text:name="_Toc339531089"/><text:bookmark text:name="_Toc339532283"/><text:bookmark text:name="_Toc339533474"/><text:bookmark text:name="_Toc339537492"/><text:bookmark text:name="_Toc340840424"/><text:bookmark text:name="_Toc339530090"/><text:bookmark text:name="_Toc339531090"/><text:bookmark text:name="_Toc339532284"/><text:bookmark text:name="_Toc339533475"/><text:bookmark text:name="_Toc339537493"/><text:bookmark text:name="_Toc340840425"/><text:bookmark text:name="_Toc339530091"/><text:bookmark text:name="_Toc339531091"/><text:bookmark text:name="_Toc339532285"/><text:bookmark text:name="_Toc339533476"/><text:bookmark text:name="_Toc339537494"/><text:bookmark text:name="_Toc340840426"/><text:bookmark text:name="_Toc339530092"/><text:bookmark text:name="_Toc339531092"/><text:bookmark text:name="_Toc339532286"/><text:bookmark text:name="_Toc339533477"/><text:bookmark text:name="_Toc339537495"/><text:bookmark text:name="_Toc340840427"/><text:bookmark text:name="_Toc339530093"/><text:bookmark text:name="_Toc339531093"/><text:bookmark text:name="_Toc339532287"/><text:bookmark text:name="_Toc339533478"/><text:bookmark text:name="_Toc339537496"/><text:bookmark text:name="_Toc340840428"/><text:bookmark text:name="_Toc339530094"/><text:bookmark text:name="_Toc339531094"/><text:bookmark text:name="_Toc339532288"/><text:bookmark text:name="_Toc339533479"/><text:bookmark text:name="_Toc339537497"/><text:bookmark text:name="_Toc340840429"/><text:bookmark text:name="FOCDataUsage"/><text:bookmark text:name="_Toc339530095"/><text:bookmark text:name="_Toc339531095"/><text:bookmark text:name="_Toc339532289"/><text:bookmark text:name="_Toc339533480"/><text:bookmark text:name="_Toc339537498"/><text:bookmark text:name="_Toc340840430"/><text:bookmark text:name="_Toc339530096"/><text:bookmark text:name="_Toc339531096"/><text:bookmark text:name="_Toc339532290"/><text:bookmark text:name="_Toc339533481"/><text:bookmark text:name="_Toc339537499"/><text:bookmark text:name="_Toc340840431"/><text:bookmark text:name="_Toc339530097"/><text:bookmark text:name="_Toc339531097"/><text:bookmark text:name="_Toc339532291"/><text:bookmark text:name="_Toc339533482"/><text:bookmark text:name="_Toc339537500"/><text:bookmark text:name="_Toc340840432"/><text:bookmark text:name="_Toc339530098"/><text:bookmark text:name="_Toc339531098"/><text:bookmark text:name="_Toc339532292"/><text:bookmark text:name="_Toc339533483"/><text:bookmark text:name="_Toc339537501"/><text:bookmark text:name="_Toc340840433"/><text:bookmark text:name="_Toc339530222"/><text:bookmark text:name="_Toc339531222"/><text:bookmark text:name="_Toc339532416"/><text:bookmark text:name="_Toc339533607"/><text:bookmark text:name="_Toc339537625"/><text:bookmark text:name="_Toc340840557"/><text:bookmark text:name="_Toc339530223"/><text:bookmark text:name="_Toc339531223"/><text:bookmark text:name="_Toc339532417"/><text:bookmark text:name="_Toc339533608"/><text:bookmark text:name="_Toc339537626"/><text:bookmark text:name="_Toc340840558"/><text:bookmark text:name="_Toc339530224"/><text:bookmark text:name="_Toc339531224"/><text:bookmark text:name="_Toc339532418"/><text:bookmark text:name="_Toc339533609"/><text:bookmark text:name="_Toc339537627"/><text:bookmark text:name="_Toc340840559"/><text:bookmark text:name="_Toc339530225"/><text:bookmark text:name="_Toc339531225"/><text:bookmark text:name="_Toc339532419"/><text:bookmark text:name="_Toc339533610"/><text:bookmark text:name="_Toc339537628"/><text:bookmark text:name="_Toc340840560"/><text:bookmark text:name="DataHomeRoam"/><text:bookmark text:name="_Toc339530226"/><text:bookmark text:name="_Toc339531226"/><text:bookmark text:name="_Toc339532420"/><text:bookmark text:name="_Toc339533611"/><text:bookmark text:name="_Toc339537629"/><text:bookmark text:name="_Toc340840561"/><text:bookmark text:name="_Toc339530227"/><text:bookmark text:name="_Toc339531227"/><text:bookmark text:name="_Toc339532421"/><text:bookmark text:name="_Toc339533612"/><text:bookmark text:name="_Toc339537630"/><text:bookmark text:name="_Toc340840562"/><text:bookmark text:name="_Toc339530228"/><text:bookmark text:name="_Toc339531228"/><text:bookmark text:name="_Toc339532422"/><text:bookmark text:name="_Toc339533613"/><text:bookmark text:name="_Toc339537631"/><text:bookmark text:name="_Toc340840563"/><text:bookmark text:name="_Toc339530229"/><text:bookmark text:name="_Toc339531229"/><text:bookmark text:name="_Toc339532423"/><text:bookmark text:name="_Toc339533614"/><text:bookmark text:name="_Toc339537632"/><text:bookmark text:name="_Toc340840564"/><text:bookmark text:name="_Toc339530230"/><text:bookmark text:name="_Toc339531230"/><text:bookmark text:name="_Toc339532424"/><text:bookmark text:name="_Toc339533615"/><text:bookmark text:name="_Toc339537633"/><text:bookmark text:name="_Toc340840565"/><text:bookmark text:name="_Toc339530231"/><text:bookmark text:name="_Toc339531231"/><text:bookmark text:name="_Toc339532425"/><text:bookmark text:name="_Toc339533616"/><text:bookmark text:name="_Toc339537634"/><text:bookmark text:name="_Toc340840566"/><text:bookmark text:name="_Toc339530232"/><text:bookmark text:name="_Toc339531232"/><text:bookmark text:name="_Toc339532426"/><text:bookmark text:name="_Toc339533617"/><text:bookmark text:name="_Toc339537635"/><text:bookmark text:name="_Toc340840567"/><text:bookmark text:name="_Toc339530233"/><text:bookmark text:name="_Toc339531233"/><text:bookmark text:name="_Toc339532427"/><text:bookmark text:name="_Toc339533618"/><text:bookmark text:name="_Toc339537636"/><text:bookmark text:name="_Toc340840568"/><text:bookmark text:name="_Toc339530234"/><text:bookmark text:name="_Toc339531234"/><text:bookmark text:name="_Toc339532428"/><text:bookmark text:name="_Toc339533619"/><text:bookmark text:name="_Toc339537637"/><text:bookmark text:name="_Toc340840569"/><text:bookmark text:name="_Toc339530235"/><text:bookmark text:name="_Toc339531235"/><text:bookmark text:name="_Toc339532429"/><text:bookmark text:name="_Toc339533620"/><text:bookmark text:name="_Toc339537638"/><text:bookmark text:name="_Toc340840570"/><text:bookmark text:name="_Toc339530236"/><text:bookmark text:name="_Toc339531236"/><text:bookmark text:name="_Toc339532430"/><text:bookmark text:name="_Toc339533621"/><text:bookmark text:name="_Toc339537639"/><text:bookmark text:name="_Toc340840571"/><text:bookmark text:name="_Toc339530237"/><text:bookmark text:name="_Toc339531237"/><text:bookmark text:name="_Toc339532431"/><text:bookmark text:name="_Toc339533622"/><text:bookmark text:name="_Toc339537640"/><text:bookmark text:name="_Toc340840572"/><text:bookmark text:name="_Toc339530238"/><text:bookmark text:name="_Toc339531238"/><text:bookmark text:name="_Toc339532432"/><text:bookmark text:name="_Toc339533623"/><text:bookmark text:name="_Toc339537641"/><text:bookmark text:name="_Toc340840573"/><text:bookmark text:name="_Toc339530329"/><text:bookmark text:name="_Toc339531329"/><text:bookmark text:name="_Toc339532523"/><text:bookmark text:name="_Toc339533714"/><text:bookmark text:name="_Toc339537732"/><text:bookmark text:name="_Toc340840664"/><text:bookmark text:name="_Toc339530330"/><text:bookmark text:name="_Toc339531330"/><text:bookmark text:name="_Toc339532524"/><text:bookmark text:name="_Toc339533715"/><text:bookmark text:name="_Toc339537733"/><text:bookmark text:name="_Toc340840665"/><text:bookmark text:name="_Toc339530331"/><text:bookmark text:name="_Toc339531331"/><text:bookmark text:name="_Toc339532525"/><text:bookmark text:name="_Toc339533716"/><text:bookmark text:name="_Toc339537734"/><text:bookmark text:name="_Toc340840666"/><text:bookmark text:name="_Toc339530332"/><text:bookmark text:name="_Toc339531332"/><text:bookmark text:name="_Toc339532526"/><text:bookmark text:name="_Toc339533717"/><text:bookmark text:name="_Toc339537735"/><text:bookmark text:name="_Toc340840667"/><text:bookmark text:name="_Toc339530333"/><text:bookmark text:name="_Toc339531333"/><text:bookmark text:name="_Toc339532527"/><text:bookmark text:name="_Toc339533718"/><text:bookmark text:name="_Toc339537736"/><text:bookmark text:name="_Toc340840668"/><text:bookmark text:name="_Toc339530334"/><text:bookmark text:name="_Toc339531334"/><text:bookmark text:name="_Toc339532528"/><text:bookmark text:name="_Toc339533719"/><text:bookmark text:name="_Toc339537737"/><text:bookmark text:name="_Toc340840669"/><text:bookmark text:name="_Toc339530335"/><text:bookmark text:name="_Toc339531335"/><text:bookmark text:name="_Toc339532529"/><text:bookmark text:name="_Toc339533720"/><text:bookmark text:name="_Toc339537738"/><text:bookmark text:name="_Toc340840670"/><text:bookmark text:name="_Toc339530336"/><text:bookmark text:name="_Toc339531336"/><text:bookmark text:name="_Toc339532530"/><text:bookmark text:name="_Toc339533721"/><text:bookmark text:name="_Toc339537739"/><text:bookmark text:name="_Toc340840671"/><text:bookmark text:name="_Toc339530337"/><text:bookmark text:name="_Toc339531337"/><text:bookmark text:name="_Toc339532531"/><text:bookmark text:name="_Toc339533722"/><text:bookmark text:name="_Toc339537740"/><text:bookmark text:name="_Toc340840672"/><text:bookmark text:name="_Toc339530338"/><text:bookmark text:name="_Toc339531338"/><text:bookmark text:name="_Toc339532532"/><text:bookmark text:name="_Toc339533723"/><text:bookmark text:name="_Toc339537741"/><text:bookmark text:name="_Toc340840673"/><text:bookmark text:name="_Toc339530339"/><text:bookmark text:name="_Toc339531339"/><text:bookmark text:name="_Toc339532533"/><text:bookmark text:name="_Toc339533724"/><text:bookmark text:name="_Toc339537742"/><text:bookmark text:name="_Toc340840674"/><text:bookmark text:name="_Toc339530340"/><text:bookmark text:name="_Toc339531340"/><text:bookmark text:name="_Toc339532534"/><text:bookmark text:name="_Toc339533725"/><text:bookmark text:name="_Toc339537743"/><text:bookmark text:name="_Toc340840675"/><text:bookmark text:name="_Toc339530341"/><text:bookmark text:name="_Toc339531341"/><text:bookmark text:name="_Toc339532535"/><text:bookmark text:name="_Toc339533726"/><text:bookmark text:name="_Toc339537744"/><text:bookmark text:name="_Toc340840676"/><text:bookmark text:name="_Toc339530342"/><text:bookmark text:name="_Toc339531342"/><text:bookmark text:name="_Toc339532536"/><text:bookmark text:name="_Toc339533727"/><text:bookmark text:name="_Toc339537745"/><text:bookmark text:name="_Toc340840677"/><text:bookmark text:name="_Toc339530343"/><text:bookmark text:name="_Toc339531343"/><text:bookmark text:name="_Toc339532537"/><text:bookmark text:name="_Toc339533728"/><text:bookmark text:name="_Toc339537746"/><text:bookmark text:name="_Toc340840678"/><text:bookmark text:name="_Toc339530344"/><text:bookmark text:name="_Toc339531344"/><text:bookmark text:name="_Toc339532538"/><text:bookmark text:name="_Toc339533729"/><text:bookmark text:name="_Toc339537747"/><text:bookmark text:name="_Toc340840679"/><text:bookmark text:name="_Toc339530442"/><text:bookmark text:name="_Toc339531442"/><text:bookmark text:name="_Toc339532636"/><text:bookmark text:name="_Toc339533827"/><text:bookmark text:name="_Toc339537845"/><text:bookmark text:name="_Toc340840777"/><text:bookmark text:name="_Toc339530443"/><text:bookmark text:name="_Toc339531443"/><text:bookmark text:name="_Toc339532637"/><text:bookmark text:name="_Toc339533828"/><text:bookmark text:name="_Toc339537846"/><text:bookmark text:name="_Toc340840778"/><text:bookmark text:name="TextOnly"/><text:bookmark text:name="_Toc339530444"/><text:bookmark text:name="_Toc339531444"/><text:bookmark text:name="_Toc339532638"/><text:bookmark text:name="_Toc339533829"/><text:bookmark text:name="_Toc339537847"/><text:bookmark text:name="_Toc340840779"/><text:bookmark text:name="MMSClone"/><text:bookmark text:name="_Toc339530445"/><text:bookmark text:name="_Toc339531445"/><text:bookmark text:name="_Toc339532639"/><text:bookmark text:name="_Toc339533830"/><text:bookmark text:name="_Toc339537848"/><text:bookmark text:name="_Toc340840780"/><text:bookmark text:name="_Toc339530446"/><text:bookmark text:name="_Toc339531446"/><text:bookmark text:name="_Toc339532640"/><text:bookmark text:name="_Toc339533831"/><text:bookmark text:name="_Toc339537849"/><text:bookmark text:name="_Toc340840781"/><text:bookmark text:name="_Toc339530447"/><text:bookmark text:name="_Toc339531447"/><text:bookmark text:name="_Toc339532641"/><text:bookmark text:name="_Toc339533832"/><text:bookmark text:name="_Toc339537850"/><text:bookmark text:name="_Toc340840782"/><text:bookmark text:name="_Toc339530448"/><text:bookmark text:name="_Toc339531448"/><text:bookmark text:name="_Toc339532642"/><text:bookmark text:name="_Toc339533833"/><text:bookmark text:name="_Toc339537851"/><text:bookmark text:name="_Toc340840783"/><text:bookmark text:name="_Toc339530449"/><text:bookmark text:name="_Toc339531449"/><text:bookmark text:name="_Toc339532643"/><text:bookmark text:name="_Toc339533834"/><text:bookmark text:name="_Toc339537852"/><text:bookmark text:name="_Toc340840784"/><text:bookmark text:name="_Toc339530450"/><text:bookmark text:name="_Toc339531450"/><text:bookmark text:name="_Toc339532644"/><text:bookmark text:name="_Toc339533835"/><text:bookmark text:name="_Toc339537853"/><text:bookmark text:name="_Toc340840785"/><text:bookmark text:name="_Toc339530451"/><text:bookmark text:name="_Toc339531451"/><text:bookmark text:name="_Toc339532645"/><text:bookmark text:name="_Toc339533836"/><text:bookmark text:name="_Toc339537854"/><text:bookmark text:name="_Toc340840786"/><text:bookmark text:name="_Toc339530452"/><text:bookmark text:name="_Toc339531452"/><text:bookmark text:name="_Toc339532646"/><text:bookmark text:name="_Toc339533837"/><text:bookmark text:name="_Toc339537855"/><text:bookmark text:name="_Toc340840787"/><text:bookmark text:name="_Toc339530453"/><text:bookmark text:name="_Toc339531453"/><text:bookmark text:name="_Toc339532647"/><text:bookmark text:name="_Toc339533838"/><text:bookmark text:name="_Toc339537856"/><text:bookmark text:name="_Toc340840788"/><text:bookmark text:name="_Toc339530454"/><text:bookmark text:name="_Toc339531454"/><text:bookmark text:name="_Toc339532648"/><text:bookmark text:name="_Toc339533839"/><text:bookmark text:name="_Toc339537857"/><text:bookmark text:name="_Toc340840789"/><text:bookmark text:name="_Toc339530455"/><text:bookmark text:name="_Toc339531455"/><text:bookmark text:name="_Toc339532649"/><text:bookmark text:name="_Toc339533840"/><text:bookmark text:name="_Toc339537858"/><text:bookmark text:name="_Toc340840790"/><text:bookmark text:name="_Toc339530456"/><text:bookmark text:name="_Toc339531456"/><text:bookmark text:name="_Toc339532650"/><text:bookmark text:name="_Toc339533841"/><text:bookmark text:name="_Toc339537859"/><text:bookmark text:name="_Toc340840791"/><text:bookmark text:name="_Toc339530457"/><text:bookmark text:name="_Toc339531457"/><text:bookmark text:name="_Toc339532651"/><text:bookmark text:name="_Toc339533842"/><text:bookmark text:name="_Toc339537860"/><text:bookmark text:name="_Toc340840792"/><text:bookmark text:name="_Toc339530458"/><text:bookmark text:name="_Toc339531458"/><text:bookmark text:name="_Toc339532652"/><text:bookmark text:name="_Toc339533843"/><text:bookmark text:name="_Toc339537861"/><text:bookmark text:name="_Toc340840793"/><text:bookmark text:name="_Toc339530459"/><text:bookmark text:name="_Toc339531459"/><text:bookmark text:name="_Toc339532653"/><text:bookmark text:name="_Toc339533844"/><text:bookmark text:name="_Toc339537862"/><text:bookmark text:name="_Toc340840794"/><text:bookmark text:name="_Toc339530460"/><text:bookmark text:name="_Toc339531460"/><text:bookmark text:name="_Toc339532654"/><text:bookmark text:name="_Toc339533845"/><text:bookmark text:name="_Toc339537863"/><text:bookmark text:name="_Toc340840795"/><text:bookmark text:name="_Toc339530611"/><text:bookmark text:name="_Toc339531611"/><text:bookmark text:name="_Toc339532805"/><text:bookmark text:name="_Toc339533996"/><text:bookmark text:name="_Toc339538014"/><text:bookmark text:name="_Toc340840946"/><text:bookmark text:name="_Toc339530612"/><text:bookmark text:name="_Toc339531612"/><text:bookmark text:name="_Toc339532806"/><text:bookmark text:name="_Toc339533997"/><text:bookmark text:name="_Toc339538015"/><text:bookmark text:name="_Toc340840947"/><text:bookmark text:name="_Toc339530613"/><text:bookmark text:name="_Toc339531613"/><text:bookmark text:name="_Toc339532807"/><text:bookmark text:name="_Toc339533998"/><text:bookmark text:name="_Toc339538016"/><text:bookmark text:name="_Toc340840948"/><text:bookmark text:name="_Toc339530614"/><text:bookmark text:name="_Toc339531614"/><text:bookmark text:name="_Toc339532808"/><text:bookmark text:name="_Toc339533999"/><text:bookmark text:name="_Toc339538017"/><text:bookmark text:name="_Toc340840949"/><text:bookmark text:name="_Toc339530615"/><text:bookmark text:name="_Toc339531615"/><text:bookmark text:name="_Toc339532809"/><text:bookmark text:name="_Toc339534000"/><text:bookmark text:name="_Toc339538018"/><text:bookmark text:name="_Toc340840950"/><text:bookmark text:name="_Toc339530616"/><text:bookmark text:name="_Toc339531616"/><text:bookmark text:name="_Toc339532810"/><text:bookmark text:name="_Toc339534001"/><text:bookmark text:name="_Toc339538019"/><text:bookmark text:name="_Toc340840951"/><text:bookmark text:name="_Toc339530617"/><text:bookmark text:name="_Toc339531617"/><text:bookmark text:name="_Toc339532811"/><text:bookmark text:name="_Toc339534002"/><text:bookmark text:name="_Toc339538020"/><text:bookmark text:name="_Toc340840952"/><text:bookmark text:name="_Toc339530618"/><text:bookmark text:name="_Toc339531618"/><text:bookmark text:name="_Toc339532812"/><text:bookmark text:name="_Toc339534003"/><text:bookmark text:name="_Toc339538021"/><text:bookmark text:name="_Toc340840953"/><text:bookmark text:name="_Toc339530619"/><text:bookmark text:name="_Toc339531619"/><text:bookmark text:name="_Toc339532813"/><text:bookmark text:name="_Toc339534004"/><text:bookmark text:name="_Toc339538022"/><text:bookmark text:name="_Toc340840954"/><text:bookmark text:name="_Toc339530620"/><text:bookmark text:name="_Toc339531620"/><text:bookmark text:name="_Toc339532814"/><text:bookmark text:name="_Toc339534005"/><text:bookmark text:name="_Toc339538023"/><text:bookmark text:name="_Toc340840955"/><text:bookmark text:name="_Toc339530621"/><text:bookmark text:name="_Toc339531621"/><text:bookmark text:name="_Toc339532815"/><text:bookmark text:name="_Toc339534006"/><text:bookmark text:name="_Toc339538024"/><text:bookmark text:name="_Toc340840956"/><text:bookmark text:name="_Toc339530622"/><text:bookmark text:name="_Toc339531622"/><text:bookmark text:name="_Toc339532816"/><text:bookmark text:name="_Toc339534007"/><text:bookmark text:name="_Toc339538025"/><text:bookmark text:name="_Toc340840957"/><text:bookmark text:name="_Toc339530623"/><text:bookmark text:name="_Toc339531623"/><text:bookmark text:name="_Toc339532817"/><text:bookmark text:name="_Toc339534008"/><text:bookmark text:name="_Toc339538026"/><text:bookmark text:name="_Toc340840958"/><text:bookmark text:name="_Toc339530624"/><text:bookmark text:name="_Toc339531624"/><text:bookmark text:name="_Toc339532818"/><text:bookmark text:name="_Toc339534009"/><text:bookmark text:name="_Toc339538027"/><text:bookmark text:name="_Toc340840959"/><text:bookmark text:name="_Toc339530625"/><text:bookmark text:name="_Toc339531625"/><text:bookmark text:name="_Toc339532819"/><text:bookmark text:name="_Toc339534010"/><text:bookmark text:name="_Toc339538028"/><text:bookmark text:name="_Toc340840960"/><text:bookmark text:name="_Toc339530689"/><text:bookmark text:name="_Toc339531689"/><text:bookmark text:name="_Toc339532883"/><text:bookmark text:name="_Toc339534074"/><text:bookmark text:name="_Toc339538092"/><text:bookmark text:name="_Toc340841024"/><text:bookmark text:name="_Toc339530690"/><text:bookmark text:name="_Toc339531690"/><text:bookmark text:name="_Toc339532884"/><text:bookmark text:name="_Toc339534075"/><text:bookmark text:name="_Toc339538093"/><text:bookmark text:name="_Toc340841025"/><text:bookmark text:name="_Toc339530691"/><text:bookmark text:name="_Toc339531691"/><text:bookmark text:name="_Toc339532885"/><text:bookmark text:name="_Toc339534076"/><text:bookmark text:name="_Toc339538094"/><text:bookmark text:name="_Toc340841026"/><text:bookmark text:name="_Toc339530692"/><text:bookmark text:name="_Toc339531692"/><text:bookmark text:name="_Toc339532886"/><text:bookmark text:name="_Toc339534077"/><text:bookmark text:name="_Toc339538095"/><text:bookmark text:name="_Toc340841027"/><text:bookmark text:name="LTE"/><text:bookmark text:name="_Toc339530693"/><text:bookmark text:name="_Toc339531693"/><text:bookmark text:name="_Toc339532887"/><text:bookmark text:name="_Toc339534078"/><text:bookmark text:name="_Toc339538096"/><text:bookmark text:name="_Toc340841028"/><text:bookmark text:name="_Toc339530694"/><text:bookmark text:name="_Toc339531694"/><text:bookmark text:name="_Toc339532888"/><text:bookmark text:name="_Toc339534079"/><text:bookmark text:name="_Toc339538097"/><text:bookmark text:name="_Toc340841029"/><text:bookmark text:name="_Toc339530695"/><text:bookmark text:name="_Toc339531695"/><text:bookmark text:name="_Toc339532889"/><text:bookmark text:name="_Toc339534080"/><text:bookmark text:name="_Toc339538098"/><text:bookmark text:name="_Toc340841030"/><text:bookmark text:name="_Toc339530696"/><text:bookmark text:name="_Toc339531696"/><text:bookmark text:name="_Toc339532890"/><text:bookmark text:name="_Toc339534081"/><text:bookmark text:name="_Toc339538099"/><text:bookmark text:name="_Toc340841031"/><text:bookmark text:name="_Toc339530697"/><text:bookmark text:name="_Toc339531697"/><text:bookmark text:name="_Toc339532891"/><text:bookmark text:name="_Toc339534082"/><text:bookmark text:name="_Toc339538100"/><text:bookmark text:name="_Toc340841032"/><text:bookmark text:name="_Toc339530698"/><text:bookmark text:name="_Toc339531698"/><text:bookmark text:name="_Toc339532892"/><text:bookmark text:name="_Toc339534083"/><text:bookmark text:name="_Toc339538101"/><text:bookmark text:name="_Toc340841033"/><text:bookmark text:name="_Toc339530699"/><text:bookmark text:name="_Toc339531699"/><text:bookmark text:name="_Toc339532893"/><text:bookmark text:name="_Toc339534084"/><text:bookmark text:name="_Toc339538102"/><text:bookmark text:name="_Toc340841034"/><text:bookmark text:name="_Toc339530700"/><text:bookmark text:name="_Toc339531700"/><text:bookmark text:name="_Toc339532894"/><text:bookmark text:name="_Toc339534085"/><text:bookmark text:name="_Toc339538103"/><text:bookmark text:name="_Toc340841035"/><text:bookmark text:name="_Toc339530701"/><text:bookmark text:name="_Toc339531701"/><text:bookmark text:name="_Toc339532895"/><text:bookmark text:name="_Toc339534086"/><text:bookmark text:name="_Toc339538104"/><text:bookmark text:name="_Toc340841036"/><text:bookmark text:name="_Toc339530702"/><text:bookmark text:name="_Toc339531702"/><text:bookmark text:name="_Toc339532896"/><text:bookmark text:name="_Toc339534087"/><text:bookmark text:name="_Toc339538105"/><text:bookmark text:name="_Toc340841037"/><text:bookmark text:name="_Toc339530703"/><text:bookmark text:name="_Toc339531703"/><text:bookmark text:name="_Toc339532897"/><text:bookmark text:name="_Toc339534088"/><text:bookmark text:name="_Toc339538106"/><text:bookmark text:name="_Toc340841038"/><text:bookmark text:name="_Toc339530704"/><text:bookmark text:name="_Toc339531704"/><text:bookmark text:name="_Toc339532898"/><text:bookmark text:name="_Toc339534089"/><text:bookmark text:name="_Toc339538107"/><text:bookmark text:name="_Toc340841039"/><text:bookmark text:name="_Toc339530705"/><text:bookmark text:name="_Toc339531705"/><text:bookmark text:name="_Toc339532899"/><text:bookmark text:name="_Toc339534090"/><text:bookmark text:name="_Toc339538108"/><text:bookmark text:name="_Toc340841040"/><text:bookmark text:name="_Toc339530706"/><text:bookmark text:name="_Toc339531706"/><text:bookmark text:name="_Toc339532900"/><text:bookmark text:name="_Toc339534091"/><text:bookmark text:name="_Toc339538109"/><text:bookmark text:name="_Toc340841041"/><text:bookmark text:name="_Toc339530707"/><text:bookmark text:name="_Toc339531707"/><text:bookmark text:name="_Toc339532901"/><text:bookmark text:name="_Toc339534092"/><text:bookmark text:name="_Toc339538110"/><text:bookmark text:name="_Toc340841042"/><text:bookmark text:name="_Toc339530708"/><text:bookmark text:name="_Toc339531708"/><text:bookmark text:name="_Toc339532902"/><text:bookmark text:name="_Toc339534093"/><text:bookmark text:name="_Toc339538111"/><text:bookmark text:name="_Toc340841043"/><text:bookmark text:name="_Toc339530794"/><text:bookmark text:name="_Toc339531794"/><text:bookmark text:name="_Toc339532988"/><text:bookmark text:name="_Toc339534179"/><text:bookmark text:name="_Toc339538197"/><text:bookmark text:name="_Toc340841129"/><text:bookmark text:name="_Toc339530795"/><text:bookmark text:name="_Toc339531795"/><text:bookmark text:name="_Toc339532989"/><text:bookmark text:name="_Toc339534180"/><text:bookmark text:name="_Toc339538198"/><text:bookmark text:name="_Toc340841130"/><text:bookmark text:name="_Toc339530796"/><text:bookmark text:name="_Toc339531796"/><text:bookmark text:name="_Toc339532990"/><text:bookmark text:name="_Toc339534181"/><text:bookmark text:name="_Toc339538199"/><text:bookmark text:name="_Toc340841131"/><text:bookmark text:name="_Toc339530797"/><text:bookmark text:name="_Toc339531797"/><text:bookmark text:name="_Toc339532991"/><text:bookmark text:name="_Toc339534182"/><text:bookmark text:name="_Toc339538200"/><text:bookmark text:name="_Toc340841132"/><text:bookmark text:name="_Toc339530798"/><text:bookmark text:name="_Toc339531798"/><text:bookmark text:name="_Toc339532992"/><text:bookmark text:name="_Toc339534183"/><text:bookmark text:name="_Toc339538201"/><text:bookmark text:name="_Toc340841133"/><text:bookmark text:name="_Toc339530799"/><text:bookmark text:name="_Toc339531799"/><text:bookmark text:name="_Toc339532993"/><text:bookmark text:name="_Toc339534184"/><text:bookmark text:name="_Toc339538202"/><text:bookmark text:name="_Toc340841134"/><text:bookmark text:name="_Toc339530800"/><text:bookmark text:name="_Toc339531800"/><text:bookmark text:name="_Toc339532994"/><text:bookmark text:name="_Toc339534185"/><text:bookmark text:name="_Toc339538203"/><text:bookmark text:name="_Toc340841135"/><text:bookmark text:name="_Toc339530801"/><text:bookmark text:name="_Toc339531801"/><text:bookmark text:name="_Toc339532995"/><text:bookmark text:name="_Toc339534186"/><text:bookmark text:name="_Toc339538204"/><text:bookmark text:name="_Toc340841136"/><text:bookmark text:name="_Toc339530802"/><text:bookmark text:name="_Toc339531802"/><text:bookmark text:name="_Toc339532996"/><text:bookmark text:name="_Toc339534187"/><text:bookmark text:name="_Toc339538205"/><text:bookmark text:name="_Toc340841137"/><text:bookmark text:name="_Toc339530803"/><text:bookmark text:name="_Toc339531803"/><text:bookmark text:name="_Toc339532997"/><text:bookmark text:name="_Toc339534188"/><text:bookmark text:name="_Toc339538206"/><text:bookmark text:name="_Toc340841138"/><text:bookmark text:name="_Toc339530804"/><text:bookmark text:name="_Toc339531804"/><text:bookmark text:name="_Toc339532998"/><text:bookmark text:name="_Toc339534189"/><text:bookmark text:name="_Toc339538207"/><text:bookmark text:name="_Toc340841139"/><text:bookmark text:name="_Toc339530805"/><text:bookmark text:name="_Toc339531805"/><text:bookmark text:name="_Toc339532999"/><text:bookmark text:name="_Toc339534190"/><text:bookmark text:name="_Toc339538208"/><text:bookmark text:name="_Toc340841140"/><text:bookmark text:name="_Toc339530806"/><text:bookmark text:name="_Toc339531806"/><text:bookmark text:name="_Toc339533000"/><text:bookmark text:name="_Toc339534191"/><text:bookmark text:name="_Toc339538209"/><text:bookmark text:name="_Toc340841141"/><text:bookmark text:name="_Toc339530807"/><text:bookmark text:name="_Toc339531807"/><text:bookmark text:name="_Toc339533001"/><text:bookmark text:name="_Toc339534192"/><text:bookmark text:name="_Toc339538210"/><text:bookmark text:name="_Toc340841142"/><text:bookmark text:name="_Toc339530808"/><text:bookmark text:name="_Toc339531808"/><text:bookmark text:name="_Toc339533002"/><text:bookmark text:name="_Toc339534193"/><text:bookmark text:name="_Toc339538211"/><text:bookmark text:name="_Toc340841143"/><text:bookmark text:name="_Toc339530809"/><text:bookmark text:name="_Toc339531809"/><text:bookmark text:name="_Toc339533003"/><text:bookmark text:name="_Toc339534194"/><text:bookmark text:name="_Toc339538212"/><text:bookmark text:name="_Toc340841144"/><text:bookmark text:name="_Toc339530810"/><text:bookmark text:name="_Toc339531810"/><text:bookmark text:name="_Toc339533004"/><text:bookmark text:name="_Toc339534195"/><text:bookmark text:name="_Toc339538213"/><text:bookmark text:name="_Toc340841145"/><text:bookmark text:name="_Toc339530811"/><text:bookmark text:name="_Toc339531811"/><text:bookmark text:name="_Toc339533005"/><text:bookmark text:name="_Toc339534196"/><text:bookmark text:name="_Toc339538214"/><text:bookmark text:name="_Toc340841146"/><text:bookmark text:name="_Toc339530812"/><text:bookmark text:name="_Toc339531812"/><text:bookmark text:name="_Toc339533006"/><text:bookmark text:name="_Toc339534197"/><text:bookmark text:name="_Toc339538215"/><text:bookmark text:name="_Toc340841147"/><text:bookmark text:name="_Toc339530813"/><text:bookmark text:name="_Toc339531813"/><text:bookmark text:name="_Toc339533007"/><text:bookmark text:name="_Toc339534198"/><text:bookmark text:name="_Toc339538216"/><text:bookmark text:name="_Toc340841148"/><text:bookmark text:name="_Toc339530814"/><text:bookmark text:name="_Toc339531814"/><text:bookmark text:name="_Toc339533008"/><text:bookmark text:name="_Toc339534199"/><text:bookmark text:name="_Toc339538217"/><text:bookmark text:name="_Toc340841149"/><text:bookmark text:name="_Toc339530815"/><text:bookmark text:name="_Toc339531815"/><text:bookmark text:name="_Toc339533009"/><text:bookmark text:name="_Toc339534200"/><text:bookmark text:name="_Toc339538218"/><text:bookmark text:name="_Toc340841150"/><text:bookmark text:name="_Toc339530816"/><text:bookmark text:name="_Toc339531816"/><text:bookmark text:name="_Toc339533010"/><text:bookmark text:name="_Toc339534201"/><text:bookmark text:name="_Toc339538219"/><text:bookmark text:name="_Toc340841151"/><text:bookmark text:name="_Toc339530817"/><text:bookmark text:name="_Toc339531817"/><text:bookmark text:name="_Toc339533011"/><text:bookmark text:name="_Toc339534202"/><text:bookmark text:name="_Toc339538220"/><text:bookmark text:name="_Toc340841152"/><text:bookmark text:name="_Toc339530818"/><text:bookmark text:name="_Toc339531818"/><text:bookmark text:name="_Toc339533012"/><text:bookmark text:name="_Toc339534203"/><text:bookmark text:name="_Toc339538221"/><text:bookmark text:name="_Toc340841153"/><text:bookmark text:name="_Toc339530891"/><text:bookmark text:name="_Toc339531891"/><text:bookmark text:name="_Toc339533085"/><text:bookmark text:name="_Toc339534276"/><text:bookmark text:name="_Toc339538294"/><text:bookmark text:name="_Toc340841226"/><text:bookmark text:name="_Toc339530892"/><text:bookmark text:name="_Toc339531892"/><text:bookmark text:name="_Toc339533086"/><text:bookmark text:name="_Toc339534277"/><text:bookmark text:name="_Toc339538295"/><text:bookmark text:name="_Toc340841227"/><text:bookmark text:name="_Toc339530893"/><text:bookmark text:name="_Toc339531893"/><text:bookmark text:name="_Toc339533087"/><text:bookmark text:name="_Toc339534278"/><text:bookmark text:name="_Toc339538296"/><text:bookmark text:name="_Toc340841228"/><text:bookmark text:name="_Toc339530894"/><text:bookmark text:name="_Toc339531894"/><text:bookmark text:name="_Toc339533088"/><text:bookmark text:name="_Toc339534279"/><text:bookmark text:name="_Toc339538297"/><text:bookmark text:name="_Toc340841229"/><text:bookmark text:name="_Toc339530895"/><text:bookmark text:name="_Toc339531895"/><text:bookmark text:name="_Toc339533089"/><text:bookmark text:name="_Toc339534280"/><text:bookmark text:name="_Toc339538298"/><text:bookmark text:name="_Toc340841230"/><text:bookmark text:name="_Toc339530896"/><text:bookmark text:name="_Toc339531896"/><text:bookmark text:name="_Toc339533090"/><text:bookmark text:name="_Toc339534281"/><text:bookmark text:name="_Toc339538299"/><text:bookmark text:name="_Toc340841231"/><text:bookmark text:name="_Toc339530897"/><text:bookmark text:name="_Toc339531897"/><text:bookmark text:name="_Toc339533091"/><text:bookmark text:name="_Toc339534282"/><text:bookmark text:name="_Toc339538300"/><text:bookmark text:name="_Toc340841232"/><text:bookmark text:name="_Toc339530898"/><text:bookmark text:name="_Toc339531898"/><text:bookmark text:name="_Toc339533092"/><text:bookmark text:name="_Toc339534283"/><text:bookmark text:name="_Toc339538301"/><text:bookmark text:name="_Toc340841233"/><text:bookmark text:name="_Toc339530899"/><text:bookmark text:name="_Toc339531899"/><text:bookmark text:name="_Toc339533093"/><text:bookmark text:name="_Toc339534284"/><text:bookmark text:name="_Toc339538302"/><text:bookmark text:name="_Toc340841234"/><text:bookmark text:name="_Toc339530900"/><text:bookmark text:name="_Toc339531900"/><text:bookmark text:name="_Toc339533094"/><text:bookmark text:name="_Toc339534285"/><text:bookmark text:name="_Toc339538303"/><text:bookmark text:name="_Toc340841235"/><text:bookmark text:name="_Toc339530901"/><text:bookmark text:name="_Toc339531901"/><text:bookmark text:name="_Toc339533095"/><text:bookmark text:name="_Toc339534286"/><text:bookmark text:name="_Toc339538304"/><text:bookmark text:name="_Toc340841236"/><text:bookmark text:name="_Toc339530902"/><text:bookmark text:name="_Toc339531902"/><text:bookmark text:name="_Toc339533096"/><text:bookmark text:name="_Toc339534287"/><text:bookmark text:name="_Toc339538305"/><text:bookmark text:name="_Toc340841237"/><text:bookmark text:name="_Toc339530903"/><text:bookmark text:name="_Toc339531903"/><text:bookmark text:name="_Toc339533097"/><text:bookmark text:name="_Toc339534288"/><text:bookmark text:name="_Toc339538306"/><text:bookmark text:name="_Toc340841238"/><text:bookmark text:name="_Toc339530904"/><text:bookmark text:name="_Toc339531904"/><text:bookmark text:name="_Toc339533098"/><text:bookmark text:name="_Toc339534289"/><text:bookmark text:name="_Toc339538307"/><text:bookmark text:name="_Toc340841239"/><text:bookmark text:name="_Toc339530905"/><text:bookmark text:name="_Toc339531905"/><text:bookmark text:name="_Toc339533099"/><text:bookmark text:name="_Toc339534290"/><text:bookmark text:name="_Toc339538308"/><text:bookmark text:name="_Toc340841240"/><text:bookmark text:name="_Toc339530906"/><text:bookmark text:name="_Toc339531906"/><text:bookmark text:name="_Toc339533100"/><text:bookmark text:name="_Toc339534291"/><text:bookmark text:name="_Toc339538309"/><text:bookmark text:name="_Toc340841241"/><text:bookmark text:name="_Toc339530907"/><text:bookmark text:name="_Toc339531907"/><text:bookmark text:name="_Toc339533101"/><text:bookmark text:name="_Toc339534292"/><text:bookmark text:name="_Toc339538310"/><text:bookmark text:name="_Toc340841242"/><text:bookmark text:name="_Toc339530908"/><text:bookmark text:name="_Toc339531908"/><text:bookmark text:name="_Toc339533102"/><text:bookmark text:name="_Toc339534293"/><text:bookmark text:name="_Toc339538311"/><text:bookmark text:name="_Toc340841243"/><text:bookmark text:name="_Toc339530909"/><text:bookmark text:name="_Toc339531909"/><text:bookmark text:name="_Toc339533103"/><text:bookmark text:name="_Toc339534294"/><text:bookmark text:name="_Toc339538312"/><text:bookmark text:name="_Toc340841244"/><text:bookmark-start text:name="_Toc256020607"/><text:bookmark-start text:name="_Toc256020627"/><text:bookmark-start text:name="_Toc256020675"/><text:bookmark-start text:name="_Toc267258885"/><text:bookmark-start text:name="_Toc267299250"/><text:bookmark-start text:name="_Toc267299386"/></text:p>
      <text:list xml:id="list105709484883920" text:continue-numbering="true" text:style-name="WWNum1">
        <text:list-item>
          <text:h text:style-name="P50" text:outline-level="1"><text:bookmark-end text:name="_Toc256020627"/><text:bookmark-end text:name="_Toc256020675"/><text:bookmark-end text:name="_Toc267258885"/><text:bookmark-end text:name="_Toc267299250"/><text:bookmark-end text:name="_Toc267299386"/><text:bookmark text:name="_Toc339531967"/><text:bookmark text:name="_Toc339533162"/><text:bookmark text:name="_Toc339534353"/><text:bookmark text:name="_Toc339538372"/><text:bookmark text:name="_Toc340841306"/><text:bookmark text:name="_Toc339531968"/><text:bookmark text:name="_Toc339533163"/><text:bookmark text:name="_Toc339534354"/><text:bookmark text:name="_Toc339538373"/><text:bookmark text:name="_Toc340841307"/><text:bookmark text:name="_Toc339531969"/><text:bookmark text:name="_Toc339533164"/><text:bookmark text:name="_Toc339534355"/><text:bookmark text:name="_Toc339538374"/><text:bookmark text:name="_Toc340841308"/><text:bookmark text:name="_Toc339531970"/><text:bookmark text:name="_Toc339533165"/><text:bookmark text:name="_Toc339534356"/><text:bookmark text:name="_Toc339538375"/><text:bookmark text:name="_Toc340841309"/><text:bookmark text:name="_Toc339531971"/><text:bookmark text:name="_Toc339533166"/><text:bookmark text:name="_Toc339534357"/><text:bookmark text:name="_Toc339538376"/><text:bookmark text:name="_Toc340841310"/><text:bookmark text:name="_Toc339531972"/><text:bookmark text:name="_Toc339533167"/><text:bookmark text:name="_Toc339534358"/><text:bookmark text:name="_Toc339538377"/><text:bookmark text:name="_Toc340841311"/><text:bookmark text:name="_Toc339531973"/><text:bookmark text:name="_Toc339533168"/><text:bookmark text:name="_Toc339534359"/><text:bookmark text:name="_Toc339538378"/><text:bookmark text:name="_Toc340841312"/><text:bookmark text:name="_Toc339531974"/><text:bookmark text:name="_Toc339533169"/><text:bookmark text:name="_Toc339534360"/><text:bookmark text:name="_Toc339538379"/><text:bookmark text:name="_Toc340841313"/><text:bookmark text:name="_Toc339531975"/><text:bookmark text:name="_Toc339533170"/><text:bookmark text:name="_Toc339534361"/><text:bookmark text:name="_Toc339538380"/><text:bookmark text:name="_Toc340841314"/><text:bookmark text:name="_Toc339531976"/><text:bookmark text:name="_Toc339533171"/><text:bookmark text:name="_Toc339534362"/><text:bookmark text:name="_Toc339538381"/><text:bookmark text:name="_Toc340841315"/><text:bookmark text:name="_Toc339531977"/><text:bookmark text:name="_Toc339533172"/><text:bookmark text:name="_Toc339534363"/><text:bookmark text:name="_Toc339538382"/><text:bookmark text:name="_Toc340841316"/><text:bookmark text:name="_Toc339532071"/><text:bookmark text:name="_Toc339533266"/><text:bookmark text:name="_Toc339534457"/><text:bookmark text:name="_Toc339538476"/><text:bookmark text:name="_Toc340841410"/><text:bookmark text:name="_Toc339532072"/><text:bookmark text:name="_Toc339533267"/><text:bookmark text:name="_Toc339534458"/><text:bookmark text:name="_Toc339538477"/><text:bookmark text:name="_Toc340841411"/><text:bookmark text:name="_Toc339532073"/><text:bookmark text:name="_Toc339533268"/><text:bookmark text:name="_Toc339534459"/><text:bookmark text:name="_Toc339538478"/><text:bookmark text:name="_Toc340841412"/><text:bookmark text:name="_Toc339532074"/><text:bookmark text:name="_Toc339533269"/><text:bookmark text:name="_Toc339534460"/><text:bookmark text:name="_Toc339538479"/><text:bookmark text:name="_Toc340841413"/><text:bookmark text:name="_Toc339532075"/><text:bookmark text:name="_Toc339533270"/><text:bookmark text:name="_Toc339534461"/><text:bookmark text:name="_Toc339538480"/><text:bookmark text:name="_Toc340841414"/><text:bookmark text:name="_Toc339532076"/><text:bookmark text:name="_Toc339533271"/><text:bookmark text:name="_Toc339534462"/><text:bookmark text:name="_Toc339538481"/><text:bookmark text:name="_Toc340841415"/><text:bookmark text:name="_Toc339532077"/><text:bookmark text:name="_Toc339533272"/><text:bookmark text:name="_Toc339534463"/><text:bookmark text:name="_Toc339538482"/><text:bookmark text:name="_Toc340841416"/><text:bookmark text:name="_Toc339532078"/><text:bookmark text:name="_Toc339533273"/><text:bookmark text:name="_Toc339534464"/><text:bookmark text:name="_Toc339538483"/><text:bookmark text:name="_Toc340841417"/><text:bookmark text:name="_Toc339532079"/><text:bookmark text:name="_Toc339533274"/><text:bookmark text:name="_Toc339534465"/><text:bookmark text:name="_Toc339538484"/><text:bookmark text:name="_Toc340841418"/><text:bookmark text:name="_Toc339532080"/><text:bookmark text:name="_Toc339533275"/><text:bookmark text:name="_Toc339534466"/><text:bookmark text:name="_Toc339538485"/><text:bookmark text:name="_Toc340841419"/><text:bookmark text:name="_Toc339532081"/><text:bookmark text:name="_Toc339533276"/><text:bookmark text:name="_Toc339534467"/><text:bookmark text:name="_Toc339538486"/><text:bookmark text:name="_Toc340841420"/><text:bookmark text:name="_Toc339532082"/><text:bookmark text:name="_Toc339533277"/><text:bookmark text:name="_Toc339534468"/><text:bookmark text:name="_Toc339538487"/><text:bookmark text:name="_Toc340841421"/><text:bookmark text:name="_Toc339532083"/><text:bookmark text:name="_Toc339533278"/><text:bookmark text:name="_Toc339534469"/><text:bookmark text:name="_Toc339538488"/><text:bookmark text:name="_Toc340841422"/><text:bookmark text:name="_Toc339532084"/><text:bookmark text:name="_Toc339533279"/><text:bookmark text:name="_Toc339534470"/><text:bookmark text:name="_Toc339538489"/><text:bookmark text:name="_Toc340841423"/><text:bookmark text:name="_Toc339532085"/><text:bookmark text:name="_Toc339533280"/><text:bookmark text:name="_Toc339534471"/><text:bookmark text:name="_Toc339538490"/><text:bookmark text:name="_Toc340841424"/><text:bookmark text:name="_Toc339532086"/><text:bookmark text:name="_Toc339533281"/><text:bookmark text:name="_Toc339534472"/><text:bookmark text:name="_Toc339538491"/><text:bookmark text:name="_Toc340841425"/><text:bookmark text:name="_Toc339532087"/><text:bookmark text:name="_Toc339533282"/><text:bookmark text:name="_Toc339534473"/><text:bookmark text:name="_Toc339538492"/><text:bookmark text:name="_Toc340841426"/><text:bookmark text:name="_Toc339532088"/><text:bookmark text:name="_Toc339533283"/><text:bookmark text:name="_Toc339534474"/><text:bookmark text:name="_Toc339538493"/><text:bookmark text:name="_Toc340841427"/><text:bookmark text:name="_Toc339532089"/><text:bookmark text:name="_Toc339533284"/><text:bookmark text:name="_Toc339534475"/><text:bookmark text:name="_Toc339538494"/><text:bookmark text:name="_Toc340841428"/><text:bookmark text:name="_Toc339532090"/><text:bookmark text:name="_Toc339533285"/><text:bookmark text:name="_Toc339534476"/><text:bookmark text:name="_Toc339538495"/><text:bookmark text:name="_Toc340841429"/><text:bookmark text:name="_Toc339532091"/><text:bookmark text:name="_Toc339533286"/><text:bookmark text:name="_Toc339534477"/><text:bookmark text:name="_Toc339538496"/><text:bookmark text:name="_Toc340841430"/><text:bookmark text:name="_Toc339532092"/><text:bookmark text:name="_Toc339533287"/><text:bookmark text:name="_Toc339534478"/><text:bookmark text:name="_Toc339538497"/><text:bookmark text:name="_Toc340841431"/><text:bookmark text:name="_Toc339532093"/><text:bookmark text:name="_Toc339533288"/><text:bookmark text:name="_Toc339534479"/><text:bookmark text:name="_Toc339538498"/><text:bookmark text:name="_Toc340841432"/><text:bookmark text:name="_Toc339532094"/><text:bookmark text:name="_Toc339533289"/><text:bookmark text:name="_Toc339534480"/><text:bookmark text:name="_Toc339538499"/><text:bookmark text:name="_Toc340841433"/><text:bookmark text:name="_Toc339532095"/><text:bookmark text:name="_Toc339533290"/><text:bookmark text:name="_Toc339534481"/><text:bookmark text:name="_Toc339538500"/><text:bookmark text:name="_Toc340841434"/><text:bookmark text:name="_Toc339532096"/><text:bookmark text:name="_Toc339533291"/><text:bookmark text:name="_Toc339534482"/><text:bookmark text:name="_Toc339538501"/><text:bookmark text:name="_Toc340841435"/><text:bookmark text:name="_Toc339532097"/><text:bookmark text:name="_Toc339533292"/><text:bookmark text:name="_Toc339534483"/><text:bookmark text:name="_Toc339538502"/><text:bookmark text:name="_Toc340841436"/><text:bookmark text:name="_Toc339532098"/><text:bookmark text:name="_Toc339533293"/><text:bookmark text:name="_Toc339534484"/><text:bookmark text:name="_Toc339538503"/><text:bookmark text:name="_Toc340841437"/><text:bookmark text:name="_Toc339532099"/><text:bookmark text:name="_Toc339533294"/><text:bookmark text:name="_Toc339534485"/><text:bookmark text:name="_Toc339538504"/><text:bookmark text:name="_Toc340841438"/><text:bookmark text:name="_Toc339532100"/><text:bookmark text:name="_Toc339533295"/><text:bookmark text:name="_Toc339534486"/><text:bookmark text:name="_Toc339538505"/><text:bookmark text:name="_Toc340841439"/><text:bookmark text:name="_Toc339532101"/><text:bookmark text:name="_Toc339533296"/><text:bookmark text:name="_Toc339534487"/><text:bookmark text:name="_Toc339538506"/><text:bookmark text:name="_Toc340841440"/><text:bookmark text:name="_Toc339532102"/><text:bookmark text:name="_Toc339533297"/><text:bookmark text:name="_Toc339534488"/><text:bookmark text:name="_Toc339538507"/><text:bookmark text:name="_Toc340841441"/><text:bookmark text:name="_Toc339532103"/><text:bookmark text:name="_Toc339533298"/><text:bookmark text:name="_Toc339534489"/><text:bookmark text:name="_Toc339538508"/><text:bookmark text:name="_Toc340841442"/><text:bookmark text:name="_Toc339532104"/><text:bookmark text:name="_Toc339533299"/><text:bookmark text:name="_Toc339534490"/><text:bookmark text:name="_Toc339538509"/><text:bookmark text:name="_Toc340841443"/><text:bookmark text:name="_Toc339532105"/><text:bookmark text:name="_Toc339533300"/><text:bookmark text:name="_Toc339534491"/><text:bookmark text:name="_Toc339538510"/><text:bookmark text:name="_Toc340841444"/><text:bookmark text:name="_Toc339532106"/><text:bookmark text:name="_Toc339533301"/><text:bookmark text:name="_Toc339534492"/><text:bookmark text:name="_Toc339538511"/><text:bookmark text:name="_Toc340841445"/><text:bookmark text:name="_Toc339532107"/><text:bookmark text:name="_Toc339533302"/><text:bookmark text:name="_Toc339534493"/><text:bookmark text:name="_Toc339538512"/><text:bookmark text:name="_Toc340841446"/><text:bookmark text:name="_Toc339532108"/><text:bookmark text:name="_Toc339533303"/><text:bookmark text:name="_Toc339534494"/><text:bookmark text:name="_Toc339538513"/><text:bookmark text:name="_Toc340841447"/><text:bookmark text:name="_Toc339532109"/><text:bookmark text:name="_Toc339533304"/><text:bookmark text:name="_Toc339534495"/><text:bookmark text:name="_Toc339538514"/><text:bookmark text:name="_Toc340841448"/><text:bookmark text:name="_Toc339532110"/><text:bookmark text:name="_Toc339533305"/><text:bookmark text:name="_Toc339534496"/><text:bookmark text:name="_Toc339538515"/><text:bookmark text:name="_Toc340841449"/><text:bookmark text:name="_Toc339532111"/><text:bookmark text:name="_Toc339533306"/><text:bookmark text:name="_Toc339534497"/><text:bookmark text:name="_Toc339538516"/><text:bookmark text:name="_Toc340841450"/><text:bookmark text:name="_Toc339532112"/><text:bookmark text:name="_Toc339533307"/><text:bookmark text:name="_Toc339534498"/><text:bookmark text:name="_Toc339538517"/><text:bookmark text:name="_Toc340841451"/><text:bookmark text:name="_Toc339532113"/><text:bookmark text:name="_Toc339533308"/><text:bookmark text:name="_Toc339534499"/><text:bookmark text:name="_Toc339538518"/><text:bookmark text:name="_Toc340841452"/><text:bookmark text:name="_Toc339532114"/><text:bookmark text:name="_Toc339533309"/><text:bookmark text:name="_Toc339534500"/><text:bookmark text:name="_Toc339538519"/><text:bookmark text:name="_Toc340841453"/><text:bookmark text:name="_Toc339532115"/><text:bookmark text:name="_Toc339533310"/><text:bookmark text:name="_Toc339534501"/><text:bookmark text:name="_Toc339538520"/><text:bookmark text:name="_Toc340841454"/><text:bookmark text:name="_Toc339532116"/><text:bookmark text:name="_Toc339533311"/><text:bookmark text:name="_Toc339534502"/><text:bookmark text:name="_Toc339538521"/><text:bookmark text:name="_Toc340841455"/><text:bookmark text:name="_Toc339532117"/><text:bookmark text:name="_Toc339533312"/><text:bookmark text:name="_Toc339534503"/><text:bookmark text:name="_Toc339538522"/><text:bookmark text:name="_Toc340841456"/><text:bookmark text:name="_Toc339532118"/><text:bookmark text:name="_Toc339533313"/><text:bookmark text:name="_Toc339534504"/><text:bookmark text:name="_Toc339538523"/><text:bookmark text:name="_Toc340841457"/><text:bookmark text:name="_Toc339532119"/><text:bookmark text:name="_Toc339533314"/><text:bookmark text:name="_Toc339534505"/><text:bookmark text:name="_Toc339538524"/><text:bookmark text:name="_Toc340841458"/><text:bookmark text:name="_Toc339532120"/><text:bookmark text:name="_Toc339533315"/><text:bookmark text:name="_Toc339534506"/><text:bookmark text:name="_Toc339538525"/><text:bookmark text:name="_Toc340841459"/><text:bookmark text:name="_Toc339532121"/><text:bookmark text:name="_Toc339533316"/><text:bookmark text:name="_Toc339534507"/><text:bookmark text:name="_Toc339538526"/><text:bookmark text:name="_Toc340841460"/><text:bookmark text:name="_Toc339532122"/><text:bookmark text:name="_Toc339533317"/><text:bookmark text:name="_Toc339534508"/><text:bookmark text:name="_Toc339538527"/><text:bookmark text:name="_Toc340841461"/><text:bookmark text:name="_Toc339532123"/><text:bookmark text:name="_Toc339533318"/><text:bookmark text:name="_Toc339534509"/><text:bookmark text:name="_Toc339538528"/><text:bookmark text:name="_Toc340841462"/><text:bookmark text:name="_Toc339532124"/><text:bookmark text:name="_Toc339533319"/><text:bookmark text:name="_Toc339534510"/><text:bookmark text:name="_Toc339538529"/><text:bookmark text:name="_Toc340841463"/><text:bookmark text:name="_Toc339532125"/><text:bookmark text:name="_Toc339533320"/><text:bookmark text:name="_Toc339534511"/><text:bookmark text:name="_Toc339538530"/><text:bookmark text:name="_Toc340841464"/><text:bookmark text:name="_Toc339532126"/><text:bookmark text:name="_Toc339533321"/><text:bookmark text:name="_Toc339534512"/><text:bookmark text:name="_Toc339538531"/><text:bookmark text:name="_Toc340841465"/><text:bookmark text:name="_Toc339532127"/><text:bookmark text:name="_Toc339533322"/><text:bookmark text:name="_Toc339534513"/><text:bookmark text:name="_Toc339538532"/><text:bookmark text:name="_Toc340841466"/><text:bookmark text:name="_Toc339532128"/><text:bookmark text:name="_Toc339533323"/><text:bookmark text:name="_Toc339534514"/><text:bookmark text:name="_Toc339538533"/><text:bookmark text:name="_Toc340841467"/><text:bookmark text:name="_Toc339532129"/><text:bookmark text:name="_Toc339533324"/><text:bookmark text:name="_Toc339534515"/><text:bookmark text:name="_Toc339538534"/><text:bookmark text:name="_Toc340841468"/><text:bookmark text:name="_Toc339532130"/><text:bookmark text:name="_Toc339533325"/><text:bookmark text:name="_Toc339534516"/><text:bookmark text:name="_Toc339538535"/><text:bookmark text:name="_Toc340841469"/><text:bookmark text:name="_Toc339532131"/><text:bookmark text:name="_Toc339533326"/><text:bookmark text:name="_Toc339534517"/><text:bookmark text:name="_Toc339538536"/><text:bookmark text:name="_Toc340841470"/><text:bookmark text:name="_Toc339532132"/><text:bookmark text:name="_Toc339533327"/><text:bookmark text:name="_Toc339534518"/><text:bookmark text:name="_Toc339538537"/><text:bookmark text:name="_Toc340841471"/><text:bookmark text:name="_Toc339532133"/><text:bookmark text:name="_Toc339533328"/><text:bookmark text:name="_Toc339534519"/><text:bookmark text:name="_Toc339538538"/><text:bookmark text:name="_Toc340841472"/><text:bookmark text:name="_Toc339532134"/><text:bookmark text:name="_Toc339533329"/><text:bookmark text:name="_Toc339534520"/><text:bookmark text:name="_Toc339538539"/><text:bookmark text:name="_Toc340841473"/><text:bookmark text:name="_Toc339532135"/><text:bookmark text:name="_Toc339533330"/><text:bookmark text:name="_Toc339534521"/><text:bookmark text:name="_Toc339538540"/><text:bookmark text:name="_Toc340841474"/><text:bookmark text:name="_Toc339532136"/><text:bookmark text:name="_Toc339533331"/><text:bookmark text:name="_Toc339534522"/><text:bookmark text:name="_Toc339538541"/><text:bookmark text:name="_Toc340841475"/><text:bookmark text:name="_Toc339532137"/><text:bookmark text:name="_Toc339533332"/><text:bookmark text:name="_Toc339534523"/><text:bookmark text:name="_Toc339538542"/><text:bookmark text:name="_Toc340841476"/><text:bookmark text:name="_Toc339532138"/><text:bookmark text:name="_Toc339533333"/><text:bookmark text:name="_Toc339534524"/><text:bookmark text:name="_Toc339538543"/><text:bookmark text:name="_Toc340841477"/><text:bookmark text:name="_Toc339532139"/><text:bookmark text:name="_Toc339533334"/><text:bookmark text:name="_Toc339534525"/><text:bookmark text:name="_Toc339538544"/><text:bookmark text:name="_Toc340841478"/><text:bookmark text:name="_Toc339532140"/><text:bookmark text:name="_Toc339533335"/><text:bookmark text:name="_Toc339534526"/><text:bookmark text:name="_Toc339538545"/><text:bookmark text:name="_Toc340841479"/><text:bookmark text:name="_Toc339532141"/><text:bookmark text:name="_Toc339533336"/><text:bookmark text:name="_Toc339534527"/><text:bookmark text:name="_Toc339538546"/><text:bookmark text:name="_Toc340841480"/><text:bookmark text:name="_Toc339532142"/><text:bookmark text:name="_Toc339533337"/><text:bookmark text:name="_Toc339534528"/><text:bookmark text:name="_Toc339538547"/><text:bookmark text:name="_Toc340841481"/><text:bookmark text:name="_Toc339532143"/><text:bookmark text:name="_Toc339533338"/><text:bookmark text:name="_Toc339534529"/><text:bookmark text:name="_Toc339538548"/><text:bookmark text:name="_Toc340841482"/><text:bookmark text:name="_Toc339532144"/><text:bookmark text:name="_Toc339533339"/><text:bookmark text:name="_Toc339534530"/><text:bookmark text:name="_Toc339538549"/><text:bookmark text:name="_Toc340841483"/><text:bookmark text:name="_Toc339532145"/><text:bookmark text:name="_Toc339533340"/><text:bookmark text:name="_Toc339534531"/><text:bookmark text:name="_Toc339538550"/><text:bookmark text:name="_Toc340841484"/><text:bookmark text:name="_Toc339532146"/><text:bookmark text:name="_Toc339533341"/><text:bookmark text:name="_Toc339534532"/><text:bookmark text:name="_Toc339538551"/><text:bookmark text:name="_Toc340841485"/><text:bookmark text:name="_Toc339532147"/><text:bookmark text:name="_Toc339533342"/><text:bookmark text:name="_Toc339534533"/><text:bookmark text:name="_Toc339538552"/><text:bookmark text:name="_Toc340841486"/><text:bookmark text:name="_Toc339532148"/><text:bookmark text:name="_Toc339533343"/><text:bookmark text:name="_Toc339534534"/><text:bookmark text:name="_Toc339538553"/><text:bookmark text:name="_Toc340841487"/><text:bookmark text:name="_Toc339532149"/><text:bookmark text:name="_Toc339533344"/><text:bookmark text:name="_Toc339534535"/><text:bookmark text:name="_Toc339538554"/><text:bookmark text:name="_Toc340841488"/><text:bookmark text:name="_Toc339532150"/><text:bookmark text:name="_Toc339533345"/><text:bookmark text:name="_Toc339534536"/><text:bookmark text:name="_Toc339538555"/><text:bookmark text:name="_Toc340841489"/><text:bookmark text:name="_Toc339532155"/><text:bookmark text:name="_Toc339533350"/><text:bookmark text:name="_Toc339534541"/><text:bookmark text:name="_Toc339538560"/><text:bookmark text:name="_Toc340841494"/><text:bookmark text:name="_Toc339532159"/><text:bookmark text:name="_Toc339533354"/><text:bookmark text:name="_Toc339534545"/><text:bookmark text:name="_Toc339538564"/><text:bookmark text:name="_Toc340841498"/><text:bookmark text:name="_Toc339532163"/><text:bookmark text:name="_Toc339533358"/><text:bookmark text:name="_Toc339534549"/><text:bookmark text:name="_Toc339538568"/><text:bookmark text:name="_Toc340841502"/><text:bookmark text:name="_Toc339532167"/><text:bookmark text:name="_Toc339533362"/><text:bookmark text:name="_Toc339534553"/><text:bookmark text:name="_Toc339538572"/><text:bookmark text:name="_Toc340841506"/><text:bookmark text:name="_Toc339532171"/><text:bookmark text:name="_Toc339533366"/><text:bookmark text:name="_Toc339534557"/><text:bookmark text:name="_Toc339538576"/><text:bookmark text:name="_Toc340841510"/><text:bookmark-start text:name="_Toc532974273"/><text:bookmark-end text:name="_Toc256020607"/>Estimated effort duration<text:bookmark-end text:name="_Toc532974273"/></text:h>
        </text:list-item>
      </text:list>
      <text:p text:style-name="P44">I.S. anticipates that a request of this size will take from 3-6 months <text:s/>for solution #1 to implement after approval and required the necessary contract with the above mentioned vendors. <text:s/></text:p>
      <text:list xml:id="list105710184828689" text:continue-numbering="true" text:style-name="WWNum1">
        <text:list-item>
          <text:h text:style-name="P50" text:outline-level="1"><text:bookmark-start text:name="_Toc532974274"/>Recommendation<text:bookmark-end text:name="_Toc532974274"/></text:h>
        </text:list-item>
      </text:list>
      <text:p text:style-name="P44">IS recommends solution #1 as a short term solution with a subsequent project to explore solution #3, the long term solution for eSIM</text:p>
      <text:list xml:id="list105709179702392" text:continue-numbering="true" text:style-name="WWNum1">
        <text:list-item>
          <text:h text:style-name="P49" text:outline-level="1"><text:span text:style-name="T3"><text:s/></text:span><text:bookmark-start text:name="_Toc532974275"/><text:span text:style-name="T3">Governance Recommendation</text:span><text:bookmark-end text:name="_Toc532974275"/></text:h>
        </text:list-item>
      </text:list>
      <text:p text:style-name="P44">EPM governed with an IS Delivery Manager.</text:p>
      <text:list xml:id="list105709382552798" text:continue-numbering="true" text:style-name="WWNum1">
        <text:list-item>
          <text:h text:style-name="P50" text:outline-level="1"><text:bookmark-start text:name="_Toc532974276"/>Guidance for Capex/Opex Determination<text:bookmark-end text:name="_Toc532974276"/></text:h>
        </text:list-item>
      </text:list>
      <text:p text:style-name="P44">This is a new capability with minimal enhancements to existing systems and processes to support eSIM.</text:p>
      <text:p text:style-name="P7"><text:bookmark text:name="OpenIss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2" style:font-size-asian="10pt" style:language-asian="en" style:country-asian="US"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2"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in" fo:margin-right="0in" fo:margin-top="0.0555in" fo:margin-bottom="0.0555in" loext:contextual-spacing="false" fo:text-align="start" style:justify-single-word="false" fo:orphans="2" fo:widows="2" fo:text-indent="0in" style:auto-text-indent="false" style:writing-mode="lr-tb"/>
      <style:text-properties fo:font-size="11pt" style:font-size-asian="11pt" style:font-size-complex="11pt" style:language-complex="he" style:country-complex="IL"/>
    </style:style>
    <style:style style:name="List" style:family="paragraph" style:parent-style-name="Standard" style:default-outline-level="" style:class="list">
      <style:paragraph-properties fo:margin-left="0.25in" fo:margin-right="0in"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Garamond" fo:font-family="Garamond"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Times New Roman2" style:font-family-asian="'Times New Roman'" style:font-family-generic-asian="system" style:font-pitch-asian="variable" style:font-style-asian="italic" style:font-weight-asian="bold" style:font-name-complex="Times New Roman2"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default-outline-level="5" style:list-style-name="" style:class="text">
      <style:paragraph-properties fo:margin-left="1.25in" fo:margin-right="0in" fo:margin-top="0.028in" fo:margin-bottom="0in" loext:contextual-spacing="false" fo:line-height="120%" fo:text-indent="-0.25in" style:auto-text-indent="false"/>
      <style:text-properties fo:color="#c0504d" style:font-name="Cambria" fo:font-family="Cambria" style:font-family-generic="roman" style:font-pitch="variable" fo:font-size="11pt" fo:letter-spacing="0.0043in" fo:font-style="italic" style:font-name-asian="Times New Roman2" style:font-family-asian="'Times New Roman'" style:font-family-generic-asian="system" style:font-pitch-asian="variable" style:font-size-asian="11pt" style:language-asian="ja" style:country-asian="JP" style:font-style-asian="italic" style:font-name-complex="Times New Roman2" style:font-family-complex="'Times New Roman'" style:font-family-generic-complex="system" style:font-pitch-complex="variable" style:font-size-complex="11pt"/>
    </style:style>
    <style:style style:name="Heading_20_6" style:display-name="Heading 6" style:family="paragraph" style:parent-style-name="Standard" style:default-outline-level="6" style:list-style-name="" style:class="text">
      <style:paragraph-properties fo:margin-left="1.5in" fo:margin-right="0in" fo:margin-top="0.028in" fo:margin-bottom="0in" loext:contextual-spacing="false" fo:line-height="120%" fo:text-indent="-0.25in" style:auto-text-indent="false"/>
      <style:text-properties fo:color="#c0504d" style:font-name="Cambria" fo:font-family="Cambria" style:font-family-generic="roman" style:font-pitch="variable" fo:font-size="11pt" fo:letter-spacing="0.0083in"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1pt"/>
    </style:style>
    <style:style style:name="Heading_20_7" style:display-name="Heading 7" style:family="paragraph" style:parent-style-name="Standard" style:default-outline-level="7" style:list-style-name="" style:class="text">
      <style:paragraph-properties fo:margin-left="1.75in" fo:margin-right="0in" fo:margin-top="0.028in" fo:margin-bottom="0in" loext:contextual-spacing="false" fo:line-height="120%" fo:text-indent="-0.25in" style:auto-text-indent="false"/>
      <style:text-properties fo:color="#c0504d"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1pt" style:font-style-complex="italic"/>
    </style:style>
    <style:style style:name="Heading_20_8" style:display-name="Heading 8" style:family="paragraph" style:parent-style-name="Standard" style:default-outline-level="8" style:list-style-name="" style:class="text">
      <style:paragraph-properties fo:margin-left="2in" fo:margin-right="0in" fo:margin-top="0.028in" fo:margin-bottom="0in" loext:contextual-spacing="false" fo:line-height="120%" fo:text-indent="-0.25in" style:auto-text-indent="false"/>
      <style:text-properties fo:color="#cf7b79" style:font-name="Cambria" fo:font-family="Cambria" style:font-family-generic="roman" style:font-pitch="variable" fo:font-size="11pt" fo:font-style="italic" style:font-name-asian="Times New Roman2" style:font-family-asian="'Times New Roman'" style:font-family-generic-asian="system" style:font-pitch-asian="variable" style:font-size-asian="11pt" style:language-asian="ja" style:country-asian="JP" style:font-style-asian="italic" style:font-name-complex="Times New Roman2" style:font-family-complex="'Times New Roman'" style:font-family-generic-complex="system" style:font-pitch-complex="variable" style:font-size-complex="10.5pt"/>
    </style:style>
    <style:style style:name="Heading_20_9" style:display-name="Heading 9" style:family="paragraph" style:parent-style-name="Standard" style:default-outline-level="9" style:list-style-name="" style:class="text">
      <style:paragraph-properties fo:margin-left="2.25in" fo:margin-right="0in" fo:margin-top="0.028in" fo:margin-bottom="0in" loext:contextual-spacing="false" fo:line-height="120%" fo:text-indent="-0.25in" style:auto-text-indent="false"/>
      <style:text-properties fo:color="#cf7b79"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0.5pt" style:font-style-complex="italic"/>
    </style:style>
    <style:style style:name="PSA_20_-_20_Paragraph_20_Text" style:display-name="PSA - Paragraph Text" style:family="paragraph" style:parent-style-name="Standard" style:default-outline-level="">
      <style:paragraph-properties fo:margin-left="-0.5in" fo:margin-right="0in" fo:text-indent="0in" style:auto-text-indent="false" style:punctuation-wrap="hanging" style:vertical-align="baseline"/>
      <style:text-properties style:font-name="Garamond" fo:font-family="Garamond" style:font-family-generic="roman" style:font-pitch="variable" fo:font-size="11pt" style:font-size-asian="11pt" style:font-size-complex="11pt"/>
    </style:style>
    <style:style style:name="PSA_20_-_20_Numbered_20_List" style:display-name="PSA - Numbered List" style:family="paragraph" style:parent-style-name="List" style:default-outline-level="">
      <style:paragraph-properties style:punctuation-wrap="hanging" style:vertical-align="baseline"/>
      <style:text-properties style:font-name="Garamond" fo:font-family="Garamond" style:font-family-generic="roman" style:font-pitch="variable" fo:font-size="11pt" style:font-size-asian="11pt" style:font-size-complex="11pt"/>
    </style:style>
    <style:style style:name="PSA_20_-_20_Table_20_Heading" style:display-name="PSA - Table Heading" style:family="paragraph" style:parent-style-name="Standard" style:default-outline-level="">
      <style:paragraph-properties fo:margin-left="-0.5in" fo:margin-right="0in" fo:text-indent="0in" style:auto-text-indent="false" style:punctuation-wrap="hanging" style:vertical-align="baseline"/>
      <style:text-properties fo:color="#ffffff" style:font-name="Garamond" fo:font-family="Garamond" style:font-family-generic="roman" style:font-pitch="variable" fo:font-size="11pt" fo:font-weight="bold" style:font-size-asian="11pt" style:font-weight-asian="bold" style:font-size-complex="11pt"/>
    </style:style>
    <style:style style:name="PSA_20_-_20_Bold_20_Black_20_Heading" style:display-name="PSA - Bold Black Heading" style:family="paragraph" style:parent-style-name="Standard" style:default-outline-level="">
      <style:paragraph-properties fo:margin-left="-0.5in" fo:margin-right="0in" fo:margin-top="0.0028in" fo:margin-bottom="0.0028in" loext:contextual-spacing="false" fo:text-indent="0in" style:auto-text-indent="false" style:punctuation-wrap="hanging" style:vertical-align="baseline"/>
      <style:text-properties style:font-name="Garamond" fo:font-family="Garamond" style:font-family-generic="roman" style:font-pitch="variable" fo:font-size="11pt" fo:font-weight="bold" style:font-size-asian="11pt" style:font-weight-asian="bold" style:font-size-complex="11pt"/>
    </style:style>
    <style:style style:name="PSA_20_-_20_Title_20_BAR" style:display-name="PSA - Title BAR" style:family="paragraph" style:parent-style-name="Standard" style:default-outline-level="">
      <loext:graphic-properties draw:fill="solid" draw:fill-color="#000080"/>
      <style:paragraph-properties fo:margin-left="-0.5in" fo:margin-right="0in" fo:margin-top="0.0028in" fo:margin-bottom="0.0028in" loext:contextual-spacing="false" fo:text-indent="0in" style:auto-text-indent="false" fo:background-color="#000080" style:punctuation-wrap="hanging" style:vertical-align="baseline"/>
      <style:text-properties style:font-name="Garamond" fo:font-family="Garamond" style:font-family-generic="roman" style:font-pitch="variable" fo:font-size="14pt" style:font-size-asian="14pt" style:font-size-complex="11pt"/>
    </style:style>
    <style:style style:name="PSA_20_-_20_Title_20_Text" style:display-name="PSA - Title Text" style:family="paragraph" style:parent-style-name="Standard" style:default-outline-level="">
      <style:paragraph-properties fo:margin-left="-0.5in" fo:margin-right="0in" fo:text-align="end" style:justify-single-word="false" fo:text-indent="0in" style:auto-text-indent="false" style:punctuation-wrap="hanging" style:vertical-align="baseline"/>
      <style:text-properties style:font-name="Garamond" fo:font-family="Garamond" style:font-family-generic="roman" style:font-pitch="variable" fo:font-size="22pt" fo:font-weight="bold" style:font-size-asian="22pt" style:font-weight-asian="bold" style:font-size-complex="22pt"/>
    </style:style>
    <style:style style:name="Contents_20_1" style:display-name="Contents 1" style:family="paragraph" style:parent-style-name="Standard" style:next-style-name="Standard" style:auto-update="true" style:default-outline-level="" style:class="index">
      <style:paragraph-properties fo:margin-top="0.25in" fo:margin-bottom="0.25in" loext:contextual-spacing="false"/>
      <style:text-properties fo:text-transform="uppercase" fo:font-size="11pt" style:text-underline-style="solid" style:text-underline-width="auto" style:text-underline-color="font-color" fo:font-weight="bold" style:font-size-asian="11pt" style:font-weight-asian="bold" style:font-size-complex="11pt" style:font-weight-complex="bold"/>
    </style:style>
    <style:style style:name="Contents_20_2" style:display-name="Contents 2" style:family="paragraph" style:parent-style-name="Standard" style:next-style-name="Standard" style:auto-update="true" style:default-outline-level="" style:class="index">
      <style:text-properties fo:font-variant="small-caps" fo:font-size="11pt" fo:font-weight="bold" style:font-size-asian="11pt" style:font-weight-asian="bold" style:font-size-complex="11pt" style:font-weight-complex="bold"/>
    </style:style>
    <style:style style:name="caption" style:family="paragraph" style:parent-style-name="Standard" style:next-style-name="Standard" style:default-outline-level="">
      <style:paragraph-properties fo:margin-left="-0.5in" fo:margin-right="0in" fo:text-indent="0in" style:auto-text-indent="false" style:punctuation-wrap="hanging" style:vertical-align="baseline"/>
      <style:text-properties style:font-name="Garamond" fo:font-family="Garamond" style:font-family-generic="roman" style:font-pitch="variable" fo:font-size="10pt" fo:font-weight="bold" style:font-size-asian="10pt" style:font-weight-asian="bold" style:font-size-complex="10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Contents_20_3" style:display-name="Contents 3" style:family="paragraph" style:parent-style-name="Standard" style:next-style-name="Standard" style:auto-update="true" style:default-outline-level="" style:class="index">
      <style:text-properties fo:font-variant="small-caps" fo:font-size="11pt" style:font-size-asian="11pt" style:font-size-complex="11pt"/>
    </style:style>
    <style:style style:name="Contents_20_4" style:display-name="Contents 4" style:family="paragraph" style:parent-style-name="Standard" style:next-style-name="Standard" style:auto-update="true" style:default-outline-level="" style:class="index">
      <style:text-properties fo:font-size="11pt" style:font-size-asian="11pt" style:font-size-complex="11pt"/>
    </style:style>
    <style:style style:name="Contents_20_5" style:display-name="Contents 5" style:family="paragraph" style:parent-style-name="Standard" style:next-style-name="Standard" style:auto-update="true" style:default-outline-level="" style:class="index">
      <style:text-properties fo:font-size="11pt" style:font-size-asian="11pt" style:font-size-complex="11pt"/>
    </style:style>
    <style:style style:name="Contents_20_6" style:display-name="Contents 6" style:family="paragraph" style:parent-style-name="Standard" style:next-style-name="Standard" style:auto-update="true" style:default-outline-level="" style:class="index">
      <style:text-properties fo:font-size="11pt" style:font-size-asian="11pt" style:font-size-complex="11pt"/>
    </style:style>
    <style:style style:name="Contents_20_7" style:display-name="Contents 7" style:family="paragraph" style:parent-style-name="Standard" style:next-style-name="Standard" style:auto-update="true" style:default-outline-level="" style:class="index">
      <style:text-properties fo:font-size="11pt" style:font-size-asian="11pt" style:font-size-complex="11pt"/>
    </style:style>
    <style:style style:name="Contents_20_8" style:display-name="Contents 8" style:family="paragraph" style:parent-style-name="Standard" style:next-style-name="Standard" style:auto-update="true" style:default-outline-level="" style:class="index">
      <style:text-properties fo:font-size="11pt" style:font-size-asian="11pt" style:font-size-complex="11pt"/>
    </style:style>
    <style:style style:name="Contents_20_9" style:display-name="Contents 9" style:family="paragraph" style:parent-style-name="Standard" style:next-style-name="Standard" style:auto-update="true" style:default-outline-level="" style:class="index">
      <style:text-properties fo:font-size="11pt" style:font-size-asian="11pt" style:font-size-complex="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of_20_figures" style:display-name="table of figures" style:family="paragraph" style:parent-style-name="Standard" style:next-style-name="Standard" style:default-outline-level=""/>
    <style:style style:name="PSA_20_-_20_Table_20_Grid" style:display-name="PSA - Table Grid" style:family="paragraph" style:parent-style-name="PSA_20_-_20_Table_20_Heading" style:default-outline-level="">
      <style:paragraph-properties fo:margin-left="0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Style1" style:family="paragraph" style:parent-style-name="Standard" style:default-outline-level=""/>
    <style:style style:name="BRD_20_Heading_20_2" style:display-name="BRD Heading 2" style:family="paragraph" style:parent-style-name="Heading_20_2" style:auto-update="true" style:default-outline-level="" style:list-style-name="">
      <style:paragraph-properties fo:margin-left="0.9874in" fo:margin-right="0in" fo:text-indent="0in" style:auto-text-indent="false" fo:keep-with-next="auto">
        <style:tab-stops>
          <style:tab-stop style:position="0.4374in"/>
        </style:tab-stops>
      </style:paragraph-properties>
      <style:text-properties style:font-name="Calibri" fo:font-family="Calibri" style:font-family-generic="roman" style:font-pitch="variable" fo:font-style="normal" style:font-style-asian="normal" style:font-name-complex="Calibri1" style:font-family-complex="Calibri" style:font-family-generic-complex="system" style:font-pitch-complex="variable" style:font-size-complex="12pt"/>
    </style:style>
    <style:style style:name="BRD_20_Heading_20_3" style:display-name="BRD Heading 3" style:family="paragraph" style:parent-style-name="BRD_20_Heading_20_2" style:default-outline-level="">
      <style:paragraph-properties fo:margin-left="1.6874in" fo:margin-right="0in" fo:margin-top="0.1665in" fo:margin-bottom="0.0835in" loext:contextual-spacing="false" fo:text-indent="-0.5in" style:auto-text-indent="false">
        <style:tab-stops/>
      </style:paragraph-properties>
      <style:text-properties fo:font-size="12pt" style:font-size-asian="12pt" style:font-style-complex="normal" style:font-weight-complex="normal"/>
    </style:style>
    <style:style style:name="Style7" style:family="paragraph" style:parent-style-name="BRD_20_Heading_20_3" style:default-outline-level="">
      <style:paragraph-properties fo:margin-left="2.3374in" fo:margin-right="0in" fo:text-indent="-0.65in" style:auto-text-indent="false"/>
      <style:text-properties fo:font-weight="normal" style:font-weight-asian="normal"/>
    </style:style>
    <style:style style:name="Style8" style:family="paragraph" style:parent-style-name="BRD_20_Heading_20_3" style:default-outline-level="">
      <style:paragraph-properties fo:margin-left="2.5in" fo:margin-right="0in" fo:text-indent="-0.25in" style:auto-text-indent="false">
        <style:tab-stops>
          <style:tab-stop style:position="2.5in"/>
        </style:tab-stops>
      </style:paragraph-properties>
      <style:text-properties fo:font-weight="normal" style:font-weight-asian="normal"/>
    </style:style>
    <style:style style:name="Style9" style:family="paragraph" style:parent-style-name="BRD_20_Heading_20_3" style:default-outline-level="">
      <style:paragraph-properties fo:margin-left="3in" fo:margin-right="0in" fo:text-indent="-0.1252in" style:auto-text-indent="false">
        <style:tab-stops>
          <style:tab-stop style:position="3in"/>
        </style:tab-stops>
      </style:paragraph-properties>
      <style:text-properties fo:font-weight="normal" style:font-weight-asian="normal"/>
    </style:style>
    <style:style style:name="Style10" style:family="paragraph" style:parent-style-name="BRD_20_Heading_20_3" style:default-outline-level="">
      <style:paragraph-properties fo:margin-left="3.5in" fo:margin-right="0in" fo:text-indent="-0.25in" style:auto-text-indent="false">
        <style:tab-stops>
          <style:tab-stop style:position="3.5in"/>
        </style:tab-stops>
      </style:paragraph-properties>
      <style:text-properties fo:font-weight="normal" style:font-weight-asian="normal"/>
    </style:style>
    <style:style style:name="CellBody" style:family="paragraph" style:default-outline-level="">
      <style:paragraph-properties fo:margin-top="0.028in" fo:margin-bottom="0.028in" loext:contextual-spacing="false" style:line-height-at-least="0.1665in" fo:text-align="start" style:justify-single-word="false" fo:orphans="2" fo:widows="2" style:writing-mode="lr-tb"/>
      <style:text-properties fo:color="#000000" style:font-name="Times" fo:font-family="Times" style:font-family-generic="roman" style:font-pitch="variable"/>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Note" style:family="paragraph" style:parent-style-name="Standard" style:next-style-name="Standard" style:default-outline-level="">
      <style:paragraph-properties fo:margin-left="0.5in" fo:margin-right="0in" fo:margin-top="0in" fo:margin-bottom="0.139in" loext:contextual-spacing="false" fo:line-height="115%" fo:keep-together="always" fo:text-indent="0in" style:auto-text-indent="false" fo:keep-with-next="always"/>
      <style:text-properties style:font-name="Arial" fo:font-family="Arial" style:font-family-generic="roman" style:font-pitch="variable" fo:font-size="11pt" fo:font-style="italic" style:font-size-asian="11pt" style:font-style-asian="italic" style:font-size-complex="11pt" style:font-weight-complex="bold"/>
    </style:style>
    <style:style style:name="List_20_1_20__28_number_29_" style:display-name="List 1 (number)" style:family="paragraph" style:default-outline-level="">
      <style:paragraph-properties fo:margin-top="0.0555in" fo:margin-bottom="0.0555in" loext:contextual-spacing="false" fo:text-align="start" style:justify-single-word="false" fo:orphans="2" fo:widows="2" style:writing-mode="lr-tb"/>
      <style:text-properties fo:font-size="11pt" style:font-size-asian="11pt" style:font-size-complex="11pt" style:language-complex="he" style:country-complex="IL"/>
    </style:style>
    <style:style style:name="List_20_2_20__28_alpha_29_" style:display-name="List 2 (alpha)" style:family="paragraph" style:default-outline-level="">
      <style:paragraph-properties fo:margin-top="0in" fo:margin-bottom="0.0555in" loext:contextual-spacing="false" fo:text-align="start" style:justify-single-word="false" fo:orphans="2" fo:widows="2" style:writing-mode="lr-tb"/>
      <style:text-properties fo:font-size="11pt" style:font-size-asian="11pt" style:font-size-complex="11pt" style:language-complex="he" style:country-complex="IL"/>
    </style:style>
    <style:style style:name="List_20_3_20__28_roman_29_" style:display-name="List 3 (roman)" style:family="paragraph" style:default-outline-level="">
      <style:paragraph-properties fo:margin-top="0in" fo:margin-bottom="0.0555in" loext:contextual-spacing="false" fo:text-align="start" style:justify-single-word="false" fo:orphans="2" fo:widows="2" style:writing-mode="lr-tb">
        <style:tab-stops>
          <style:tab-stop style:position="1.75in"/>
        </style:tab-stops>
      </style:paragraph-properties>
      <style:text-properties fo:font-size="11pt" style:font-size-asian="11pt" style:font-size-complex="11pt" style:language-complex="he" style:country-complex="IL"/>
    </style:style>
    <style:style style:name="Bullet_20_2_20__28_round_29_" style:display-name="Bullet 2 (round)" style:family="paragraph" style:default-outline-level="">
      <style:paragraph-properties fo:margin-top="0in" fo:margin-bottom="0.0555in" loext:contextual-spacing="false" fo:text-align="start" style:justify-single-word="false" fo:orphans="2" fo:widows="2" style:writing-mode="lr-tb"/>
      <style:text-properties fo:font-size="11pt" style:font-size-asian="11pt" style:font-size-complex="11pt" style:language-complex="he" style:country-complex="I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Heading_20_2_20_Char" style:display-name="Heading 2 Char" style:family="text" style:parent-style-name="Default_20_Paragraph_20_Font">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Heading_20_3_20_Char" style:display-name="Heading 3 Char" style:family="text" style:parent-style-name="Default_20_Paragraph_20_Font">
      <style:text-properties style:font-name="Garamond" fo:font-family="Garamond"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List_20_Char" style:display-name="List Char" style:family="text" style:parent-style-name="Default_20_Paragraph_20_Font">
      <style:text-properties fo:font-size="12pt" fo:language="en" fo:country="US" style:font-size-asian="12pt" style:language-asian="en" style:country-asian="US" style:font-size-complex="12pt" style:language-complex="ar" style:country-complex="SA"/>
    </style:style>
    <style:style style:name="PSA_20_-_20_Numbered_20_List_20_Char" style:display-name="PSA - Numbered List Char" style:family="text" style:parent-style-name="List_20_Char">
      <style:text-properties style:font-name="Garamond" fo:font-family="Garamond" style:font-family-generic="roman" style:font-pitch="variable" fo:font-size="11pt" fo:language="en" fo:country="US" style:font-size-asian="11pt" style:language-asian="en" style:country-asian="US" style:font-size-complex="11pt" style:language-complex="ar" style:country-complex="SA"/>
    </style:style>
    <style:style style:name="BRD_20_Heading_20_2_20_Char" style:display-name="BRD Heading 2 Char" style:family="text">
      <style:text-properties style:font-name="Calibri" fo:font-family="Calibri" style:font-family-generic="roman" style:font-pitch="variable" fo:font-size="14pt" fo:font-weight="bold" style:font-size-asian="14pt" style:font-weight-asian="bold" style:font-name-complex="Calibri1" style:font-family-complex="Calibri" style:font-family-generic-complex="system" style:font-pitch-complex="variable" style:font-size-complex="12pt" style:font-style-complex="italic" style:font-weight-complex="bold"/>
    </style:style>
    <style:style style:name="BRD_20_Heading_20_3_20_Char" style:display-name="BRD Heading 3 Char" style:family="text">
      <style:text-properties style:font-name="Calibri" fo:font-family="Calibri" style:font-family-generic="roman" style:font-pitch="variable" fo:font-size="12pt" fo:font-weight="bold" style:font-size-asian="12pt" style:font-weight-asian="bold" style:font-name-complex="Calibri1" style:font-family-complex="Calibri" style:font-family-generic-complex="system" style:font-pitch-complex="variable" style:font-size-complex="12pt"/>
    </style:style>
    <style:style style:name="Style7_20_Char" style:display-name="Style7 Char" style:family="text">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Comment_20_Text_20_Char" style:display-name="Comment Text Char" style:family="text" style:parent-style-name="Default_20_Paragraph_20_Font"/>
    <style:style style:name="CellBody_20_Char" style:display-name="CellBody Char" style:family="text">
      <style:text-properties fo:color="#000000" style:font-name="Times" fo:font-family="Times" style:font-family-generic="roman" style:font-pitch="variable"/>
    </style:style>
    <style:style style:name="Style10_20_Char" style:display-name="Style10 Char" style:family="text">
      <style:text-properties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Body_20_Text_20_Char" style:display-name="Body Text Char" style:family="text" style:parent-style-name="Default_20_Paragraph_20_Font">
      <style:text-properties fo:font-size="11pt" style:font-size-asian="11pt" style:font-size-complex="11pt" style:language-complex="he" style:country-complex="IL"/>
    </style:style>
    <style:style style:name="List_20_1_20__28_number_29__20_Char" style:display-name="List 1 (number) Char" style:family="text" style:parent-style-name="Default_20_Paragraph_20_Font">
      <style:text-properties fo:font-size="11pt" style:font-size-asian="11pt" style:font-size-complex="11pt" style:language-complex="he" style:country-complex="IL"/>
    </style:style>
    <style:style style:name="Bullet_20_2_20__28_round_29__20_Char" style:display-name="Bullet 2 (round) Char" style:family="text" style:parent-style-name="Default_20_Paragraph_20_Font">
      <style:text-properties fo:font-size="11pt" style:font-size-asian="11pt" style:font-size-complex="11pt" style:language-complex="he" style:country-complex="IL"/>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ize="12pt" fo:font-style="italic" fo:font-weight="bold" style:font-name-asian="Times New Roman2" style:font-family-asian="'Times New Roman'" style:font-family-generic-asian="system" style:font-pitch-asian="variable" style:font-size-asian="12pt" style:font-style-asian="italic" style:font-weight-asian="bold" style:font-name-complex="Times New Roman2" style:font-family-complex="'Times New Roman'"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c0504d" style:font-name="Cambria" fo:font-family="Cambria" style:font-family-generic="roman" style:font-pitch="variable" fo:font-size="11pt" fo:letter-spacing="0.0043in" fo:font-style="italic" style:font-name-asian="Times New Roman2" style:font-family-asian="'Times New Roman'" style:font-family-generic-asian="system" style:font-pitch-asian="variable" style:font-size-asian="11pt" style:language-asian="ja" style:country-asian="JP" style:font-style-asian="italic" style:font-name-complex="Times New Roman2"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c0504d" style:font-name="Cambria" fo:font-family="Cambria" style:font-family-generic="roman" style:font-pitch="variable" fo:font-size="11pt" fo:letter-spacing="0.0083in"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1pt"/>
    </style:style>
    <style:style style:name="Heading_20_7_20_Char" style:display-name="Heading 7 Char" style:family="text" style:parent-style-name="Default_20_Paragraph_20_Font">
      <style:text-properties fo:color="#c0504d"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cf7b79" style:font-name="Cambria" fo:font-family="Cambria" style:font-family-generic="roman" style:font-pitch="variable" fo:font-size="11pt" fo:font-style="italic" style:font-name-asian="Times New Roman2" style:font-family-asian="'Times New Roman'" style:font-family-generic-asian="system" style:font-pitch-asian="variable" style:font-size-asian="11pt" style:language-asian="ja" style:country-asian="JP" style:font-style-asian="italic" style:font-name-complex="Times New Roman2" style:font-family-complex="'Times New Roman'" style:font-family-generic-complex="system" style:font-pitch-complex="variable" style:font-size-complex="10.5pt"/>
    </style:style>
    <style:style style:name="Heading_20_9_20_Char" style:display-name="Heading 9 Char" style:family="text" style:parent-style-name="Default_20_Paragraph_20_Font">
      <style:text-properties fo:color="#cf7b79" style:font-name="Cambria" fo:font-family="Cambria" style:font-family-generic="roman" style:font-pitch="variable" fo:font-size="11pt" style:font-name-asian="Times New Roman2" style:font-family-asian="'Times New Roman'" style:font-family-generic-asian="system" style:font-pitch-asian="variable" style:font-size-asian="11pt" style:language-asian="ja" style:country-asian="JP" style:font-name-complex="Times New Roman2" style:font-family-complex="'Times New Roman'" style:font-family-generic-complex="system" style:font-pitch-complex="variable" style:font-size-complex="10.5pt" style:font-style-complex="italic"/>
    </style:style>
    <style:style style:name="Footer_20_Char" style:display-name="Footer Char" style:family="text" style:parent-style-name="Default_20_Paragraph_20_Font">
      <style:text-properties fo:font-size="12pt" style:font-size-asian="12pt" style:font-size-complex="12pt"/>
    </style:style>
    <style:style style:name="ListLabel_20_1" style:display-name="ListLabel 1" style:family="text">
      <style:text-properties fo:color="#00000a"/>
    </style:style>
    <style:style style:name="ListLabel_20_2" style:display-name="ListLabel 2" style:family="text">
      <style:text-properties fo:font-style="normal" style:font-style-asian="normal"/>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ListLabel_20_4" style:display-name="ListLabel 4" style:family="text">
      <style:text-properties fo:color="#00000a"/>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size="16pt" fo:font-style="normal" fo:font-weight="bold" style:font-size-asian="16pt" style:font-style-asian="normal" style:font-weight-asian="bold"/>
    </style:style>
    <style:style style:name="ListLabel_20_9" style:display-name="ListLabel 9" style:family="text">
      <style:text-properties fo:font-size="14pt" fo:font-style="normal" fo:font-weight="bold" style:font-size-asian="14pt" style:font-style-asian="normal" style:font-weight-asian="bold"/>
    </style:style>
    <style:style style:name="ListLabel_20_10" style:display-name="ListLabel 10" style:family="text">
      <style:text-properties fo:font-size="12pt" fo:font-style="normal" fo:font-weight="normal" style:font-size-asian="12pt" style:font-style-asian="normal" style:font-weight-asian="normal"/>
    </style:style>
    <style:style style:name="ListLabel_20_11" style:display-name="ListLabel 11" style:family="text">
      <style:text-properties fo:font-size="12pt" fo:font-style="normal" fo:font-weight="normal" style:font-size-asian="12pt" style:font-style-asian="normal" style:font-weight-asian="normal"/>
    </style:style>
    <style:style style:name="ListLabel_20_12" style:display-name="ListLabel 12" style:family="text">
      <style:text-properties fo:font-size="12pt" fo:font-style="normal" fo:font-weight="normal" style:font-size-asian="12pt" style:font-style-asian="normal" style:font-weight-asian="normal"/>
    </style:style>
    <style:style style:name="ListLabel_20_13" style:display-name="ListLabel 13" style:family="text">
      <style:text-properties fo:font-size="12pt" fo:font-style="normal" fo:font-weight="normal" style:font-size-asian="12pt" style:font-style-asian="normal" style:font-weight-asian="normal"/>
    </style:style>
    <style:style style:name="ListLabel_20_14" style:display-name="ListLabel 14" style:family="text">
      <style:text-properties fo:font-size="12pt" fo:font-style="normal" fo:font-weight="normal" style:font-size-asian="12pt" style:font-style-asian="normal" style:font-weight-asian="normal"/>
    </style:style>
    <style:style style:name="ListLabel_20_15" style:display-name="ListLabel 15" style:family="text">
      <style:text-properties fo:font-size="12pt" fo:font-style="normal" fo:font-weight="normal" style:font-size-asian="12pt" style:font-style-asian="normal" style:font-weight-asian="normal"/>
    </style:style>
    <style:style style:name="ListLabel_20_16" style:display-name="ListLabel 16" style:family="text">
      <style:text-properties fo:font-size="12pt" fo:font-style="normal" fo:font-weight="normal" style:font-size-asian="12pt" style:font-style-asian="normal" style:font-weight-asian="normal"/>
    </style:style>
    <style:style style:name="ListLabel_20_17" style:display-name="ListLabel 17" style:family="text">
      <style:text-properties fo:color="#00000a" fo:font-size="11pt" style:font-size-asian="11pt"/>
    </style:style>
    <style:style style:name="ListLabel_20_18" style:display-name="ListLabel 18" style:family="text">
      <style:text-properties fo:font-size="11pt" style:font-size-asian="11pt"/>
    </style:style>
    <style:style style:name="ListLabel_20_19" style:display-name="ListLabel 19" style:family="text">
      <style:text-properties fo:font-size="11pt" style:font-size-asian="11pt" style:font-name-complex="Times New Roman2" style:font-family-complex="'Times New Roman'" style:font-family-generic-complex="system" style:font-pitch-complex="variable"/>
    </style:style>
    <style:style style:name="ListLabel_20_20" style:display-name="ListLabel 20" style:family="text">
      <style:text-properties fo:color="#336699" fo:font-size="9pt" style:font-size-asian="9pt" style:font-name-complex="Times New Roman2" style:font-family-complex="'Times New Roman'" style:font-family-generic-complex="system" style:font-pitch-complex="variable" style:font-size-complex="9pt"/>
    </style:style>
    <style:style style:name="ListLabel_20_21" style:display-name="ListLabel 21" style:family="text">
      <style:text-properties fo:color="#00000a"/>
    </style:style>
    <style:style style:name="ListLabel_20_22" style:display-name="ListLabel 22" style:family="text">
      <style:text-properties fo:font-style="normal" style:font-style-asian="normal"/>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ListLabel_20_24" style:display-name="ListLabel 24" style:family="text">
      <style:text-properties fo:color="#00000a"/>
    </style:style>
    <style:style style:name="ListLabel_20_25" style:display-name="ListLabel 25" style:family="text">
      <style:text-properties fo:font-style="normal" style:font-style-asian="normal"/>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weight="bold"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fo:color="#00000a"/>
    </style:style>
    <style:style style:name="ListLabel_20_40" style:display-name="ListLabel 40" style:family="text">
      <style:text-properties fo:font-style="normal" style:font-style-asian="normal"/>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fo:color="#00000a"/>
    </style:style>
    <style:style style:name="ListLabel_20_81" style:display-name="ListLabel 81" style:family="text">
      <style:text-properties fo:font-style="normal" style:font-style-asian="normal"/>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ListLabel_20_83" style:display-name="ListLabel 83" style:family="text">
      <style:text-properties fo:color="#00000a"/>
    </style:style>
    <style:style style:name="ListLabel_20_84" style:display-name="ListLabel 84" style:family="text">
      <style:text-properties fo:font-style="normal" style:font-style-asian="normal"/>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normal" fo:text-shadow="none" style:letter-kerning="false" style:text-blinking="false" style:font-style-asian="normal" style:font-name-complex="Times New Roman2" style:font-family-complex="'Times New Roman'" style:font-family-generic-complex="system" style:font-pitch-complex="variable" style:font-style-complex="normal" style:text-emphasize="none" style:font-relief="none" text:display="tru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ListLabel_20_83" style:num-suffix="." style:num-format="1">
        <style:list-level-properties text:list-level-position-and-space-mode="label-alignment">
          <style:list-level-label-alignment text:label-followed-by="listtab" text:list-tab-stop-position="0.3126in" fo:text-indent="-0.25in" fo:margin-left="0.3126in"/>
        </style:list-level-properties>
      </text:outline-level-style>
      <text:outline-level-style text:level="2" text:style-name="ListLabel_20_84" style:num-suffix="." style:num-format="1" text:display-levels="2">
        <style:list-level-properties text:list-level-position-and-space-mode="label-alignment">
          <style:list-level-label-alignment text:label-followed-by="listtab" text:list-tab-stop-position="1.1126in" fo:text-indent="-0.3in" fo:margin-left="1.1126in"/>
        </style:list-level-properties>
      </text:outline-level-style>
      <text:outline-level-style text:level="3" text:style-name="ListLabel_20_85" style:num-suffix="." style:num-format="1" text:display-levels="3">
        <style:list-level-properties text:list-level-position-and-space-mode="label-alignment">
          <style:list-level-label-alignment text:label-followed-by="listtab" text:list-tab-stop-position="1in" fo:text-indent="-0.35in" fo:margin-left="0.8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5" style:num-suffix="o" text:bullet-char="o">
        <style:list-level-properties text:list-level-position-and-space-mode="label-alignment">
          <style:list-level-label-alignment text:label-followed-by="listtab" text:list-tab-stop-position="0.9in" fo:text-indent="-0.25in" fo:margin-left="0.9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4in" fo:text-indent="-0.25in" fo:margin-left="1.4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9in" fo:text-indent="-0.25in" fo:margin-left="1.9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2.4in" fo:text-indent="-0.25in" fo:margin-left="2.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9in" fo:text-indent="-0.25in" fo:margin-left="2.9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4in" fo:text-indent="-0.25in" fo:margin-left="3.4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3.9in" fo:text-indent="-0.25in" fo:margin-left="3.9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4in" fo:text-indent="-0.25in" fo:margin-left="4.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8" style:num-suffix=".0" style:num-format="1">
        <style:list-level-properties text:list-level-position-and-space-mode="label-alignment">
          <style:list-level-label-alignment text:label-followed-by="listtab" fo:text-indent="-0.45in" fo:margin-left="0.45in"/>
        </style:list-level-properties>
      </text:list-level-style-number>
      <text:list-level-style-number text:level="2" text:style-name="ListLabel_20_9" style:num-format="1" text:display-levels="2">
        <style:list-level-properties text:list-level-position-and-space-mode="label-alignment">
          <style:list-level-label-alignment text:label-followed-by="listtab" text:list-tab-stop-position="0.3752in" fo:text-indent="-0.55in" fo:margin-left="0.9252in"/>
        </style:list-level-properties>
      </text:list-level-style-number>
      <text:list-level-style-number text:level="3" text:style-name="ListLabel_20_10" style:num-suffix="  " style:num-format="1" text:display-levels="3">
        <style:list-level-properties text:list-level-position-and-space-mode="label-alignment">
          <style:list-level-label-alignment text:label-followed-by="space" fo:text-indent="-0.5in" fo:margin-left="1.6874in"/>
        </style:list-level-properties>
      </text:list-level-style-number>
      <text:list-level-style-number text:level="4" text:style-name="ListLabel_20_11" style:num-suffix="  " style:num-format="1" text:display-levels="4">
        <style:list-level-properties text:list-level-position-and-space-mode="label-alignment">
          <style:list-level-label-alignment text:label-followed-by="space" fo:text-indent="-0.65in" fo:margin-left="2.3374in"/>
        </style:list-level-properties>
      </text:list-level-style-number>
      <text:list-level-style-number text:level="5" text:style-name="ListLabel_20_12" style:num-suffix="  " style:num-format="1" text:display-levels="5">
        <style:list-level-properties text:list-level-position-and-space-mode="label-alignment">
          <style:list-level-label-alignment text:label-followed-by="space" fo:text-indent="-0.75in" fo:margin-left="2.3in"/>
        </style:list-level-properties>
      </text:list-level-style-number>
      <text:list-level-style-number text:level="6" text:style-name="ListLabel_20_13" style:num-suffix="  " style:num-format="1" text:display-levels="6">
        <style:list-level-properties text:list-level-position-and-space-mode="label-alignment">
          <style:list-level-label-alignment text:label-followed-by="space" fo:text-indent="-0.85in" fo:margin-left="2.75in"/>
        </style:list-level-properties>
      </text:list-level-style-number>
      <text:list-level-style-number text:level="7" text:style-name="ListLabel_20_14" style:num-suffix="  " style:num-format="1" text:display-levels="7">
        <style:list-level-properties text:list-level-position-and-space-mode="label-alignment">
          <style:list-level-label-alignment text:label-followed-by="space" fo:text-indent="-1in" fo:margin-left="3.2in"/>
        </style:list-level-properties>
      </text:list-level-style-number>
      <text:list-level-style-number text:level="8" text:style-name="ListLabel_20_15" style:num-format="1" text:display-levels="8">
        <style:list-level-properties text:list-level-position-and-space-mode="label-alignment">
          <style:list-level-label-alignment text:label-followed-by="listtab" text:list-tab-stop-position="6.85in" fo:text-indent="4.25in" fo:margin-left="2.6in"/>
        </style:list-level-properties>
      </text:list-level-style-number>
      <text:list-level-style-number text:level="9" text:style-name="ListLabel_20_16" style:num-format="1" text:display-levels="9">
        <style:list-level-properties text:list-level-position-and-space-mode="label-alignment">
          <style:list-level-label-alignment text:label-followed-by="listtab" fo:text-indent="3.9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7"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9" style:num-suffix="." style:num-format="i">
        <style:list-level-properties text:list-level-position-and-space-mode="label-alignment">
          <style:list-level-label-alignment text:label-followed-by="listtab" fo:text-indent="-0.25in" fo:margin-left="1.75in"/>
        </style:list-level-properties>
      </text:list-level-style-number>
      <text:list-level-style-bullet text:level="4"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5"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1"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22"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4"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25"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26"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39"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40"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41"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4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6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4"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5"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7"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Times New Roman1"/>
      </text:list-level-style-bullet>
      <text:list-level-style-bullet text:level="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1"/>
      </text:list-level-style-bullet>
      <text:list-level-style-bullet text:level="4"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Times New Roman1"/>
      </text:list-level-style-bullet>
      <text:list-level-style-bullet text:level="5"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Times New Roman1"/>
      </text:list-level-style-bullet>
      <text:list-level-style-bullet text:level="6"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Times New Roman1"/>
      </text:list-level-style-bullet>
      <text:list-level-style-bullet text:level="7"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Times New Roman1"/>
      </text:list-level-style-bullet>
      <text:list-level-style-bullet text:level="8"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Times New Roman1"/>
      </text:list-level-style-bullet>
      <text:list-level-style-bullet text:level="9"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Times New Roman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o" text:bullet-char="o">
        <style:list-level-properties text:list-level-position-and-space-mode="label-alignment">
          <style:list-level-label-alignment text:label-followed-by="listtab" fo:text-indent="-0.25in" fo:margin-left="1.1in"/>
        </style:list-level-properties>
        <style:text-properties style:font-name="Courier New"/>
      </text:list-level-style-bullet>
      <text:list-level-style-bullet text:level="2" text:style-name="ListLabel_20_70" style:num-suffix="o" text:bullet-char="o">
        <style:list-level-properties text:list-level-position-and-space-mode="label-alignment">
          <style:list-level-label-alignment text:label-followed-by="listtab" fo:text-indent="-0.25in" fo:margin-left="1.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6in"/>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25in" fo:margin-left="3.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1in"/>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25in" fo:margin-left="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o" text:bullet-char="o">
        <style:list-level-properties text:list-level-position-and-space-mode="label-alignment">
          <style:list-level-label-alignment text:label-followed-by="listtab" fo:text-indent="-0.25in" fo:margin-left="1.1in"/>
        </style:list-level-properties>
        <style:text-properties style:font-name="Courier New"/>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1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6in"/>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25in" fo:margin-left="3.1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1in"/>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25in" fo:margin-left="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2" text:style-name="ListLabel_20_77"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0"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81"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8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83" style:num-suffix="." style:num-format="1">
        <style:list-level-properties text:list-level-position-and-space-mode="label-alignment">
          <style:list-level-label-alignment text:label-followed-by="listtab" text:list-tab-stop-position="0.3126in" fo:text-indent="-0.25in" fo:margin-left="0.3126in"/>
        </style:list-level-properties>
      </text:list-level-style-number>
      <text:list-level-style-number text:level="2" text:style-name="ListLabel_20_84" style:num-suffix="." style:num-format="1" text:display-levels="2">
        <style:list-level-properties text:list-level-position-and-space-mode="label-alignment">
          <style:list-level-label-alignment text:label-followed-by="listtab" text:list-tab-stop-position="1.1126in" fo:text-indent="-0.3in" fo:margin-left="1.1126in"/>
        </style:list-level-properties>
      </text:list-level-style-number>
      <text:list-level-style-number text:level="3" text:style-name="ListLabel_20_85"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P3" style:family="paragraph" style:parent-style-name="Footer">
      <style:paragraph-properties fo:margin-left="5in" fo:margin-right="0in" fo:text-indent="1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1in" fo:margin-bottom="0.5in" fo:margin-left="1.1252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402in" fo:margin-left="0in" fo:margin-right="0in" fo:margin-top="0.4008in" style:dynamic-spacing="true"/>
      </style:footer-style>
    </style:page-layout>
    <style:page-layout style:name="Mpm2">
      <style:page-layout-properties fo:page-width="8.5in" fo:page-height="11in" style:num-format="1" style:print-orientation="portrait" fo:margin-top="1in" fo:margin-bottom="0.5in" fo:margin-left="0.9402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402in" fo:margin-left="0in" fo:margin-right="0in" fo:margin-top="0.4008in" style:dynamic-spacing="true"/>
      </style:footer-style>
    </style:page-layout>
    <number:date-style style:name="N10121" number:language="en" number:country="US">
      <number:month/>
      <number:text>/</number:text>
      <number:day/>
      <number:text>/</number:text>
      <number:year number:style="long"/>
    </number:date-style>
  </office:automatic-styles>
  <office:master-styles>
    <style:master-page style:name="Standard" style:page-layout-name="Mpm1">
      <style:footer>
        <text:p text:style-name="MP1"><draw:frame draw:style-name="Mfr1" draw:name="Frame1" text:anchor-type="paragraph" svg:y="0.0008in" draw:z-index="7"><draw:text-box fo:min-height="0.0161in" fo:min-width="0.0161in"><text:p text:style-name="MP2"><text:span text:style-name="page_20_number"><text:page-number text:select-page="current">8</text:page-number></text:span></text:p></draw:text-box></draw:frame> Confidential USCC Intellectual Property <text:s text:c="20"/><text:date style:data-style-name="N10121" text:date-value="2019-01-15T10:57:08.042190964">1/15/2019</text:date> </text:p>
      </style:footer>
    </style:master-page>
    <style:master-page style:name="First_20_Page" style:display-name="First Page" style:page-layout-name="Mpm1" style:next-style-name="Standard">
      <style:footer>
        <text:p text:style-name="MP3"/>
      </style:footer>
    </style:master-page>
    <style:master-page style:name="Converted1" style:page-layout-name="Mpm2">
      <style:footer>
        <text:p text:style-name="MP1"><text:s/>Confidential USCC Intellectual Property <text:s text:c="20"/><text:date style:data-style-name="N10121" text:date-value="2019-01-15T10:57:08.042888757">1/15/2019</text:date> </text:p>
      </style:footer>
    </style:master-page>
    <style:master-page style:name="Converted2" style:page-layout-name="Mpm2" style:next-style-name="Converted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lution Proposal for IR0583 eSIM Consumer Enablement</dc:title>
    <meta:initial-creator>Daniel, Johnson</meta:initial-creator>
    <dc:creator>Balchen, David</dc:creator>
    <meta:editing-cycles>2</meta:editing-cycles>
    <meta:print-date>2015-04-03T19:55:00</meta:print-date>
    <meta:creation-date>2019-01-04T19:56:00</meta:creation-date>
    <dc:date>2019-01-04T19:56:00</dc:date>
    <meta:editing-duration>PT1M</meta:editing-duration>
    <meta:generator>LibreOffice/5.1.6.2$Linux_x86 LibreOffice_project/10m0$Build-2</meta:generator>
    <meta:document-statistic meta:table-count="2" meta:image-count="1" meta:object-count="0" meta:page-count="9" meta:paragraph-count="182" meta:word-count="1806" meta:character-count="10247" meta:non-whitespace-character-count="8588"/>
    <meta:user-defined meta:name="Active Sub-Phase">Design</meta:user-defined>
    <meta:user-defined meta:name="Additional Info #2"/>
    <meta:user-defined meta:name="AppVersion">14.0000</meta:user-defined>
    <meta:user-defined meta:name="Approval Level0">No Approval</meta:user-defined>
    <meta:user-defined meta:name="Category" meta:value-type="string">PSA (Project Solution Architecture)</meta:user-defined>
    <meta:user-defined meta:name="Company" meta:value-type="string">US Cellular Corporation</meta:user-defined>
    <meta:user-defined meta:name="ContentType" meta:value-type="string">Document</meta:user-defined>
    <meta:user-defined meta:name="ContentTypeId" meta:value-type="string">0x010100EEE1B0BA3A925F488C8718D09142BABE</meta:user-defined>
    <meta:user-defined meta:name="DocSecurity" meta:value-type="float">0</meta:user-defined>
    <meta:user-defined meta:name="Functional Area" meta:value-type="string">IS</meta:user-defined>
    <meta:user-defined meta:name="HyperlinksChanged" meta:value-type="boolean">false</meta:user-defined>
    <meta:user-defined meta:name="LinksUpToDate" meta:value-type="boolean">false</meta:user-defined>
    <meta:user-defined meta:name="Owner" meta:value-type="string"/>
    <meta:user-defined meta:name="Phase" meta:value-type="string">2</meta:user-defined>
    <meta:user-defined meta:name="Release Wave" meta:value-type="string">Not Applicable</meta:user-defined>
    <meta:user-defined meta:name="ScaleCrop" meta:value-type="boolean">false</meta:user-defined>
    <meta:user-defined meta:name="ShareDoc" meta:value-type="boolean">false</meta:user-defined>
    <meta:user-defined meta:name="Status" meta:value-type="string">Ready For Review</meta:user-defined>
    <meta:user-defined meta:name="TemplateUrl" meta:value-type="string"/>
    <meta:user-defined meta:name="Track or Iteration" meta:value-type="string">22</meta:user-defined>
    <meta:user-defined meta:name="URL" meta:value-type="string"/>
    <meta:user-defined meta:name="category" meta:value-type="string">Agenda</meta:user-defined>
    <meta:user-defined meta:name="display_urn:schemas-microsoft-com:office:office#Author" meta:value-type="string">Stalsberg, Craig</meta:user-defined>
    <meta:user-defined meta:name="display_urn:schemas-microsoft-com:office:office#Editor" meta:value-type="string">Petkova, Stiliana</meta:user-defined>
    <meta:user-defined meta:name="xd_ProgID" meta:value-type="string"/>
    <meta:user-defined meta:name="xd_Signature" meta:value-type="string"/>
    <meta:template xlink:type="simple" xlink:actuate="onRequest" xlink:title="IR0574_Solution_Proposal_National_Retail_WARP_2.0" xlink:href=""/>
  </office:meta>
</office:document-meta>
</file>